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ce2" office:value-type="string">
            <text:p>First Order</text:p>
          </table:table-cell>
          <table:table-cell table:style-name="ce2" office:value-type="string">
            <text:p>Second Orde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01742127410951">
            <text:p>0.0174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7204739223109">
            <text:p>0.0720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1263891722108">
            <text:p>0.1263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1802321518696">
            <text:p>0.1802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2333638375652">
            <text:p>0.2333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.2855745428077">
            <text:p>0.2855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3366582157963">
            <text:p>0.336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.3864132526117">
            <text:p>0.3864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.4346432928545">
            <text:p>0.434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48115799459">
            <text:p>0.4811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525773785541">
            <text:p>0.5257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5683145875637">
            <text:p>0.5683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.6086125115475">
            <text:p>0.6086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.6465085199969">
            <text:p>0.646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.6818530546794">
            <text:p>0.6818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.7145066268642">
            <text:p>0.714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.7443403678198">
            <text:p>0.7443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.7712365374003">
            <text:p>0.7712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.7950889887122">
            <text:p>0.7950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.8158035870273">
            <text:p>0.8158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.8332985812896">
            <text:p>0.8333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.8475049267494">
            <text:p>0.8475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.8583665574515">
            <text:p>0.8583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.8658406075017">
            <text:p>0.865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.8698975802391">
            <text:p>0.8699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.8705214646457">
            <text:p>0.8705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.8677097985347">
            <text:p>0.8677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.8614736782678">
            <text:p>0.86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.8518377149627">
            <text:p>0.851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.8388399373643">
            <text:p>0.838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.8225316417625">
            <text:p>0.8225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.8029771895498">
            <text:p>0.80298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.7802537532152">
            <text:p>0.7802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.7544510117808">
            <text:p>0.7544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.7256707968787">
            <text:p>0.7256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.6940266908688">
            <text:p>0.6940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.6596435785807">
            <text:p>0.659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.6226571544504">
            <text:p>0.622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.5832133869964">
            <text:p>0.5832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.5414679427489">
            <text:p>0.54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4975855719045">
            <text:p>0.4975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.451739458133">
            <text:p>0.4517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.4041105351004">
            <text:p>0.4041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.3548867724063">
            <text:p>0.3548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.3042624337539">
            <text:p>0.3042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.2524373102797">
            <text:p>0.2524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.1996159320694">
            <text:p>0.1996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.1460067609712">
            <text:p>0.1460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.0918213678915">
            <text:p>0.0918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.03727359782195">
            <text:p>0.0372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-0.01742127410951">
            <text:p>-0.0174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-0.07204739223109">
            <text:p>-0.0720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-0.1263891722108">
            <text:p>-0.1263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-0.1802321518696">
            <text:p>-0.1802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-0.2333638375652">
            <text:p>-0.2333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-0.2855745428077">
            <text:p>-0.2855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-0.3366582157963">
            <text:p>-0.336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-0.3864132526117">
            <text:p>-0.3864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-0.4346432928545">
            <text:p>-0.434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-0.48115799459">
            <text:p>-0.4811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-0.525773785541">
            <text:p>-0.5257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-0.5683145875637">
            <text:p>-0.5683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-0.6086125115475">
            <text:p>-0.6086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-0.6465085199969">
            <text:p>-0.646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-0.6818530546794">
            <text:p>-0.6818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-0.7145066268642">
            <text:p>-0.714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-0.7443403678198">
            <text:p>-0.7443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-0.7712365374003">
            <text:p>-0.7712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-0.7950889887122">
            <text:p>-0.7950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-0.8158035870273">
            <text:p>-0.8158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-0.8332985812896">
            <text:p>-0.8333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-0.8475049267494">
            <text:p>-0.8475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-0.8583665574515">
            <text:p>-0.8583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-0.8658406075017">
            <text:p>-0.865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-0.8698975802391">
            <text:p>-0.8699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-0.8705214646457">
            <text:p>-0.8705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-0.8677097985347">
            <text:p>-0.8677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-0.8614736782678">
            <text:p>-0.86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-0.8518377149627">
            <text:p>-0.851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-0.8388399373643">
            <text:p>-0.838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-0.8225316417625">
            <text:p>-0.8225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-0.8029771895498">
            <text:p>-0.80298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-0.7802537532152">
            <text:p>-0.7802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-0.7544510117808">
            <text:p>-0.7544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-0.7256707968787">
            <text:p>-0.7256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-0.6940266908688">
            <text:p>-0.6940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-0.6596435785807">
            <text:p>-0.659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-0.6226571544504">
            <text:p>-0.622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-0.5832133869964">
            <text:p>-0.5832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-0.5414679427489">
            <text:p>-0.54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-0.4975855719045">
            <text:p>-0.4975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-0.451739458133">
            <text:p>-0.4517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-0.4041105351004">
            <text:p>-0.4041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-0.3548867724063">
            <text:p>-0.3548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-0.3042624337539">
            <text:p>-0.3042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-0.2524373102797">
            <text:p>-0.2524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-0.1996159320694">
            <text:p>-0.1996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-0.1460067609712">
            <text:p>-0.1460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-0.0918213678915">
            <text:p>-0.0918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-0.03727359782195">
            <text:p>-0.0372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742127410951">
            <text:p>0.01742</text:p>
          </table:table-cell>
          <table:table-cell office:value-type="float" office:value="0.01922950194422">
            <text:p>0.01923</text:p>
          </table:table-cell>
          <table:table-cell office:value-type="float" office:value="0.00180822783471">
            <text:p>0.0018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7204739223109">
            <text:p>0.07205</text:p>
          </table:table-cell>
          <table:table-cell office:value-type="float" office:value="0.08170634564937">
            <text:p>0.08171</text:p>
          </table:table-cell>
          <table:table-cell office:value-type="float" office:value="0.00965895341828001">
            <text:p>0.0096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263891722108">
            <text:p>0.12639</text:p>
          </table:table-cell>
          <table:table-cell office:value-type="float" office:value="0.137410322321">
            <text:p>0.13741</text:p>
          </table:table-cell>
          <table:table-cell office:value-type="float" office:value="0.0110211501102">
            <text:p>0.011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802321518696">
            <text:p>0.18023</text:p>
          </table:table-cell>
          <table:table-cell office:value-type="float" office:value="0.1916007527661">
            <text:p>0.19160</text:p>
          </table:table-cell>
          <table:table-cell office:value-type="float" office:value="0.0113686008965">
            <text:p>0.0113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333638375652">
            <text:p>0.23336</text:p>
          </table:table-cell>
          <table:table-cell office:value-type="float" office:value="0.2459026638774">
            <text:p>0.24590</text:p>
          </table:table-cell>
          <table:table-cell office:value-type="float" office:value="0.0125388263122">
            <text:p>0.0125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855745428077">
            <text:p>0.28557</text:p>
          </table:table-cell>
          <table:table-cell office:value-type="float" office:value="0.2993497750567">
            <text:p>0.29935</text:p>
          </table:table-cell>
          <table:table-cell office:value-type="float" office:value="0.013775232249">
            <text:p>0.0137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3366582157963">
            <text:p>0.33666</text:p>
          </table:table-cell>
          <table:table-cell office:value-type="float" office:value="0.3514478516635">
            <text:p>0.35145</text:p>
          </table:table-cell>
          <table:table-cell office:value-type="float" office:value="0.0147896358671999">
            <text:p>0.0147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3864132526117">
            <text:p>0.38641</text:p>
          </table:table-cell>
          <table:table-cell office:value-type="float" office:value="0.401984823721">
            <text:p>0.40198</text:p>
          </table:table-cell>
          <table:table-cell office:value-type="float" office:value="0.0155715711093">
            <text:p>0.0155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346432928545">
            <text:p>0.43464</text:p>
          </table:table-cell>
          <table:table-cell office:value-type="float" office:value="0.4507658319864">
            <text:p>0.45077</text:p>
          </table:table-cell>
          <table:table-cell office:value-type="float" office:value="0.0161225391319">
            <text:p>0.0161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48115799459">
            <text:p>0.48116</text:p>
          </table:table-cell>
          <table:table-cell office:value-type="float" office:value="0.4976065296221">
            <text:p>0.49761</text:p>
          </table:table-cell>
          <table:table-cell office:value-type="float" office:value="0.0164485350321">
            <text:p>0.0164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25773785541">
            <text:p>0.52577</text:p>
          </table:table-cell>
          <table:table-cell office:value-type="float" office:value="0.5423356342456">
            <text:p>0.54234</text:p>
          </table:table-cell>
          <table:table-cell office:value-type="float" office:value="0.0165618487045999">
            <text:p>0.016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5683145875637">
            <text:p>0.56831</text:p>
          </table:table-cell>
          <table:table-cell office:value-type="float" office:value="0.5847945029093">
            <text:p>0.58479</text:p>
          </table:table-cell>
          <table:table-cell office:value-type="float" office:value="0.0164799153456">
            <text:p>0.0164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6086125115475">
            <text:p>0.60861</text:p>
          </table:table-cell>
          <table:table-cell office:value-type="float" office:value="0.6248362323437">
            <text:p>0.62484</text:p>
          </table:table-cell>
          <table:table-cell office:value-type="float" office:value="0.0162237207961999">
            <text:p>0.016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6465085199969">
            <text:p>0.64651</text:p>
          </table:table-cell>
          <table:table-cell office:value-type="float" office:value="0.6623253133089">
            <text:p>0.66233</text:p>
          </table:table-cell>
          <table:table-cell office:value-type="float" office:value="0.015816793312">
            <text:p>0.0158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6818530546794">
            <text:p>0.68185</text:p>
          </table:table-cell>
          <table:table-cell office:value-type="float" office:value="0.6971375920862">
            <text:p>0.69714</text:p>
          </table:table-cell>
          <table:table-cell office:value-type="float" office:value="0.0152845374068">
            <text:p>0.015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145066268642">
            <text:p>0.71451</text:p>
          </table:table-cell>
          <table:table-cell office:value-type="float" office:value="0.7291603458101">
            <text:p>0.72916</text:p>
          </table:table-cell>
          <table:table-cell office:value-type="float" office:value="0.0146537189459">
            <text:p>0.0146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443403678198">
            <text:p>0.74434</text:p>
          </table:table-cell>
          <table:table-cell office:value-type="float" office:value="0.7582923470042">
            <text:p>0.75829</text:p>
          </table:table-cell>
          <table:table-cell office:value-type="float" office:value="0.0139519791843999">
            <text:p>0.0139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712365374003">
            <text:p>0.77124</text:p>
          </table:table-cell>
          <table:table-cell office:value-type="float" office:value="0.784443846915">
            <text:p>0.78444</text:p>
          </table:table-cell>
          <table:table-cell office:value-type="float" office:value="0.0132073095147">
            <text:p>0.013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950889887122">
            <text:p>0.79509</text:p>
          </table:table-cell>
          <table:table-cell office:value-type="float" office:value="0.807536461429">
            <text:p>0.80754</text:p>
          </table:table-cell>
          <table:table-cell office:value-type="float" office:value="0.0124474727168001">
            <text:p>0.0124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8158035870273">
            <text:p>0.81580</text:p>
          </table:table-cell>
          <table:table-cell office:value-type="float" office:value="0.8275029845655">
            <text:p>0.82750</text:p>
          </table:table-cell>
          <table:table-cell office:value-type="float" office:value="0.0116993975382">
            <text:p>0.0117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332985812896">
            <text:p>0.83330</text:p>
          </table:table-cell>
          <table:table-cell office:value-type="float" office:value="0.8442871765609">
            <text:p>0.84429</text:p>
          </table:table-cell>
          <table:table-cell office:value-type="float" office:value="0.0109885952713">
            <text:p>0.0109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8475049267494">
            <text:p>0.84750</text:p>
          </table:table-cell>
          <table:table-cell office:value-type="float" office:value="0.857843576738">
            <text:p>0.85784</text:p>
          </table:table-cell>
          <table:table-cell office:value-type="float" office:value="0.0103386499885999">
            <text:p>0.010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8583665574515">
            <text:p>0.85837</text:p>
          </table:table-cell>
          <table:table-cell office:value-type="float" office:value="0.8681373791115">
            <text:p>0.86814</text:p>
          </table:table-cell>
          <table:table-cell office:value-type="float" office:value="0.00977082165999987">
            <text:p>0.0097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8658406075017">
            <text:p>0.86584</text:p>
          </table:table-cell>
          <table:table-cell office:value-type="float" office:value="0.8751443864967">
            <text:p>0.87514</text:p>
          </table:table-cell>
          <table:table-cell office:value-type="float" office:value="0.00930377899500001">
            <text:p>0.0093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8698975802391">
            <text:p>0.86990</text:p>
          </table:table-cell>
          <table:table-cell office:value-type="float" office:value="0.8788510338209">
            <text:p>0.87885</text:p>
          </table:table-cell>
          <table:table-cell office:value-type="float" office:value="0.0089534535818">
            <text:p>0.0089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8705214646457">
            <text:p>0.87052</text:p>
          </table:table-cell>
          <table:table-cell office:value-type="float" office:value="0.8792544512836">
            <text:p>0.87925</text:p>
          </table:table-cell>
          <table:table-cell office:value-type="float" office:value="0.00873298663790012">
            <text:p>0.0087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8677097985347">
            <text:p>0.86771</text:p>
          </table:table-cell>
          <table:table-cell office:value-type="float" office:value="0.876362531017">
            <text:p>0.87636</text:p>
          </table:table-cell>
          <table:table-cell office:value-type="float" office:value="0.00865273248229992">
            <text:p>0.0086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8614736782678">
            <text:p>0.86147</text:p>
          </table:table-cell>
          <table:table-cell office:value-type="float" office:value="0.8701939742686">
            <text:p>0.87019</text:p>
          </table:table-cell>
          <table:table-cell office:value-type="float" office:value="0.00872029600080004">
            <text:p>0.0087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8518377149627">
            <text:p>0.85184</text:p>
          </table:table-cell>
          <table:table-cell office:value-type="float" office:value="0.8607783352147">
            <text:p>0.86078</text:p>
          </table:table-cell>
          <table:table-cell office:value-type="float" office:value="0.00894062025199993">
            <text:p>0.0089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8388399373643">
            <text:p>0.83884</text:p>
          </table:table-cell>
          <table:table-cell office:value-type="float" office:value="0.8481561436186">
            <text:p>0.84816</text:p>
          </table:table-cell>
          <table:table-cell office:value-type="float" office:value="0.00931620625429996">
            <text:p>0.0093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8225316417625">
            <text:p>0.82253</text:p>
          </table:table-cell>
          <table:table-cell office:value-type="float" office:value="0.8323792756492">
            <text:p>0.83238</text:p>
          </table:table-cell>
          <table:table-cell office:value-type="float" office:value="0.00984763388669996">
            <text:p>0.0098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8029771895498">
            <text:p>0.80298</text:p>
          </table:table-cell>
          <table:table-cell office:value-type="float" office:value="0.8135118328549">
            <text:p>0.81351</text:p>
          </table:table-cell>
          <table:table-cell office:value-type="float" office:value="0.0105346433051">
            <text:p>0.0105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7802537532152">
            <text:p>0.78025</text:p>
          </table:table-cell>
          <table:table-cell office:value-type="float" office:value="0.7916318515449">
            <text:p>0.79163</text:p>
          </table:table-cell>
          <table:table-cell office:value-type="float" office:value="0.0113780983297">
            <text:p>0.0113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544510117808">
            <text:p>0.75445</text:p>
          </table:table-cell>
          <table:table-cell office:value-type="float" office:value="0.7668341532004">
            <text:p>0.76683</text:p>
          </table:table-cell>
          <table:table-cell office:value-type="float" office:value="0.0123831414196001">
            <text:p>0.0123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7256707968787">
            <text:p>0.72567</text:p>
          </table:table-cell>
          <table:table-cell office:value-type="float" office:value="0.7392345128087">
            <text:p>0.73923</text:p>
          </table:table-cell>
          <table:table-cell office:value-type="float" office:value="0.0135637159300002">
            <text:p>0.0135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6940266908688">
            <text:p>0.69403</text:p>
          </table:table-cell>
          <table:table-cell office:value-type="float" office:value="0.7089750330543">
            <text:p>0.70898</text:p>
          </table:table-cell>
          <table:table-cell office:value-type="float" office:value="0.0149483421855">
            <text:p>0.0149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6596435785807">
            <text:p>0.65964</text:p>
          </table:table-cell>
          <table:table-cell office:value-type="float" office:value="0.6762301947289">
            <text:p>0.67623</text:p>
          </table:table-cell>
          <table:table-cell office:value-type="float" office:value="0.0165866161482">
            <text:p>0.0165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6226571544504">
            <text:p>0.62266</text:p>
          </table:table-cell>
          <table:table-cell office:value-type="float" office:value="0.6412125391177">
            <text:p>0.64121</text:p>
          </table:table-cell>
          <table:table-cell office:value-type="float" office:value="0.0185553846673">
            <text:p>0.0185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5832133869964">
            <text:p>0.58321</text:p>
          </table:table-cell>
          <table:table-cell office:value-type="float" office:value="0.6041753849446">
            <text:p>0.60418</text:p>
          </table:table-cell>
          <table:table-cell office:value-type="float" office:value="0.0209619979482">
            <text:p>0.0209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5414679427489">
            <text:p>0.54147</text:p>
          </table:table-cell>
          <table:table-cell office:value-type="float" office:value="0.5654000615649">
            <text:p>0.56540</text:p>
          </table:table-cell>
          <table:table-cell office:value-type="float" office:value="0.023932118816">
            <text:p>0.0239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975855719045">
            <text:p>0.49759</text:p>
          </table:table-cell>
          <table:table-cell office:value-type="float" office:value="0.5251361568842">
            <text:p>0.52514</text:p>
          </table:table-cell>
          <table:table-cell office:value-type="float" office:value="0.0275505849797">
            <text:p>0.0275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451739458133">
            <text:p>0.45174</text:p>
          </table:table-cell>
          <table:table-cell office:value-type="float" office:value="0.4834922349364">
            <text:p>0.48349</text:p>
          </table:table-cell>
          <table:table-cell office:value-type="float" office:value="0.0317527768034">
            <text:p>0.0317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4041105351004">
            <text:p>0.40411</text:p>
          </table:table-cell>
          <table:table-cell office:value-type="float" office:value="0.4403650993733">
            <text:p>0.44037</text:p>
          </table:table-cell>
          <table:table-cell office:value-type="float" office:value="0.0362545642729">
            <text:p>0.0362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3548867724063">
            <text:p>0.35489</text:p>
          </table:table-cell>
          <table:table-cell office:value-type="float" office:value="0.3956301564322">
            <text:p>0.39563</text:p>
          </table:table-cell>
          <table:table-cell office:value-type="float" office:value="0.0407433840258999">
            <text:p>0.0407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3042624337539">
            <text:p>0.30426</text:p>
          </table:table-cell>
          <table:table-cell office:value-type="float" office:value="0.3508170394553">
            <text:p>0.35082</text:p>
          </table:table-cell>
          <table:table-cell office:value-type="float" office:value="0.0465546057014">
            <text:p>0.0465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524373102797">
            <text:p>0.25244</text:p>
          </table:table-cell>
          <table:table-cell office:value-type="float" office:value="0.3055018804222">
            <text:p>0.30550</text:p>
          </table:table-cell>
          <table:table-cell office:value-type="float" office:value="0.0530645701425001">
            <text:p>0.0530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996159320694">
            <text:p>0.19962</text:p>
          </table:table-cell>
          <table:table-cell office:value-type="float" office:value="0.2539817097676">
            <text:p>0.25398</text:p>
          </table:table-cell>
          <table:table-cell office:value-type="float" office:value="0.0543657776982">
            <text:p>0.0543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460067609712">
            <text:p>0.14601</text:p>
          </table:table-cell>
          <table:table-cell office:value-type="float" office:value="0.1213510198997">
            <text:p>0.12135</text:p>
          </table:table-cell>
          <table:table-cell office:value-type="float" office:value="-0.0246557410715">
            <text:p>-0.0246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918213678915">
            <text:p>0.09182</text:p>
          </table:table-cell>
          <table:table-cell office:value-type="float" office:value="0.06681386087755">
            <text:p>0.06681</text:p>
          </table:table-cell>
          <table:table-cell office:value-type="float" office:value="-0.02500750701395">
            <text:p>-0.0250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727359782195">
            <text:p>0.03727</text:p>
          </table:table-cell>
          <table:table-cell office:value-type="float" office:value="0.01358591382508">
            <text:p>0.01359</text:p>
          </table:table-cell>
          <table:table-cell office:value-type="float" office:value="-0.02368768399687">
            <text:p>-0.0236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0.01742127410951">
            <text:p>-0.01742</text:p>
          </table:table-cell>
          <table:table-cell office:value-type="float" office:value="-0.04152757118936">
            <text:p>-0.04153</text:p>
          </table:table-cell>
          <table:table-cell office:value-type="float" office:value="-0.02410629707985">
            <text:p>-0.0241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0.07204739223109">
            <text:p>-0.07205</text:p>
          </table:table-cell>
          <table:table-cell office:value-type="float" office:value="-0.09631607012435">
            <text:p>-0.09632</text:p>
          </table:table-cell>
          <table:table-cell office:value-type="float" office:value="-0.02426867789326">
            <text:p>-0.0242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1263891722108">
            <text:p>-0.12639</text:p>
          </table:table-cell>
          <table:table-cell office:value-type="float" office:value="-0.1505441493035">
            <text:p>-0.15054</text:p>
          </table:table-cell>
          <table:table-cell office:value-type="float" office:value="-0.0241549770927">
            <text:p>-0.0241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0.1802321518696">
            <text:p>-0.18023</text:p>
          </table:table-cell>
          <table:table-cell office:value-type="float" office:value="-0.2040573312227">
            <text:p>-0.20406</text:p>
          </table:table-cell>
          <table:table-cell office:value-type="float" office:value="-0.0238251793531">
            <text:p>-0.0238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0.2333638375652">
            <text:p>-0.23336</text:p>
          </table:table-cell>
          <table:table-cell office:value-type="float" office:value="-0.2567170863497">
            <text:p>-0.25672</text:p>
          </table:table-cell>
          <table:table-cell office:value-type="float" office:value="-0.0233532487845">
            <text:p>-0.0233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0.2855745428077">
            <text:p>-0.28557</text:p>
          </table:table-cell>
          <table:table-cell office:value-type="float" office:value="-0.3083568225986">
            <text:p>-0.30836</text:p>
          </table:table-cell>
          <table:table-cell office:value-type="float" office:value="-0.0227822797909">
            <text:p>-0.0227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3366582157963">
            <text:p>-0.33666</text:p>
          </table:table-cell>
          <table:table-cell office:value-type="float" office:value="-0.3587860270382">
            <text:p>-0.35879</text:p>
          </table:table-cell>
          <table:table-cell office:value-type="float" office:value="-0.0221278112418999">
            <text:p>-0.022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0.3864132526117">
            <text:p>-0.38641</text:p>
          </table:table-cell>
          <table:table-cell office:value-type="float" office:value="-0.4078050150353">
            <text:p>-0.40781</text:p>
          </table:table-cell>
          <table:table-cell office:value-type="float" office:value="-0.0213917624236001">
            <text:p>-0.0213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0.4346432928545">
            <text:p>-0.43464</text:p>
          </table:table-cell>
          <table:table-cell office:value-type="float" office:value="-0.4552167006687">
            <text:p>-0.45522</text:p>
          </table:table-cell>
          <table:table-cell office:value-type="float" office:value="-0.0205734078142">
            <text:p>-0.0205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0.48115799459">
            <text:p>-0.48116</text:p>
          </table:table-cell>
          <table:table-cell office:value-type="float" office:value="-0.5008329488679">
            <text:p>-0.50083</text:p>
          </table:table-cell>
          <table:table-cell office:value-type="float" office:value="-0.0196749542779001">
            <text:p>-0.0196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525773785541">
            <text:p>-0.52577</text:p>
          </table:table-cell>
          <table:table-cell office:value-type="float" office:value="-0.5444773581225">
            <text:p>-0.54448</text:p>
          </table:table-cell>
          <table:table-cell office:value-type="float" office:value="-0.0187035725815">
            <text:p>-0.0187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5683145875637">
            <text:p>-0.56831</text:p>
          </table:table-cell>
          <table:table-cell office:value-type="float" office:value="-0.5859861101356">
            <text:p>-0.58599</text:p>
          </table:table-cell>
          <table:table-cell office:value-type="float" office:value="-0.0176715225719">
            <text:p>-0.0176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6086125115475">
            <text:p>-0.60861</text:p>
          </table:table-cell>
          <table:table-cell office:value-type="float" office:value="-0.6252078788086">
            <text:p>-0.62521</text:p>
          </table:table-cell>
          <table:table-cell office:value-type="float" office:value="-0.0165953672611">
            <text:p>-0.0166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6465085199969">
            <text:p>-0.64651</text:p>
          </table:table-cell>
          <table:table-cell office:value-type="float" office:value="-0.6620033239441">
            <text:p>-0.66200</text:p>
          </table:table-cell>
          <table:table-cell office:value-type="float" office:value="-0.0154948039471999">
            <text:p>-0.0154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6818530546794">
            <text:p>-0.68185</text:p>
          </table:table-cell>
          <table:table-cell office:value-type="float" office:value="-0.6962444463058">
            <text:p>-0.69624</text:p>
          </table:table-cell>
          <table:table-cell office:value-type="float" office:value="-0.0143913916264">
            <text:p>-0.0143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7145066268642">
            <text:p>-0.71451</text:p>
          </table:table-cell>
          <table:table-cell office:value-type="float" office:value="-0.7278139611495">
            <text:p>-0.72781</text:p>
          </table:table-cell>
          <table:table-cell office:value-type="float" office:value="-0.0133073342853">
            <text:p>-0.0133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0.7443403678198">
            <text:p>-0.74434</text:p>
          </table:table-cell>
          <table:table-cell office:value-type="float" office:value="-0.7566047808479">
            <text:p>-0.75660</text:p>
          </table:table-cell>
          <table:table-cell office:value-type="float" office:value="-0.0122644130281">
            <text:p>-0.0122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0.7712365374003">
            <text:p>-0.77124</text:p>
          </table:table-cell>
          <table:table-cell office:value-type="float" office:value="-0.7825196526341">
            <text:p>-0.78252</text:p>
          </table:table-cell>
          <table:table-cell office:value-type="float" office:value="-0.0112831152338">
            <text:p>-0.0112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0.7950889887122">
            <text:p>-0.79509</text:p>
          </table:table-cell>
          <table:table-cell office:value-type="float" office:value="-0.805470965609">
            <text:p>-0.80547</text:p>
          </table:table-cell>
          <table:table-cell office:value-type="float" office:value="-0.0103819768968">
            <text:p>-0.0103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0.8158035870273">
            <text:p>-0.81580</text:p>
          </table:table-cell>
          <table:table-cell office:value-type="float" office:value="-0.8253807189257">
            <text:p>-0.82538</text:p>
          </table:table-cell>
          <table:table-cell office:value-type="float" office:value="-0.00957713189839993">
            <text:p>-0.0095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0.8332985812896">
            <text:p>-0.83330</text:p>
          </table:table-cell>
          <table:table-cell office:value-type="float" office:value="-0.8421806287737">
            <text:p>-0.84218</text:p>
          </table:table-cell>
          <table:table-cell office:value-type="float" office:value="-0.00888204748410004">
            <text:p>-0.0088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0.8475049267494">
            <text:p>-0.84750</text:p>
          </table:table-cell>
          <table:table-cell office:value-type="float" office:value="-0.8558123439799">
            <text:p>-0.85581</text:p>
          </table:table-cell>
          <table:table-cell office:value-type="float" office:value="-0.00830741723049999">
            <text:p>-0.0083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0.8583665574515">
            <text:p>-0.85837</text:p>
          </table:table-cell>
          <table:table-cell office:value-type="float" office:value="-0.8662277371639">
            <text:p>-0.86623</text:p>
          </table:table-cell>
          <table:table-cell office:value-type="float" office:value="-0.00786117971239986">
            <text:p>-0.0078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0.8658406075017">
            <text:p>-0.86584</text:p>
          </table:table-cell>
          <table:table-cell office:value-type="float" office:value="-0.8733892387247">
            <text:p>-0.87339</text:p>
          </table:table-cell>
          <table:table-cell office:value-type="float" office:value="-0.00754863122299998">
            <text:p>-0.0075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0.8698975802391">
            <text:p>-0.86990</text:p>
          </table:table-cell>
          <table:table-cell office:value-type="float" office:value="-0.8772701826321">
            <text:p>-0.87727</text:p>
          </table:table-cell>
          <table:table-cell office:value-type="float" office:value="-0.00737260239299997">
            <text:p>-0.007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0.8705214646457">
            <text:p>-0.87052</text:p>
          </table:table-cell>
          <table:table-cell office:value-type="float" office:value="-0.8778551343563">
            <text:p>-0.87786</text:p>
          </table:table-cell>
          <table:table-cell office:value-type="float" office:value="-0.00733366971060012">
            <text:p>-0.007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0.8677097985347">
            <text:p>-0.86771</text:p>
          </table:table-cell>
          <table:table-cell office:value-type="float" office:value="-0.8751401710163">
            <text:p>-0.87514</text:p>
          </table:table-cell>
          <table:table-cell office:value-type="float" office:value="-0.00743037248159995">
            <text:p>-0.0074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0.8614736782678">
            <text:p>-0.86147</text:p>
          </table:table-cell>
          <table:table-cell office:value-type="float" office:value="-0.8691330815341">
            <text:p>-0.86913</text:p>
          </table:table-cell>
          <table:table-cell office:value-type="float" office:value="-0.0076594032663001">
            <text:p>-0.0076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0.8518377149627">
            <text:p>-0.85184</text:p>
          </table:table-cell>
          <table:table-cell office:value-type="float" office:value="-0.8598534509589">
            <text:p>-0.85985</text:p>
          </table:table-cell>
          <table:table-cell office:value-type="float" office:value="-0.00801573599619998">
            <text:p>-0.0080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0.8388399373643">
            <text:p>-0.83884</text:p>
          </table:table-cell>
          <table:table-cell office:value-type="float" office:value="-0.8473325902045">
            <text:p>-0.84733</text:p>
          </table:table-cell>
          <table:table-cell office:value-type="float" office:value="-0.00849265284019995">
            <text:p>-0.0084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0.8225316417625">
            <text:p>-0.82253</text:p>
          </table:table-cell>
          <table:table-cell office:value-type="float" office:value="-0.8316132733659">
            <text:p>-0.83161</text:p>
          </table:table-cell>
          <table:table-cell office:value-type="float" office:value="-0.00908163160339992">
            <text:p>-0.0090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0.8029771895498">
            <text:p>-0.80298</text:p>
          </table:table-cell>
          <table:table-cell office:value-type="float" office:value="-0.8127492532507">
            <text:p>-0.81275</text:p>
          </table:table-cell>
          <table:table-cell office:value-type="float" office:value="-0.00977206370090011">
            <text:p>-0.0097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0.7802537532152">
            <text:p>-0.78025</text:p>
          </table:table-cell>
          <table:table-cell office:value-type="float" office:value="-0.7908045449624">
            <text:p>-0.79080</text:p>
          </table:table-cell>
          <table:table-cell office:value-type="float" office:value="-0.0105507917472">
            <text:p>-0.0105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0.7544510117808">
            <text:p>-0.75445</text:p>
          </table:table-cell>
          <table:table-cell office:value-type="float" office:value="-0.7658524986913">
            <text:p>-0.76585</text:p>
          </table:table-cell>
          <table:table-cell office:value-type="float" office:value="-0.0114014869105">
            <text:p>-0.0114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0.7256707968787">
            <text:p>-0.72567</text:p>
          </table:table-cell>
          <table:table-cell office:value-type="float" office:value="-0.7379747246118">
            <text:p>-0.73797</text:p>
          </table:table-cell>
          <table:table-cell office:value-type="float" office:value="-0.0123039277331001">
            <text:p>-0.0123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0.6940266908688">
            <text:p>-0.69403</text:p>
          </table:table-cell>
          <table:table-cell office:value-type="float" office:value="-0.7072599794455">
            <text:p>-0.70726</text:p>
          </table:table-cell>
          <table:table-cell office:value-type="float" office:value="-0.0132332885767">
            <text:p>-0.013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0.6596435785807">
            <text:p>-0.65964</text:p>
          </table:table-cell>
          <table:table-cell office:value-type="float" office:value="-0.6738031669203">
            <text:p>-0.67380</text:p>
          </table:table-cell>
          <table:table-cell office:value-type="float" office:value="-0.0141595883396001">
            <text:p>-0.0141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0.6226571544504">
            <text:p>-0.62266</text:p>
          </table:table-cell>
          <table:table-cell office:value-type="float" office:value="-0.637704633438">
            <text:p>-0.63770</text:p>
          </table:table-cell>
          <table:table-cell office:value-type="float" office:value="-0.0150474789876001">
            <text:p>-0.015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0.5832133869964">
            <text:p>-0.58321</text:p>
          </table:table-cell>
          <table:table-cell office:value-type="float" office:value="-0.599069947976">
            <text:p>-0.59907</text:p>
          </table:table-cell>
          <table:table-cell office:value-type="float" office:value="-0.0158565609796">
            <text:p>-0.0158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0.5414679427489">
            <text:p>-0.54147</text:p>
          </table:table-cell>
          <table:table-cell office:value-type="float" office:value="-0.5580103403961">
            <text:p>-0.55801</text:p>
          </table:table-cell>
          <table:table-cell office:value-type="float" office:value="-0.0165423976471999">
            <text:p>-0.0165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0.4975855719045">
            <text:p>-0.49759</text:p>
          </table:table-cell>
          <table:table-cell office:value-type="float" office:value="-0.514643957056">
            <text:p>-0.51464</text:p>
          </table:table-cell>
          <table:table-cell office:value-type="float" office:value="-0.0170583851515001">
            <text:p>-0.0170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0.451739458133">
            <text:p>-0.45174</text:p>
          </table:table-cell>
          <table:table-cell office:value-type="float" office:value="-0.4690979958062">
            <text:p>-0.46910</text:p>
          </table:table-cell>
          <table:table-cell office:value-type="float" office:value="-0.0173585376732001">
            <text:p>-0.0173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0.4041105351004">
            <text:p>-0.40411</text:p>
          </table:table-cell>
          <table:table-cell office:value-type="float" office:value="-0.4215117973394">
            <text:p>-0.42151</text:p>
          </table:table-cell>
          <table:table-cell office:value-type="float" office:value="-0.017401262239">
            <text:p>-0.0174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0.3548867724063">
            <text:p>-0.35489</text:p>
          </table:table-cell>
          <table:table-cell office:value-type="float" office:value="-0.3720413462048">
            <text:p>-0.37204</text:p>
          </table:table-cell>
          <table:table-cell office:value-type="float" office:value="-0.0171545737984999">
            <text:p>-0.0171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0.3042624337539">
            <text:p>-0.30426</text:p>
          </table:table-cell>
          <table:table-cell office:value-type="float" office:value="-0.3208611209914">
            <text:p>-0.32086</text:p>
          </table:table-cell>
          <table:table-cell office:value-type="float" office:value="-0.0165986872375">
            <text:p>-0.0166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2524373102797">
            <text:p>-0.25244</text:p>
          </table:table-cell>
          <table:table-cell office:value-type="float" office:value="-0.2681746273331">
            <text:p>-0.26817</text:p>
          </table:table-cell>
          <table:table-cell office:value-type="float" office:value="-0.0157373170534">
            <text:p>-0.0157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1996159320694">
            <text:p>-0.19962</text:p>
          </table:table-cell>
          <table:table-cell office:value-type="float" office:value="-0.2142224361971">
            <text:p>-0.21422</text:p>
          </table:table-cell>
          <table:table-cell office:value-type="float" office:value="-0.0146065041277">
            <text:p>-0.0146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1460067609712">
            <text:p>-0.14601</text:p>
          </table:table-cell>
          <table:table-cell office:value-type="float" office:value="-0.1591213879883">
            <text:p>-0.15912</text:p>
          </table:table-cell>
          <table:table-cell office:value-type="float" office:value="-0.0131146270171">
            <text:p>-0.0131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0918213678915">
            <text:p>-0.09182</text:p>
          </table:table-cell>
          <table:table-cell office:value-type="float" office:value="-0.1036573703304">
            <text:p>-0.10366</text:p>
          </table:table-cell>
          <table:table-cell office:value-type="float" office:value="-0.0118360024389">
            <text:p>-0.0118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03727359782195">
            <text:p>-0.03727</text:p>
          </table:table-cell>
          <table:table-cell office:value-type="float" office:value="-0.04586177295094">
            <text:p>-0.04586</text:p>
          </table:table-cell>
          <table:table-cell office:value-type="float" office:value="-0.00858817512899">
            <text:p>-0.0085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1742127410951">
            <text:p>0.01742</text:p>
          </table:table-cell>
          <table:table-cell office:value-type="float" office:value="0.01965653484744">
            <text:p>0.01966</text:p>
          </table:table-cell>
          <table:table-cell office:value-type="float" office:value="0.00223526073793">
            <text:p>0.0022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7204739223109">
            <text:p>0.07205</text:p>
          </table:table-cell>
          <table:table-cell office:value-type="float" office:value="0.07798028505479">
            <text:p>0.07798</text:p>
          </table:table-cell>
          <table:table-cell office:value-type="float" office:value="0.00593289282370001">
            <text:p>0.0059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263891722108">
            <text:p>0.12639</text:p>
          </table:table-cell>
          <table:table-cell office:value-type="float" office:value="0.1316806671217">
            <text:p>0.13168</text:p>
          </table:table-cell>
          <table:table-cell office:value-type="float" office:value="0.00529149491089997">
            <text:p>0.0052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802321518696">
            <text:p>0.18023</text:p>
          </table:table-cell>
          <table:table-cell office:value-type="float" office:value="0.1844877873101">
            <text:p>0.18449</text:p>
          </table:table-cell>
          <table:table-cell office:value-type="float" office:value="0.00425563544049998">
            <text:p>0.0042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333638375652">
            <text:p>0.23336</text:p>
          </table:table-cell>
          <table:table-cell office:value-type="float" office:value="0.237374034668">
            <text:p>0.23737</text:p>
          </table:table-cell>
          <table:table-cell office:value-type="float" office:value="0.00401019710280001">
            <text:p>0.0040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855745428077">
            <text:p>0.28557</text:p>
          </table:table-cell>
          <table:table-cell office:value-type="float" office:value="0.2894953855262">
            <text:p>0.28950</text:p>
          </table:table-cell>
          <table:table-cell office:value-type="float" office:value="0.00392084271850002">
            <text:p>0.0039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3366582157963">
            <text:p>0.33666</text:p>
          </table:table-cell>
          <table:table-cell office:value-type="float" office:value="0.3404477419266">
            <text:p>0.34045</text:p>
          </table:table-cell>
          <table:table-cell office:value-type="float" office:value="0.00378952613029998">
            <text:p>0.0037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3864132526117">
            <text:p>0.38641</text:p>
          </table:table-cell>
          <table:table-cell office:value-type="float" office:value="0.3900414787926">
            <text:p>0.39004</text:p>
          </table:table-cell>
          <table:table-cell office:value-type="float" office:value="0.00362822618090003">
            <text:p>0.0036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4346432928545">
            <text:p>0.43464</text:p>
          </table:table-cell>
          <table:table-cell office:value-type="float" office:value="0.4380889380421">
            <text:p>0.43809</text:p>
          </table:table-cell>
          <table:table-cell office:value-type="float" office:value="0.00344564518759999">
            <text:p>0.0034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48115799459">
            <text:p>0.48116</text:p>
          </table:table-cell>
          <table:table-cell office:value-type="float" office:value="0.4844043307835">
            <text:p>0.48440</text:p>
          </table:table-cell>
          <table:table-cell office:value-type="float" office:value="0.00324633619350001">
            <text:p>0.003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525773785541">
            <text:p>0.52577</text:p>
          </table:table-cell>
          <table:table-cell office:value-type="float" office:value="0.5288084752795">
            <text:p>0.52881</text:p>
          </table:table-cell>
          <table:table-cell office:value-type="float" office:value="0.00303468973849996">
            <text:p>0.0030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5683145875637">
            <text:p>0.56831</text:p>
          </table:table-cell>
          <table:table-cell office:value-type="float" office:value="0.5711302321362">
            <text:p>0.57113</text:p>
          </table:table-cell>
          <table:table-cell office:value-type="float" office:value="0.00281564457250005">
            <text:p>0.0028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6086125115475">
            <text:p>0.60861</text:p>
          </table:table-cell>
          <table:table-cell office:value-type="float" office:value="0.6112067259831">
            <text:p>0.61121</text:p>
          </table:table-cell>
          <table:table-cell office:value-type="float" office:value="0.00259421443559993">
            <text:p>0.0025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6465085199969">
            <text:p>0.64651</text:p>
          </table:table-cell>
          <table:table-cell office:value-type="float" office:value="0.6488835814668">
            <text:p>0.64888</text:p>
          </table:table-cell>
          <table:table-cell office:value-type="float" office:value="0.00237506146989996">
            <text:p>0.0023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6818530546794">
            <text:p>0.68185</text:p>
          </table:table-cell>
          <table:table-cell office:value-type="float" office:value="0.6840153107955">
            <text:p>0.68402</text:p>
          </table:table-cell>
          <table:table-cell office:value-type="float" office:value="0.00216225611609999">
            <text:p>0.0021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7145066268642">
            <text:p>0.71451</text:p>
          </table:table-cell>
          <table:table-cell office:value-type="float" office:value="0.7164658177664">
            <text:p>0.71647</text:p>
          </table:table-cell>
          <table:table-cell office:value-type="float" office:value="0.00195919090219998">
            <text:p>0.0019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443403678198">
            <text:p>0.74434</text:p>
          </table:table-cell>
          <table:table-cell office:value-type="float" office:value="0.7461089620377">
            <text:p>0.74611</text:p>
          </table:table-cell>
          <table:table-cell office:value-type="float" office:value="0.00176859421789999">
            <text:p>0.0017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7712365374003">
            <text:p>0.77124</text:p>
          </table:table-cell>
          <table:table-cell office:value-type="float" office:value="0.7728291388228">
            <text:p>0.77283</text:p>
          </table:table-cell>
          <table:table-cell office:value-type="float" office:value="0.00159260142249995">
            <text:p>0.0015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7950889887122">
            <text:p>0.79509</text:p>
          </table:table-cell>
          <table:table-cell office:value-type="float" office:value="0.7965218428586">
            <text:p>0.79652</text:p>
          </table:table-cell>
          <table:table-cell office:value-type="float" office:value="0.00143285414640004">
            <text:p>0.0014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8158035870273">
            <text:p>0.81580</text:p>
          </table:table-cell>
          <table:table-cell office:value-type="float" office:value="0.8170941929358">
            <text:p>0.81709</text:p>
          </table:table-cell>
          <table:table-cell office:value-type="float" office:value="0.00129060590849994">
            <text:p>0.0012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8332985812896">
            <text:p>0.83330</text:p>
          </table:table-cell>
          <table:table-cell office:value-type="float" office:value="0.8344653975672">
            <text:p>0.83447</text:p>
          </table:table-cell>
          <table:table-cell office:value-type="float" office:value="0.00116681627759985">
            <text:p>0.001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8475049267494">
            <text:p>0.84750</text:p>
          </table:table-cell>
          <table:table-cell office:value-type="float" office:value="0.848567146972">
            <text:p>0.84857</text:p>
          </table:table-cell>
          <table:table-cell office:value-type="float" office:value="0.00106222022259983">
            <text:p>0.001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8583665574515">
            <text:p>0.85837</text:p>
          </table:table-cell>
          <table:table-cell office:value-type="float" office:value="0.8593439223183">
            <text:p>0.85934</text:p>
          </table:table-cell>
          <table:table-cell office:value-type="float" office:value="0.000977364866799779">
            <text:p>0.0009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8658406075017">
            <text:p>0.86584</text:p>
          </table:table-cell>
          <table:table-cell office:value-type="float" office:value="0.8667532194178">
            <text:p>0.86675</text:p>
          </table:table-cell>
          <table:table-cell office:value-type="float" office:value="0.000912611916100037">
            <text:p>0.0009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8698975802391">
            <text:p>0.86990</text:p>
          </table:table-cell>
          <table:table-cell office:value-type="float" office:value="0.8707656898876">
            <text:p>0.87077</text:p>
          </table:table-cell>
          <table:table-cell office:value-type="float" office:value="0.000868109648499815">
            <text:p>0.000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8705214646457">
            <text:p>0.87052</text:p>
          </table:table-cell>
          <table:table-cell office:value-type="float" office:value="0.8713652075047">
            <text:p>0.87137</text:p>
          </table:table-cell>
          <table:table-cell office:value-type="float" office:value="0.000843742859000018">
            <text:p>0.000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8677097985347">
            <text:p>0.86771</text:p>
          </table:table-cell>
          <table:table-cell office:value-type="float" office:value="0.8685488705823">
            <text:p>0.86855</text:p>
          </table:table-cell>
          <table:table-cell office:value-type="float" office:value="0.00083907204759992">
            <text:p>0.0008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8614736782678">
            <text:p>0.86147</text:p>
          </table:table-cell>
          <table:table-cell office:value-type="float" office:value="0.8623269522358">
            <text:p>0.86233</text:p>
          </table:table-cell>
          <table:table-cell office:value-type="float" office:value="0.000853273968000168">
            <text:p>0.0008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8518377149627">
            <text:p>0.85184</text:p>
          </table:table-cell>
          <table:table-cell office:value-type="float" office:value="0.852722808967">
            <text:p>0.85272</text:p>
          </table:table-cell>
          <table:table-cell office:value-type="float" office:value="0.000885094004300036">
            <text:p>0.0008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8388399373643">
            <text:p>0.83884</text:p>
          </table:table-cell>
          <table:table-cell office:value-type="float" office:value="0.839772753849">
            <text:p>0.83977</text:p>
          </table:table-cell>
          <table:table-cell office:value-type="float" office:value="0.000932816484700005">
            <text:p>0.0009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8225316417625">
            <text:p>0.82253</text:p>
          </table:table-cell>
          <table:table-cell office:value-type="float" office:value="0.8235258940115">
            <text:p>0.82353</text:p>
          </table:table-cell>
          <table:table-cell office:value-type="float" office:value="0.00099425224899985">
            <text:p>0.0009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8029771895498">
            <text:p>0.80298</text:p>
          </table:table-cell>
          <table:table-cell office:value-type="float" office:value="0.8040439241992">
            <text:p>0.80404</text:p>
          </table:table-cell>
          <table:table-cell office:value-type="float" office:value="0.0010667346494001">
            <text:p>0.0010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7802537532152">
            <text:p>0.78025</text:p>
          </table:table-cell>
          <table:table-cell office:value-type="float" office:value="0.7814008610501">
            <text:p>0.78140</text:p>
          </table:table-cell>
          <table:table-cell office:value-type="float" office:value="0.00114710783490002">
            <text:p>0.0011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7544510117808">
            <text:p>0.75445</text:p>
          </table:table-cell>
          <table:table-cell office:value-type="float" office:value="0.7556826995047">
            <text:p>0.75568</text:p>
          </table:table-cell>
          <table:table-cell office:value-type="float" office:value="0.00123168772390014">
            <text:p>0.0012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7256707968787">
            <text:p>0.72567</text:p>
          </table:table-cell>
          <table:table-cell office:value-type="float" office:value="0.7269869768761">
            <text:p>0.72699</text:p>
          </table:table-cell>
          <table:table-cell office:value-type="float" office:value="0.00131617999740008">
            <text:p>0.0013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6940266908688">
            <text:p>0.69403</text:p>
          </table:table-cell>
          <table:table-cell office:value-type="float" office:value="0.6954222442157">
            <text:p>0.69542</text:p>
          </table:table-cell>
          <table:table-cell office:value-type="float" office:value="0.00139555334690011">
            <text:p>0.0014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6596435785807">
            <text:p>0.65964</text:p>
          </table:table-cell>
          <table:table-cell office:value-type="float" office:value="0.6611074688822">
            <text:p>0.66111</text:p>
          </table:table-cell>
          <table:table-cell office:value-type="float" office:value="0.00146389030150007">
            <text:p>0.0014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6226571544504">
            <text:p>0.62266</text:p>
          </table:table-cell>
          <table:table-cell office:value-type="float" office:value="0.6241714228514">
            <text:p>0.62417</text:p>
          </table:table-cell>
          <table:table-cell office:value-type="float" office:value="0.001514268401">
            <text:p>0.0015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5832133869964">
            <text:p>0.58321</text:p>
          </table:table-cell>
          <table:table-cell office:value-type="float" office:value="0.5847521398357">
            <text:p>0.58475</text:p>
          </table:table-cell>
          <table:table-cell office:value-type="float" office:value="0.00153875283930005">
            <text:p>0.0015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5414679427489">
            <text:p>0.54147</text:p>
          </table:table-cell>
          <table:table-cell office:value-type="float" office:value="0.5429968352712">
            <text:p>0.54300</text:p>
          </table:table-cell>
          <table:table-cell office:value-type="float" office:value="0.00152889252229993">
            <text:p>0.0015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4975855719045">
            <text:p>0.49759</text:p>
          </table:table-cell>
          <table:table-cell office:value-type="float" office:value="0.4990631797897">
            <text:p>0.49906</text:p>
          </table:table-cell>
          <table:table-cell office:value-type="float" office:value="0.00147760788520002">
            <text:p>0.001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451739458133">
            <text:p>0.45174</text:p>
          </table:table-cell>
          <table:table-cell office:value-type="float" office:value="0.4531211919131">
            <text:p>0.45312</text:p>
          </table:table-cell>
          <table:table-cell office:value-type="float" office:value="0.00138173378009998">
            <text:p>0.0013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4041105351004">
            <text:p>0.40411</text:p>
          </table:table-cell>
          <table:table-cell office:value-type="float" office:value="0.4053510383799">
            <text:p>0.40535</text:p>
          </table:table-cell>
          <table:table-cell office:value-type="float" office:value="0.00124050327949998">
            <text:p>0.0012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3548867724063">
            <text:p>0.35489</text:p>
          </table:table-cell>
          <table:table-cell office:value-type="float" office:value="0.355934009451">
            <text:p>0.35593</text:p>
          </table:table-cell>
          <table:table-cell office:value-type="float" office:value="0.00104723704469994">
            <text:p>0.0010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3042624337539">
            <text:p>0.30426</text:p>
          </table:table-cell>
          <table:table-cell office:value-type="float" office:value="0.3050458750069">
            <text:p>0.30505</text:p>
          </table:table-cell>
          <table:table-cell office:value-type="float" office:value="0.000783441253000061">
            <text:p>0.0007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524373102797">
            <text:p>0.25244</text:p>
          </table:table-cell>
          <table:table-cell office:value-type="float" office:value="0.2528665019036">
            <text:p>0.25287</text:p>
          </table:table-cell>
          <table:table-cell office:value-type="float" office:value="0.000429191623899983">
            <text:p>0.0004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996159320694">
            <text:p>0.19962</text:p>
          </table:table-cell>
          <table:table-cell office:value-type="float" office:value="0.1996017510949">
            <text:p>0.19960</text:p>
          </table:table-cell>
          <table:table-cell office:value-type="float" office:value="-0.0000141809744999832">
            <text:p>-0.0000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460067609712">
            <text:p>0.14601</text:p>
          </table:table-cell>
          <table:table-cell office:value-type="float" office:value="0.1454939072308">
            <text:p>0.14549</text:p>
          </table:table-cell>
          <table:table-cell office:value-type="float" office:value="-0.000512853740399999">
            <text:p>-0.0005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918213678915">
            <text:p>0.09182</text:p>
          </table:table-cell>
          <table:table-cell office:value-type="float" office:value="0.09080615406703">
            <text:p>0.09081</text:p>
          </table:table-cell>
          <table:table-cell office:value-type="float" office:value="-0.00101521382446999">
            <text:p>-0.0010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3727359782195">
            <text:p>0.03727</text:p>
          </table:table-cell>
          <table:table-cell office:value-type="float" office:value="0.03579514206769">
            <text:p>0.03580</text:p>
          </table:table-cell>
          <table:table-cell office:value-type="float" office:value="-0.00147845575426">
            <text:p>-0.0014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01742127410951">
            <text:p>-0.01742</text:p>
          </table:table-cell>
          <table:table-cell office:value-type="float" office:value="-0.01930389182353">
            <text:p>-0.01930</text:p>
          </table:table-cell>
          <table:table-cell office:value-type="float" office:value="-0.00188261771402">
            <text:p>-0.0018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0.07204739223109">
            <text:p>-0.07205</text:p>
          </table:table-cell>
          <table:table-cell office:value-type="float" office:value="-0.07427238451685">
            <text:p>-0.07427</text:p>
          </table:table-cell>
          <table:table-cell office:value-type="float" office:value="-0.00222499228576001">
            <text:p>-0.0022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0.1263891722108">
            <text:p>-0.12639</text:p>
          </table:table-cell>
          <table:table-cell office:value-type="float" office:value="-0.1288963334788">
            <text:p>-0.12890</text:p>
          </table:table-cell>
          <table:table-cell office:value-type="float" office:value="-0.00250716126799999">
            <text:p>-0.0025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1802321518696">
            <text:p>-0.18023</text:p>
          </table:table-cell>
          <table:table-cell office:value-type="float" office:value="-0.1829599838898">
            <text:p>-0.18296</text:p>
          </table:table-cell>
          <table:table-cell office:value-type="float" office:value="-0.00272783202019999">
            <text:p>-0.0027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2333638375652">
            <text:p>-0.23336</text:p>
          </table:table-cell>
          <table:table-cell office:value-type="float" office:value="-0.2362475881114">
            <text:p>-0.23625</text:p>
          </table:table-cell>
          <table:table-cell office:value-type="float" office:value="-0.00288375054620002">
            <text:p>-0.0028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2855745428077">
            <text:p>-0.28557</text:p>
          </table:table-cell>
          <table:table-cell office:value-type="float" office:value="-0.2885481127824">
            <text:p>-0.28855</text:p>
          </table:table-cell>
          <table:table-cell office:value-type="float" office:value="-0.0029735699747">
            <text:p>-0.0029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3366582157963">
            <text:p>-0.33666</text:p>
          </table:table-cell>
          <table:table-cell office:value-type="float" office:value="-0.3396583652453">
            <text:p>-0.33966</text:p>
          </table:table-cell>
          <table:table-cell office:value-type="float" office:value="-0.00300014944899996">
            <text:p>-0.003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3864132526117">
            <text:p>-0.38641</text:p>
          </table:table-cell>
          <table:table-cell office:value-type="float" office:value="-0.3893836221421">
            <text:p>-0.38938</text:p>
          </table:table-cell>
          <table:table-cell office:value-type="float" office:value="-0.00297036953040003">
            <text:p>-0.0029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4346432928545">
            <text:p>-0.43464</text:p>
          </table:table-cell>
          <table:table-cell office:value-type="float" office:value="-0.4375369130223">
            <text:p>-0.43754</text:p>
          </table:table-cell>
          <table:table-cell office:value-type="float" office:value="-0.00289362016779993">
            <text:p>-0.0028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48115799459">
            <text:p>-0.48116</text:p>
          </table:table-cell>
          <table:table-cell office:value-type="float" office:value="-0.4839381542198">
            <text:p>-0.48394</text:p>
          </table:table-cell>
          <table:table-cell office:value-type="float" office:value="-0.00278015962979999">
            <text:p>-0.0027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525773785541">
            <text:p>-0.52577</text:p>
          </table:table-cell>
          <table:table-cell office:value-type="float" office:value="-0.5284136774007">
            <text:p>-0.52841</text:p>
          </table:table-cell>
          <table:table-cell office:value-type="float" office:value="-0.00263989185969993">
            <text:p>-0.0026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5683145875637">
            <text:p>-0.56831</text:p>
          </table:table-cell>
          <table:table-cell office:value-type="float" office:value="-0.5707962310116">
            <text:p>-0.57080</text:p>
          </table:table-cell>
          <table:table-cell office:value-type="float" office:value="-0.00248164344790003">
            <text:p>-0.0024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6086125115475">
            <text:p>-0.60861</text:p>
          </table:table-cell>
          <table:table-cell office:value-type="float" office:value="-0.6109253612637">
            <text:p>-0.61093</text:p>
          </table:table-cell>
          <table:table-cell office:value-type="float" office:value="-0.00231284971619994">
            <text:p>-0.0023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6465085199969">
            <text:p>-0.64651</text:p>
          </table:table-cell>
          <table:table-cell office:value-type="float" office:value="-0.6486480500237">
            <text:p>-0.64865</text:p>
          </table:table-cell>
          <table:table-cell office:value-type="float" office:value="-0.0021395300267999">
            <text:p>-0.0021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6818530546794">
            <text:p>-0.68185</text:p>
          </table:table-cell>
          <table:table-cell office:value-type="float" office:value="-0.6838194956898">
            <text:p>-0.68382</text:p>
          </table:table-cell>
          <table:table-cell office:value-type="float" office:value="-0.0019664410104">
            <text:p>-0.0019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-0.7145066268642">
            <text:p>-0.71451</text:p>
          </table:table-cell>
          <table:table-cell office:value-type="float" office:value="-0.7163039407584">
            <text:p>-0.71630</text:p>
          </table:table-cell>
          <table:table-cell office:value-type="float" office:value="-0.0017973138941999">
            <text:p>-0.0018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7443403678198">
            <text:p>-0.74434</text:p>
          </table:table-cell>
          <table:table-cell office:value-type="float" office:value="-0.745975473404">
            <text:p>-0.74598</text:p>
          </table:table-cell>
          <table:table-cell office:value-type="float" office:value="-0.00163510558419999">
            <text:p>-0.0016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7712365374003">
            <text:p>-0.77124</text:p>
          </table:table-cell>
          <table:table-cell office:value-type="float" office:value="-0.7727187573512">
            <text:p>-0.77272</text:p>
          </table:table-cell>
          <table:table-cell office:value-type="float" office:value="-0.00148221995090003">
            <text:p>-0.0014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7950889887122">
            <text:p>-0.79509</text:p>
          </table:table-cell>
          <table:table-cell office:value-type="float" office:value="-0.7964296695921">
            <text:p>-0.79643</text:p>
          </table:table-cell>
          <table:table-cell office:value-type="float" office:value="-0.00134068087990002">
            <text:p>-0.0013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8158035870273">
            <text:p>-0.81580</text:p>
          </table:table-cell>
          <table:table-cell office:value-type="float" office:value="-0.8170158447607">
            <text:p>-0.81702</text:p>
          </table:table-cell>
          <table:table-cell office:value-type="float" office:value="-0.00121225773339995">
            <text:p>-0.0012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8332985812896">
            <text:p>-0.83330</text:p>
          </table:table-cell>
          <table:table-cell office:value-type="float" office:value="-0.8343971362619">
            <text:p>-0.83440</text:p>
          </table:table-cell>
          <table:table-cell office:value-type="float" office:value="-0.00109855497229994">
            <text:p>-0.0011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8475049267494">
            <text:p>-0.84750</text:p>
          </table:table-cell>
          <table:table-cell office:value-type="float" office:value="-0.8485060078742">
            <text:p>-0.84851</text:p>
          </table:table-cell>
          <table:table-cell office:value-type="float" office:value="-0.00100108112479991">
            <text:p>-0.001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8583665574515">
            <text:p>-0.85837</text:p>
          </table:table-cell>
          <table:table-cell office:value-type="float" office:value="-0.8592878672153">
            <text:p>-0.85929</text:p>
          </table:table-cell>
          <table:table-cell office:value-type="float" office:value="-0.000921309763800005">
            <text:p>-0.0009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8658406075017">
            <text:p>-0.86584</text:p>
          </table:table-cell>
          <table:table-cell office:value-type="float" office:value="-0.8667013464086">
            <text:p>-0.86670</text:p>
          </table:table-cell>
          <table:table-cell office:value-type="float" office:value="-0.000860738906900083">
            <text:p>-0.0008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8698975802391">
            <text:p>-0.86990</text:p>
          </table:table-cell>
          <table:table-cell office:value-type="float" office:value="-0.8707185276173">
            <text:p>-0.87072</text:p>
          </table:table-cell>
          <table:table-cell office:value-type="float" office:value="-0.000820947378199932">
            <text:p>-0.000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8705214646457">
            <text:p>-0.87052</text:p>
          </table:table-cell>
          <table:table-cell office:value-type="float" office:value="-0.8713251035696">
            <text:p>-0.87133</text:p>
          </table:table-cell>
          <table:table-cell office:value-type="float" office:value="-0.000803638923900119">
            <text:p>-0.0008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8677097985347">
            <text:p>-0.86771</text:p>
          </table:table-cell>
          <table:table-cell office:value-type="float" office:value="-0.8685204571567">
            <text:p>-0.86852</text:p>
          </table:table-cell>
          <table:table-cell office:value-type="float" office:value="-0.000810658622000027">
            <text:p>-0.0008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0.8614736782678">
            <text:p>-0.86147</text:p>
          </table:table-cell>
          <table:table-cell office:value-type="float" office:value="-0.8623176407897">
            <text:p>-0.86232</text:p>
          </table:table-cell>
          <table:table-cell office:value-type="float" office:value="-0.00084396252190011">
            <text:p>-0.0008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0.8518377149627">
            <text:p>-0.85184</text:p>
          </table:table-cell>
          <table:table-cell office:value-type="float" office:value="-0.8527432364403">
            <text:p>-0.85274</text:p>
          </table:table-cell>
          <table:table-cell office:value-type="float" office:value="-0.000905521477600035">
            <text:p>-0.0009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8388399373643">
            <text:p>-0.83884</text:p>
          </table:table-cell>
          <table:table-cell office:value-type="float" office:value="-0.8398370819561">
            <text:p>-0.83984</text:p>
          </table:table-cell>
          <table:table-cell office:value-type="float" office:value="-0.000997144591800003">
            <text:p>-0.001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8225316417625">
            <text:p>-0.82253</text:p>
          </table:table-cell>
          <table:table-cell office:value-type="float" office:value="-0.8236518586883">
            <text:p>-0.82365</text:p>
          </table:table-cell>
          <table:table-cell office:value-type="float" office:value="-0.00112021692579978">
            <text:p>-0.0011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8029771895498">
            <text:p>-0.80298</text:p>
          </table:table-cell>
          <table:table-cell office:value-type="float" office:value="-0.8042525493633">
            <text:p>-0.80425</text:p>
          </table:table-cell>
          <table:table-cell office:value-type="float" office:value="-0.00127535981350013">
            <text:p>-0.0012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7802537532152">
            <text:p>-0.78025</text:p>
          </table:table-cell>
          <table:table-cell office:value-type="float" office:value="-0.7817157922508">
            <text:p>-0.78172</text:p>
          </table:table-cell>
          <table:table-cell office:value-type="float" office:value="-0.00146203903559994">
            <text:p>-0.0014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0.7544510117808">
            <text:p>-0.75445</text:p>
          </table:table-cell>
          <table:table-cell office:value-type="float" office:value="-0.7561291760375">
            <text:p>-0.75613</text:p>
          </table:table-cell>
          <table:table-cell office:value-type="float" office:value="-0.00167816425670009">
            <text:p>-0.0016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0.7256707968787">
            <text:p>-0.72567</text:p>
          </table:table-cell>
          <table:table-cell office:value-type="float" office:value="-0.7275905369844">
            <text:p>-0.72759</text:p>
          </table:table-cell>
          <table:table-cell office:value-type="float" office:value="-0.00191974010570006">
            <text:p>-0.0019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0.6940266908688">
            <text:p>-0.69403</text:p>
          </table:table-cell>
          <table:table-cell office:value-type="float" office:value="-0.696207333084">
            <text:p>-0.69621</text:p>
          </table:table-cell>
          <table:table-cell office:value-type="float" office:value="-0.00218064221520009">
            <text:p>-0.0021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0.6596435785807">
            <text:p>-0.65964</text:p>
          </table:table-cell>
          <table:table-cell office:value-type="float" office:value="-0.6620961744822">
            <text:p>-0.66210</text:p>
          </table:table-cell>
          <table:table-cell office:value-type="float" office:value="-0.00245259590150004">
            <text:p>-0.0024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6226571544504">
            <text:p>-0.62266</text:p>
          </table:table-cell>
          <table:table-cell office:value-type="float" office:value="-0.6253825773834">
            <text:p>-0.62538</text:p>
          </table:table-cell>
          <table:table-cell office:value-type="float" office:value="-0.00272542293300004">
            <text:p>-0.0027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5832133869964">
            <text:p>-0.58321</text:p>
          </table:table-cell>
          <table:table-cell office:value-type="float" office:value="-0.5862009705132">
            <text:p>-0.58620</text:p>
          </table:table-cell>
          <table:table-cell office:value-type="float" office:value="-0.00298758351680006">
            <text:p>-0.0029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0.5414679427489">
            <text:p>-0.54147</text:p>
          </table:table-cell>
          <table:table-cell office:value-type="float" office:value="-0.5446949197005">
            <text:p>-0.54469</text:p>
          </table:table-cell>
          <table:table-cell office:value-type="float" office:value="-0.0032269769515999">
            <text:p>-0.0032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0.4975855719045">
            <text:p>-0.49759</text:p>
          </table:table-cell>
          <table:table-cell office:value-type="float" office:value="-0.5010174855662">
            <text:p>-0.50102</text:p>
          </table:table-cell>
          <table:table-cell office:value-type="float" office:value="-0.00343191366170009">
            <text:p>-0.0034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451739458133">
            <text:p>-0.45174</text:p>
          </table:table-cell>
          <table:table-cell office:value-type="float" office:value="-0.4553316436029">
            <text:p>-0.45533</text:p>
          </table:table-cell>
          <table:table-cell office:value-type="float" office:value="-0.00359218546990003">
            <text:p>-0.0035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4041105351004">
            <text:p>-0.40411</text:p>
          </table:table-cell>
          <table:table-cell office:value-type="float" office:value="-0.4078108506117">
            <text:p>-0.40781</text:p>
          </table:table-cell>
          <table:table-cell office:value-type="float" office:value="-0.00370031551130001">
            <text:p>-0.0037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3548867724063">
            <text:p>-0.35489</text:p>
          </table:table-cell>
          <table:table-cell office:value-type="float" office:value="-0.3586401958685">
            <text:p>-0.35864</text:p>
          </table:table-cell>
          <table:table-cell office:value-type="float" office:value="-0.00375342346219998">
            <text:p>-0.0037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3042624337539">
            <text:p>-0.30426</text:p>
          </table:table-cell>
          <table:table-cell office:value-type="float" office:value="-0.308016754279">
            <text:p>-0.30802</text:p>
          </table:table-cell>
          <table:table-cell office:value-type="float" office:value="-0.0037543205251">
            <text:p>-0.0037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2524373102797">
            <text:p>-0.25244</text:p>
          </table:table-cell>
          <table:table-cell office:value-type="float" office:value="-0.2561507791587">
            <text:p>-0.25615</text:p>
          </table:table-cell>
          <table:table-cell office:value-type="float" office:value="-0.00371346887900004">
            <text:p>-0.0037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1996159320694">
            <text:p>-0.19962</text:p>
          </table:table-cell>
          <table:table-cell office:value-type="float" office:value="-0.2032664051794">
            <text:p>-0.20327</text:p>
          </table:table-cell>
          <table:table-cell office:value-type="float" office:value="-0.00365047311">
            <text:p>-0.0036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0.1460067609712">
            <text:p>-0.14601</text:p>
          </table:table-cell>
          <table:table-cell office:value-type="float" office:value="-0.1495037447867">
            <text:p>-0.14950</text:p>
          </table:table-cell>
          <table:table-cell office:value-type="float" office:value="-0.00349698381550001">
            <text:p>-0.0035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0918213678915">
            <text:p>-0.09182</text:p>
          </table:table-cell>
          <table:table-cell office:value-type="float" office:value="-0.09535215375447">
            <text:p>-0.09535</text:p>
          </table:table-cell>
          <table:table-cell office:value-type="float" office:value="-0.00353078586297001">
            <text:p>-0.0035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03727359782195">
            <text:p>-0.03727</text:p>
          </table:table-cell>
          <table:table-cell office:value-type="float" office:value="-0.04031502243978">
            <text:p>-0.04032</text:p>
          </table:table-cell>
          <table:table-cell office:value-type="float" office:value="-0.00304142461783">
            <text:p>-0.0030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742127410951">
            <text:p>0.01742</text:p>
          </table:table-cell>
          <table:table-cell office:value-type="float" office:value="0.02609415916658">
            <text:p>0.02609</text:p>
          </table:table-cell>
          <table:table-cell office:value-type="float" office:value="0.00867288505707">
            <text:p>0.0086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7204739223109">
            <text:p>0.07205</text:p>
          </table:table-cell>
          <table:table-cell office:value-type="float" office:value="0.08354445014973">
            <text:p>0.08354</text:p>
          </table:table-cell>
          <table:table-cell office:value-type="float" office:value="0.01149705791864">
            <text:p>0.0115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263891722108">
            <text:p>0.12639</text:p>
          </table:table-cell>
          <table:table-cell office:value-type="float" office:value="0.1340128471351">
            <text:p>0.13401</text:p>
          </table:table-cell>
          <table:table-cell office:value-type="float" office:value="0.00762367492429999">
            <text:p>0.0076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802321518696">
            <text:p>0.18023</text:p>
          </table:table-cell>
          <table:table-cell office:value-type="float" office:value="0.1938475617515">
            <text:p>0.19385</text:p>
          </table:table-cell>
          <table:table-cell office:value-type="float" office:value="0.0136154098819">
            <text:p>0.0136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333638375652">
            <text:p>0.23336</text:p>
          </table:table-cell>
          <table:table-cell office:value-type="float" office:value="0.2419699847153">
            <text:p>0.24197</text:p>
          </table:table-cell>
          <table:table-cell office:value-type="float" office:value="0.0086061471501">
            <text:p>0.0086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855745428077">
            <text:p>0.28557</text:p>
          </table:table-cell>
          <table:table-cell office:value-type="float" office:value="0.2959024092849">
            <text:p>0.29590</text:p>
          </table:table-cell>
          <table:table-cell office:value-type="float" office:value="0.0103278664772">
            <text:p>0.0103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3366582157963">
            <text:p>0.33666</text:p>
          </table:table-cell>
          <table:table-cell office:value-type="float" office:value="0.3558843339947">
            <text:p>0.35588</text:p>
          </table:table-cell>
          <table:table-cell office:value-type="float" office:value="0.0192261181983999">
            <text:p>0.0192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3864132526117">
            <text:p>0.38641</text:p>
          </table:table-cell>
          <table:table-cell office:value-type="float" office:value="0.3986259613715">
            <text:p>0.39863</text:p>
          </table:table-cell>
          <table:table-cell office:value-type="float" office:value="0.0122127087598">
            <text:p>0.0122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46432928545">
            <text:p>0.43464</text:p>
          </table:table-cell>
          <table:table-cell office:value-type="float" office:value="0.4540039864576">
            <text:p>0.45400</text:p>
          </table:table-cell>
          <table:table-cell office:value-type="float" office:value="0.0193606936031">
            <text:p>0.0193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8115799459">
            <text:p>0.48116</text:p>
          </table:table-cell>
          <table:table-cell office:value-type="float" office:value="0.4929956347813">
            <text:p>0.49300</text:p>
          </table:table-cell>
          <table:table-cell office:value-type="float" office:value="0.0118376401913">
            <text:p>0.0118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525773785541">
            <text:p>0.52577</text:p>
          </table:table-cell>
          <table:table-cell office:value-type="float" office:value="0.5383660552848">
            <text:p>0.53837</text:p>
          </table:table-cell>
          <table:table-cell office:value-type="float" office:value="0.0125922697438">
            <text:p>0.0125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5683145875637">
            <text:p>0.56831</text:p>
          </table:table-cell>
          <table:table-cell office:value-type="float" office:value="0.5884907537681">
            <text:p>0.58849</text:p>
          </table:table-cell>
          <table:table-cell office:value-type="float" office:value="0.0201761662044">
            <text:p>0.0201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6086125115475">
            <text:p>0.60861</text:p>
          </table:table-cell>
          <table:table-cell office:value-type="float" office:value="0.6176853017102">
            <text:p>0.61769</text:p>
          </table:table-cell>
          <table:table-cell office:value-type="float" office:value="0.00907279016270002">
            <text:p>0.0090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6465085199969">
            <text:p>0.64651</text:p>
          </table:table-cell>
          <table:table-cell office:value-type="float" office:value="0.6522119020999">
            <text:p>0.65221</text:p>
          </table:table-cell>
          <table:table-cell office:value-type="float" office:value="0.00570338210299992">
            <text:p>0.0057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6818530546794">
            <text:p>0.68185</text:p>
          </table:table-cell>
          <table:table-cell office:value-type="float" office:value="0.6856354355117">
            <text:p>0.68564</text:p>
          </table:table-cell>
          <table:table-cell office:value-type="float" office:value="0.00378238083229998">
            <text:p>0.0037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7145066268642">
            <text:p>0.71451</text:p>
          </table:table-cell>
          <table:table-cell office:value-type="float" office:value="0.7172997029943">
            <text:p>0.71730</text:p>
          </table:table-cell>
          <table:table-cell office:value-type="float" office:value="0.00279307613009994">
            <text:p>0.0027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7443403678198">
            <text:p>0.74434</text:p>
          </table:table-cell>
          <table:table-cell office:value-type="float" office:value="0.7465377796953">
            <text:p>0.74654</text:p>
          </table:table-cell>
          <table:table-cell office:value-type="float" office:value="0.00219741187549993">
            <text:p>0.0022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7712365374003">
            <text:p>0.77124</text:p>
          </table:table-cell>
          <table:table-cell office:value-type="float" office:value="0.7730453376558">
            <text:p>0.77305</text:p>
          </table:table-cell>
          <table:table-cell office:value-type="float" office:value="0.0018088002554999">
            <text:p>0.0018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950889887122">
            <text:p>0.79509</text:p>
          </table:table-cell>
          <table:table-cell office:value-type="float" office:value="0.7966357110354">
            <text:p>0.79664</text:p>
          </table:table-cell>
          <table:table-cell office:value-type="float" office:value="0.00154672232320008">
            <text:p>0.0015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8158035870273">
            <text:p>0.81580</text:p>
          </table:table-cell>
          <table:table-cell office:value-type="float" office:value="0.8171659805243">
            <text:p>0.81717</text:p>
          </table:table-cell>
          <table:table-cell office:value-type="float" office:value="0.00136239349699996">
            <text:p>0.0013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332985812896">
            <text:p>0.83330</text:p>
          </table:table-cell>
          <table:table-cell office:value-type="float" office:value="0.8345264778964">
            <text:p>0.83453</text:p>
          </table:table-cell>
          <table:table-cell office:value-type="float" office:value="0.00122789660679989">
            <text:p>0.0012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8475049267494">
            <text:p>0.84750</text:p>
          </table:table-cell>
          <table:table-cell office:value-type="float" office:value="0.84863379987">
            <text:p>0.84863</text:p>
          </table:table-cell>
          <table:table-cell office:value-type="float" office:value="0.00112887312059984">
            <text:p>0.0011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8583665574515">
            <text:p>0.85837</text:p>
          </table:table-cell>
          <table:table-cell office:value-type="float" office:value="0.8594255385165">
            <text:p>0.85943</text:p>
          </table:table-cell>
          <table:table-cell office:value-type="float" office:value="0.00105898106500002">
            <text:p>0.001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658406075017">
            <text:p>0.86584</text:p>
          </table:table-cell>
          <table:table-cell office:value-type="float" office:value="0.8668567068936">
            <text:p>0.86686</text:p>
          </table:table-cell>
          <table:table-cell office:value-type="float" office:value="0.00101609939189995">
            <text:p>0.0010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8698975802391">
            <text:p>0.86990</text:p>
          </table:table-cell>
          <table:table-cell office:value-type="float" office:value="0.8708977029414">
            <text:p>0.87090</text:p>
          </table:table-cell>
          <table:table-cell office:value-type="float" office:value="0.00100012270229988">
            <text:p>0.001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8705214646457">
            <text:p>0.87052</text:p>
          </table:table-cell>
          <table:table-cell office:value-type="float" office:value="0.8715332984663">
            <text:p>0.87153</text:p>
          </table:table-cell>
          <table:table-cell office:value-type="float" office:value="0.00101183382059999">
            <text:p>0.0010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8677097985347">
            <text:p>0.86771</text:p>
          </table:table-cell>
          <table:table-cell office:value-type="float" office:value="0.8687621501388">
            <text:p>0.86876</text:p>
          </table:table-cell>
          <table:table-cell office:value-type="float" office:value="0.00105235160409989">
            <text:p>0.0010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8614736782678">
            <text:p>0.86147</text:p>
          </table:table-cell>
          <table:table-cell office:value-type="float" office:value="0.8625964934665">
            <text:p>0.86260</text:p>
          </table:table-cell>
          <table:table-cell office:value-type="float" office:value="0.00112281519870006">
            <text:p>0.0011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518377149627">
            <text:p>0.85184</text:p>
          </table:table-cell>
          <table:table-cell office:value-type="float" office:value="0.8530618284196">
            <text:p>0.85306</text:p>
          </table:table-cell>
          <table:table-cell office:value-type="float" office:value="0.0012241134569001">
            <text:p>0.0012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8388399373643">
            <text:p>0.83884</text:p>
          </table:table-cell>
          <table:table-cell office:value-type="float" office:value="0.840196500642">
            <text:p>0.84020</text:p>
          </table:table-cell>
          <table:table-cell office:value-type="float" office:value="0.00135656327769995">
            <text:p>0.0013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8225316417625">
            <text:p>0.82253</text:p>
          </table:table-cell>
          <table:table-cell office:value-type="float" office:value="0.8240511423331">
            <text:p>0.82405</text:p>
          </table:table-cell>
          <table:table-cell office:value-type="float" office:value="0.00151950057059991">
            <text:p>0.0015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8029771895498">
            <text:p>0.80298</text:p>
          </table:table-cell>
          <table:table-cell office:value-type="float" office:value="0.8046879835131">
            <text:p>0.80469</text:p>
          </table:table-cell>
          <table:table-cell office:value-type="float" office:value="0.00171079396329998">
            <text:p>0.0017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7802537532152">
            <text:p>0.78025</text:p>
          </table:table-cell>
          <table:table-cell office:value-type="float" office:value="0.782180088312">
            <text:p>0.78218</text:p>
          </table:table-cell>
          <table:table-cell office:value-type="float" office:value="0.00192633509679996">
            <text:p>0.0019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544510117808">
            <text:p>0.75445</text:p>
          </table:table-cell>
          <table:table-cell office:value-type="float" office:value="0.7566106118549">
            <text:p>0.75661</text:p>
          </table:table-cell>
          <table:table-cell office:value-type="float" office:value="0.00215960007409999">
            <text:p>0.002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7256707968787">
            <text:p>0.72567</text:p>
          </table:table-cell>
          <table:table-cell office:value-type="float" office:value="0.7280722038249">
            <text:p>0.72807</text:p>
          </table:table-cell>
          <table:table-cell office:value-type="float" office:value="0.00240140694620017">
            <text:p>0.0024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6940266908688">
            <text:p>0.69403</text:p>
          </table:table-cell>
          <table:table-cell office:value-type="float" office:value="0.6966666948731">
            <text:p>0.69667</text:p>
          </table:table-cell>
          <table:table-cell office:value-type="float" office:value="0.00264000400429998">
            <text:p>0.0026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6596435785807">
            <text:p>0.65964</text:p>
          </table:table-cell>
          <table:table-cell office:value-type="float" office:value="0.6625051807155">
            <text:p>0.66251</text:p>
          </table:table-cell>
          <table:table-cell office:value-type="float" office:value="0.00286160213480002">
            <text:p>0.0028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6226571544504">
            <text:p>0.62266</text:p>
          </table:table-cell>
          <table:table-cell office:value-type="float" office:value="0.6257085505462">
            <text:p>0.62571</text:p>
          </table:table-cell>
          <table:table-cell office:value-type="float" office:value="0.00305139609580007">
            <text:p>0.003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832133869964">
            <text:p>0.58321</text:p>
          </table:table-cell>
          <table:table-cell office:value-type="float" office:value="0.5864083776164">
            <text:p>0.58641</text:p>
          </table:table-cell>
          <table:table-cell office:value-type="float" office:value="0.00319499061999995">
            <text:p>0.0031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5414679427489">
            <text:p>0.54147</text:p>
          </table:table-cell>
          <table:table-cell office:value-type="float" office:value="0.5447484396825">
            <text:p>0.54475</text:p>
          </table:table-cell>
          <table:table-cell office:value-type="float" office:value="0.00328049693359989">
            <text:p>0.0032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4975855719045">
            <text:p>0.49759</text:p>
          </table:table-cell>
          <table:table-cell office:value-type="float" office:value="0.5008878608225">
            <text:p>0.50089</text:p>
          </table:table-cell>
          <table:table-cell office:value-type="float" office:value="0.00330228891800005">
            <text:p>0.0033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451739458133">
            <text:p>0.45174</text:p>
          </table:table-cell>
          <table:table-cell office:value-type="float" office:value="0.4550059226029">
            <text:p>0.45501</text:p>
          </table:table-cell>
          <table:table-cell office:value-type="float" office:value="0.00326646446990003">
            <text:p>0.0032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4041105351004">
            <text:p>0.40411</text:p>
          </table:table-cell>
          <table:table-cell office:value-type="float" office:value="0.4073008516363">
            <text:p>0.40730</text:p>
          </table:table-cell>
          <table:table-cell office:value-type="float" office:value="0.00319031653590002">
            <text:p>0.0031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548867724063">
            <text:p>0.35489</text:p>
          </table:table-cell>
          <table:table-cell office:value-type="float" office:value="0.3579734984283">
            <text:p>0.35797</text:p>
          </table:table-cell>
          <table:table-cell office:value-type="float" office:value="0.003086726022">
            <text:p>0.0030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3042624337539">
            <text:p>0.30426</text:p>
          </table:table-cell>
          <table:table-cell office:value-type="float" office:value="0.3071929211643">
            <text:p>0.30719</text:p>
          </table:table-cell>
          <table:table-cell office:value-type="float" office:value="0.00293048741040003">
            <text:p>0.0029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524373102797">
            <text:p>0.25244</text:p>
          </table:table-cell>
          <table:table-cell office:value-type="float" office:value="0.2550725548692">
            <text:p>0.25507</text:p>
          </table:table-cell>
          <table:table-cell office:value-type="float" office:value="0.00263524458950004">
            <text:p>0.0026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996159320694">
            <text:p>0.19962</text:p>
          </table:table-cell>
          <table:table-cell office:value-type="float" office:value="0.201829186697">
            <text:p>0.20183</text:p>
          </table:table-cell>
          <table:table-cell office:value-type="float" office:value="0.00221325462760003">
            <text:p>0.0022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460067609712">
            <text:p>0.14601</text:p>
          </table:table-cell>
          <table:table-cell office:value-type="float" office:value="0.1475243337607">
            <text:p>0.14752</text:p>
          </table:table-cell>
          <table:table-cell office:value-type="float" office:value="0.00151757278950002">
            <text:p>0.0015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918213678915">
            <text:p>0.09182</text:p>
          </table:table-cell>
          <table:table-cell office:value-type="float" office:value="0.09150691167156">
            <text:p>0.09151</text:p>
          </table:table-cell>
          <table:table-cell office:value-type="float" office:value="-0.000314456219940001">
            <text:p>-0.0003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727359782195">
            <text:p>0.03727</text:p>
          </table:table-cell>
          <table:table-cell office:value-type="float" office:value="0.03615790722511">
            <text:p>0.03616</text:p>
          </table:table-cell>
          <table:table-cell office:value-type="float" office:value="-0.00111569059684">
            <text:p>-0.0011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1742127410951">
            <text:p>-0.01742</text:p>
          </table:table-cell>
          <table:table-cell office:value-type="float" office:value="-0.01912651200536">
            <text:p>-0.01913</text:p>
          </table:table-cell>
          <table:table-cell office:value-type="float" office:value="-0.00170523789585">
            <text:p>-0.0017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7204739223109">
            <text:p>-0.07205</text:p>
          </table:table-cell>
          <table:table-cell office:value-type="float" office:value="-0.07425006694974">
            <text:p>-0.07425</text:p>
          </table:table-cell>
          <table:table-cell office:value-type="float" office:value="-0.00220267471865">
            <text:p>-0.0022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1263891722108">
            <text:p>-0.12639</text:p>
          </table:table-cell>
          <table:table-cell office:value-type="float" office:value="-0.1288944539685">
            <text:p>-0.12889</text:p>
          </table:table-cell>
          <table:table-cell office:value-type="float" office:value="-0.00250528175770001">
            <text:p>-0.0025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1802321518696">
            <text:p>-0.18023</text:p>
          </table:table-cell>
          <table:table-cell office:value-type="float" office:value="-0.1829621086889">
            <text:p>-0.18296</text:p>
          </table:table-cell>
          <table:table-cell office:value-type="float" office:value="-0.00272995681929999">
            <text:p>-0.0027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2333638375652">
            <text:p>-0.23336</text:p>
          </table:table-cell>
          <table:table-cell office:value-type="float" office:value="-0.2362540337004">
            <text:p>-0.23625</text:p>
          </table:table-cell>
          <table:table-cell office:value-type="float" office:value="-0.0028901961352">
            <text:p>-0.0028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2855745428077">
            <text:p>-0.28557</text:p>
          </table:table-cell>
          <table:table-cell office:value-type="float" office:value="-0.2885601023892">
            <text:p>-0.28856</text:p>
          </table:table-cell>
          <table:table-cell office:value-type="float" office:value="-0.00298555958149999">
            <text:p>-0.0029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3366582157963">
            <text:p>-0.33666</text:p>
          </table:table-cell>
          <table:table-cell office:value-type="float" office:value="-0.3396772571838">
            <text:p>-0.33968</text:p>
          </table:table-cell>
          <table:table-cell office:value-type="float" office:value="-0.00301904138749998">
            <text:p>-0.0030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3864132526117">
            <text:p>-0.38641</text:p>
          </table:table-cell>
          <table:table-cell office:value-type="float" office:value="-0.3894108883197">
            <text:p>-0.38941</text:p>
          </table:table-cell>
          <table:table-cell office:value-type="float" office:value="-0.00299763570800005">
            <text:p>-0.003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4346432928545">
            <text:p>-0.43464</text:p>
          </table:table-cell>
          <table:table-cell office:value-type="float" office:value="-0.4375741003858">
            <text:p>-0.43757</text:p>
          </table:table-cell>
          <table:table-cell office:value-type="float" office:value="-0.00293080753129998">
            <text:p>-0.0029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48115799459">
            <text:p>-0.48116</text:p>
          </table:table-cell>
          <table:table-cell office:value-type="float" office:value="-0.4839868432164">
            <text:p>-0.48399</text:p>
          </table:table-cell>
          <table:table-cell office:value-type="float" office:value="-0.00282884862639998">
            <text:p>-0.002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525773785541">
            <text:p>-0.52577</text:p>
          </table:table-cell>
          <table:table-cell office:value-type="float" office:value="-0.5284754733211">
            <text:p>-0.52848</text:p>
          </table:table-cell>
          <table:table-cell office:value-type="float" office:value="-0.00270168778009994">
            <text:p>-0.0027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5683145875637">
            <text:p>-0.56831</text:p>
          </table:table-cell>
          <table:table-cell office:value-type="float" office:value="-0.5708728285012">
            <text:p>-0.57087</text:p>
          </table:table-cell>
          <table:table-cell office:value-type="float" office:value="-0.00255824093750001">
            <text:p>-0.0025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6086125115475">
            <text:p>-0.60861</text:p>
          </table:table-cell>
          <table:table-cell office:value-type="float" office:value="-0.6110187145478">
            <text:p>-0.61102</text:p>
          </table:table-cell>
          <table:table-cell office:value-type="float" office:value="-0.00240620300030003">
            <text:p>-0.0024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6465085199969">
            <text:p>-0.64651</text:p>
          </table:table-cell>
          <table:table-cell office:value-type="float" office:value="-0.6487606726505">
            <text:p>-0.64876</text:p>
          </table:table-cell>
          <table:table-cell office:value-type="float" office:value="-0.0022521526535999">
            <text:p>-0.0022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6818530546794">
            <text:p>-0.68185</text:p>
          </table:table-cell>
          <table:table-cell office:value-type="float" office:value="-0.6839549004652">
            <text:p>-0.68395</text:p>
          </table:table-cell>
          <table:table-cell office:value-type="float" office:value="-0.00210184578579997">
            <text:p>-0.0021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7145066268642">
            <text:p>-0.71451</text:p>
          </table:table-cell>
          <table:table-cell office:value-type="float" office:value="-0.7164672102176">
            <text:p>-0.71647</text:p>
          </table:table-cell>
          <table:table-cell office:value-type="float" office:value="-0.00196058335339988">
            <text:p>-0.0019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7443403678198">
            <text:p>-0.74434</text:p>
          </table:table-cell>
          <table:table-cell office:value-type="float" office:value="-0.7461739236913">
            <text:p>-0.74617</text:p>
          </table:table-cell>
          <table:table-cell office:value-type="float" office:value="-0.00183355587150003">
            <text:p>-0.0018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7712365374003">
            <text:p>-0.77124</text:p>
          </table:table-cell>
          <table:table-cell office:value-type="float" office:value="-0.7729626263267">
            <text:p>-0.77296</text:p>
          </table:table-cell>
          <table:table-cell office:value-type="float" office:value="-0.00172608892639992">
            <text:p>-0.0017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7950889887122">
            <text:p>-0.79509</text:p>
          </table:table-cell>
          <table:table-cell office:value-type="float" office:value="-0.7967327279807">
            <text:p>-0.79673</text:p>
          </table:table-cell>
          <table:table-cell office:value-type="float" office:value="-0.00164373926850003">
            <text:p>-0.001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8158035870273">
            <text:p>-0.81580</text:p>
          </table:table-cell>
          <table:table-cell office:value-type="float" office:value="-0.8173958036001">
            <text:p>-0.81740</text:p>
          </table:table-cell>
          <table:table-cell office:value-type="float" office:value="-0.00159221657280006">
            <text:p>-0.0015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8332985812896">
            <text:p>-0.83330</text:p>
          </table:table-cell>
          <table:table-cell office:value-type="float" office:value="-0.8348757121294">
            <text:p>-0.83488</text:p>
          </table:table-cell>
          <table:table-cell office:value-type="float" office:value="-0.00157713083979993">
            <text:p>-0.0015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8475049267494">
            <text:p>-0.84750</text:p>
          </table:table-cell>
          <table:table-cell office:value-type="float" office:value="-0.8491085161532">
            <text:p>-0.84911</text:p>
          </table:table-cell>
          <table:table-cell office:value-type="float" office:value="-0.0016035894037999">
            <text:p>-0.0016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8583665574515">
            <text:p>-0.85837</text:p>
          </table:table-cell>
          <table:table-cell office:value-type="float" office:value="-0.8600422473172">
            <text:p>-0.86004</text:p>
          </table:table-cell>
          <table:table-cell office:value-type="float" office:value="-0.00167568986569988">
            <text:p>-0.0016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8658406075017">
            <text:p>-0.86584</text:p>
          </table:table-cell>
          <table:table-cell office:value-type="float" office:value="-0.867636581356">
            <text:p>-0.86764</text:p>
          </table:table-cell>
          <table:table-cell office:value-type="float" office:value="-0.00179597385430008">
            <text:p>-0.0018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8698975802391">
            <text:p>-0.86990</text:p>
          </table:table-cell>
          <table:table-cell office:value-type="float" office:value="-0.8718624982859">
            <text:p>-0.87186</text:p>
          </table:table-cell>
          <table:table-cell office:value-type="float" office:value="-0.00196491804679988">
            <text:p>-0.0019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8705214646457">
            <text:p>-0.87052</text:p>
          </table:table-cell>
          <table:table-cell office:value-type="float" office:value="-0.8727020045565">
            <text:p>-0.87270</text:p>
          </table:table-cell>
          <table:table-cell office:value-type="float" office:value="-0.00218053991080003">
            <text:p>-0.0021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8677097985347">
            <text:p>-0.86771</text:p>
          </table:table-cell>
          <table:table-cell office:value-type="float" office:value="-0.8701479826155">
            <text:p>-0.87015</text:p>
          </table:table-cell>
          <table:table-cell office:value-type="float" office:value="-0.00243818408079988">
            <text:p>-0.0024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8614736782678">
            <text:p>-0.86147</text:p>
          </table:table-cell>
          <table:table-cell office:value-type="float" office:value="-0.8642042099835">
            <text:p>-0.86420</text:p>
          </table:table-cell>
          <table:table-cell office:value-type="float" office:value="-0.00273053171570015">
            <text:p>-0.0027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8518377149627">
            <text:p>-0.85184</text:p>
          </table:table-cell>
          <table:table-cell office:value-type="float" office:value="-0.854894690591">
            <text:p>-0.85489</text:p>
          </table:table-cell>
          <table:table-cell office:value-type="float" office:value="-0.0030569756283001">
            <text:p>-0.0030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8388399373643">
            <text:p>-0.83884</text:p>
          </table:table-cell>
          <table:table-cell office:value-type="float" office:value="-0.8423122599696">
            <text:p>-0.84231</text:p>
          </table:table-cell>
          <table:table-cell office:value-type="float" office:value="-0.00347232260530006">
            <text:p>-0.0034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8225316417625">
            <text:p>-0.82253</text:p>
          </table:table-cell>
          <table:table-cell office:value-type="float" office:value="-0.8266770662626">
            <text:p>-0.82668</text:p>
          </table:table-cell>
          <table:table-cell office:value-type="float" office:value="-0.0041454245000998">
            <text:p>-0.0041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8029771895498">
            <text:p>-0.80298</text:p>
          </table:table-cell>
          <table:table-cell office:value-type="float" office:value="-0.808242313359">
            <text:p>-0.80824</text:p>
          </table:table-cell>
          <table:table-cell office:value-type="float" office:value="-0.00526512380919997">
            <text:p>-0.0052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7802537532152">
            <text:p>-0.78025</text:p>
          </table:table-cell>
          <table:table-cell office:value-type="float" office:value="-0.787009621871">
            <text:p>-0.78701</text:p>
          </table:table-cell>
          <table:table-cell office:value-type="float" office:value="-0.00675586865579991">
            <text:p>-0.0067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7544510117808">
            <text:p>-0.75445</text:p>
          </table:table-cell>
          <table:table-cell office:value-type="float" office:value="-0.7625956059604">
            <text:p>-0.76260</text:p>
          </table:table-cell>
          <table:table-cell office:value-type="float" office:value="-0.00814459417960012">
            <text:p>-0.0081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7256707968787">
            <text:p>-0.72567</text:p>
          </table:table-cell>
          <table:table-cell office:value-type="float" office:value="-0.7345430047091">
            <text:p>-0.73454</text:p>
          </table:table-cell>
          <table:table-cell office:value-type="float" office:value="-0.0088722078304001">
            <text:p>-0.0088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6940266908688">
            <text:p>-0.69403</text:p>
          </table:table-cell>
          <table:table-cell office:value-type="float" office:value="-0.7219927896703">
            <text:p>-0.72199</text:p>
          </table:table-cell>
          <table:table-cell office:value-type="float" office:value="-0.0279660988015">
            <text:p>-0.0279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6596435785807">
            <text:p>-0.65964</text:p>
          </table:table-cell>
          <table:table-cell office:value-type="float" office:value="-0.6692183736387">
            <text:p>-0.66922</text:p>
          </table:table-cell>
          <table:table-cell office:value-type="float" office:value="-0.00957479505800007">
            <text:p>-0.0095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6226571544504">
            <text:p>-0.62266</text:p>
          </table:table-cell>
          <table:table-cell office:value-type="float" office:value="-0.6311958225108">
            <text:p>-0.63120</text:p>
          </table:table-cell>
          <table:table-cell office:value-type="float" office:value="-0.00853866806040005">
            <text:p>-0.0085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5832133869964">
            <text:p>-0.58321</text:p>
          </table:table-cell>
          <table:table-cell office:value-type="float" office:value="-0.590977220055">
            <text:p>-0.59098</text:p>
          </table:table-cell>
          <table:table-cell office:value-type="float" office:value="-0.00776383305859996">
            <text:p>-0.0077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5414679427489">
            <text:p>-0.54147</text:p>
          </table:table-cell>
          <table:table-cell office:value-type="float" office:value="-0.5487368904796">
            <text:p>-0.54874</text:p>
          </table:table-cell>
          <table:table-cell office:value-type="float" office:value="-0.00726894773069997">
            <text:p>-0.0072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4975855719045">
            <text:p>-0.49759</text:p>
          </table:table-cell>
          <table:table-cell office:value-type="float" office:value="-0.5044619356807">
            <text:p>-0.50446</text:p>
          </table:table-cell>
          <table:table-cell office:value-type="float" office:value="-0.00687636377619999">
            <text:p>-0.0068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451739458133">
            <text:p>-0.45174</text:p>
          </table:table-cell>
          <table:table-cell office:value-type="float" office:value="-0.4582163143608">
            <text:p>-0.45822</text:p>
          </table:table-cell>
          <table:table-cell office:value-type="float" office:value="-0.00647685622780003">
            <text:p>-0.0064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0.4041105351004">
            <text:p>-0.40411</text:p>
          </table:table-cell>
          <table:table-cell office:value-type="float" office:value="-0.4101481297673">
            <text:p>-0.41015</text:p>
          </table:table-cell>
          <table:table-cell office:value-type="float" office:value="-0.00603759466689996">
            <text:p>-0.0060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0.3548867724063">
            <text:p>-0.35489</text:p>
          </table:table-cell>
          <table:table-cell office:value-type="float" office:value="-0.360452452369">
            <text:p>-0.36045</text:p>
          </table:table-cell>
          <table:table-cell office:value-type="float" office:value="-0.00556567996269997">
            <text:p>-0.0055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0.3042624337539">
            <text:p>-0.30426</text:p>
          </table:table-cell>
          <table:table-cell office:value-type="float" office:value="-0.3093458781575">
            <text:p>-0.30935</text:p>
          </table:table-cell>
          <table:table-cell office:value-type="float" office:value="-0.00508344440360003">
            <text:p>-0.0050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0.2524373102797">
            <text:p>-0.25244</text:p>
          </table:table-cell>
          <table:table-cell office:value-type="float" office:value="-0.2570782042345">
            <text:p>-0.25708</text:p>
          </table:table-cell>
          <table:table-cell office:value-type="float" office:value="-0.0046408939548">
            <text:p>-0.0046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0.1996159320694">
            <text:p>-0.19962</text:p>
          </table:table-cell>
          <table:table-cell office:value-type="float" office:value="-0.2311948929929">
            <text:p>-0.23119</text:p>
          </table:table-cell>
          <table:table-cell office:value-type="float" office:value="-0.0315789609235">
            <text:p>-0.0315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0.1460067609712">
            <text:p>-0.14601</text:p>
          </table:table-cell>
          <table:table-cell office:value-type="float" office:value="-0.149345411809">
            <text:p>-0.14935</text:p>
          </table:table-cell>
          <table:table-cell office:value-type="float" office:value="-0.00333865083780002">
            <text:p>-0.0033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0.0918213678915">
            <text:p>-0.09182</text:p>
          </table:table-cell>
          <table:table-cell office:value-type="float" office:value="-0.09517121170658">
            <text:p>-0.09517</text:p>
          </table:table-cell>
          <table:table-cell office:value-type="float" office:value="-0.00334984381507999">
            <text:p>-0.0033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0.03727359782195">
            <text:p>-0.03727</text:p>
          </table:table-cell>
          <table:table-cell office:value-type="float" office:value="-0.03862517512681">
            <text:p>-0.03863</text:p>
          </table:table-cell>
          <table:table-cell office:value-type="float" office:value="-0.00135157730486">
            <text:p>-0.0013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742127410951">
            <text:p>0.01742</text:p>
          </table:table-cell>
          <table:table-cell office:value-type="float" office:value="0.01962870639893">
            <text:p>0.01963</text:p>
          </table:table-cell>
          <table:table-cell office:value-type="float" office:value="0.00220743228942">
            <text:p>0.0022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7204739223109">
            <text:p>0.07205</text:p>
          </table:table-cell>
          <table:table-cell office:value-type="float" office:value="0.07417752884879">
            <text:p>0.07418</text:p>
          </table:table-cell>
          <table:table-cell office:value-type="float" office:value="0.00213013661770001">
            <text:p>0.0021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1263891722108">
            <text:p>0.12639</text:p>
          </table:table-cell>
          <table:table-cell office:value-type="float" office:value="0.1283723328982">
            <text:p>0.12837</text:p>
          </table:table-cell>
          <table:table-cell office:value-type="float" office:value="0.00198316068740001">
            <text:p>0.0019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1802321518696">
            <text:p>0.18023</text:p>
          </table:table-cell>
          <table:table-cell office:value-type="float" office:value="0.1820228559114">
            <text:p>0.18202</text:p>
          </table:table-cell>
          <table:table-cell office:value-type="float" office:value="0.00179070404179998">
            <text:p>0.0017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2333638375652">
            <text:p>0.23336</text:p>
          </table:table-cell>
          <table:table-cell office:value-type="float" office:value="0.2349559085781">
            <text:p>0.23496</text:p>
          </table:table-cell>
          <table:table-cell office:value-type="float" office:value="0.00159207101290001">
            <text:p>0.0015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2855745428077">
            <text:p>0.28557</text:p>
          </table:table-cell>
          <table:table-cell office:value-type="float" office:value="0.2870004710088">
            <text:p>0.28700</text:p>
          </table:table-cell>
          <table:table-cell office:value-type="float" office:value="0.00142592820109999">
            <text:p>0.0014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3366582157963">
            <text:p>0.33666</text:p>
          </table:table-cell>
          <table:table-cell office:value-type="float" office:value="0.3379819239053">
            <text:p>0.33798</text:p>
          </table:table-cell>
          <table:table-cell office:value-type="float" office:value="0.00132370810899995">
            <text:p>0.0013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3864132526117">
            <text:p>0.38641</text:p>
          </table:table-cell>
          <table:table-cell office:value-type="float" office:value="0.3877242000972">
            <text:p>0.38772</text:p>
          </table:table-cell>
          <table:table-cell office:value-type="float" office:value="0.00131094748550004">
            <text:p>0.0013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46432928545">
            <text:p>0.43464</text:p>
          </table:table-cell>
          <table:table-cell office:value-type="float" office:value="0.4360523572875">
            <text:p>0.43605</text:p>
          </table:table-cell>
          <table:table-cell office:value-type="float" office:value="0.00140906443299993">
            <text:p>0.0014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48115799459">
            <text:p>0.48116</text:p>
          </table:table-cell>
          <table:table-cell office:value-type="float" office:value="0.4827862058093">
            <text:p>0.48279</text:p>
          </table:table-cell>
          <table:table-cell office:value-type="float" office:value="0.00162821121930001">
            <text:p>0.0016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525773785541">
            <text:p>0.52577</text:p>
          </table:table-cell>
          <table:table-cell office:value-type="float" office:value="0.5277336702971">
            <text:p>0.52773</text:p>
          </table:table-cell>
          <table:table-cell office:value-type="float" office:value="0.00195988475609987">
            <text:p>0.0019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5683145875637">
            <text:p>0.56831</text:p>
          </table:table-cell>
          <table:table-cell office:value-type="float" office:value="0.5706976718625">
            <text:p>0.57070</text:p>
          </table:table-cell>
          <table:table-cell office:value-type="float" office:value="0.00238308429880008">
            <text:p>0.0023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6086125115475">
            <text:p>0.60861</text:p>
          </table:table-cell>
          <table:table-cell office:value-type="float" office:value="0.6114493214151">
            <text:p>0.61145</text:p>
          </table:table-cell>
          <table:table-cell office:value-type="float" office:value="0.00283680986760004">
            <text:p>0.0028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6465085199969">
            <text:p>0.64651</text:p>
          </table:table-cell>
          <table:table-cell office:value-type="float" office:value="0.6496759258733">
            <text:p>0.64968</text:p>
          </table:table-cell>
          <table:table-cell office:value-type="float" office:value="0.00316740587639996">
            <text:p>0.0031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6818530546794">
            <text:p>0.68185</text:p>
          </table:table-cell>
          <table:table-cell office:value-type="float" office:value="0.6853940079479">
            <text:p>0.68539</text:p>
          </table:table-cell>
          <table:table-cell office:value-type="float" office:value="0.00354095326850001">
            <text:p>0.0035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7145066268642">
            <text:p>0.71451</text:p>
          </table:table-cell>
          <table:table-cell office:value-type="float" office:value="0.7187045618108">
            <text:p>0.71870</text:p>
          </table:table-cell>
          <table:table-cell office:value-type="float" office:value="0.00419793494659992">
            <text:p>0.0042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7443403678198">
            <text:p>0.74434</text:p>
          </table:table-cell>
          <table:table-cell office:value-type="float" office:value="0.748356802182">
            <text:p>0.74836</text:p>
          </table:table-cell>
          <table:table-cell office:value-type="float" office:value="0.00401643436220001">
            <text:p>0.0040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7712365374003">
            <text:p>0.77124</text:p>
          </table:table-cell>
          <table:table-cell office:value-type="float" office:value="0.7750579987445">
            <text:p>0.77506</text:p>
          </table:table-cell>
          <table:table-cell office:value-type="float" office:value="0.00382146134419992">
            <text:p>0.003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50889887122">
            <text:p>0.79509</text:p>
          </table:table-cell>
          <table:table-cell office:value-type="float" office:value="0.7986991499353">
            <text:p>0.79870</text:p>
          </table:table-cell>
          <table:table-cell office:value-type="float" office:value="0.00361016122309998">
            <text:p>0.0036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8158035870273">
            <text:p>0.81580</text:p>
          </table:table-cell>
          <table:table-cell office:value-type="float" office:value="0.8192038883163">
            <text:p>0.81920</text:p>
          </table:table-cell>
          <table:table-cell office:value-type="float" office:value="0.00340030128900004">
            <text:p>0.0034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8332985812896">
            <text:p>0.83330</text:p>
          </table:table-cell>
          <table:table-cell office:value-type="float" office:value="0.8365115311425">
            <text:p>0.83651</text:p>
          </table:table-cell>
          <table:table-cell office:value-type="float" office:value="0.00321294985289999">
            <text:p>0.0032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8475049267494">
            <text:p>0.84750</text:p>
          </table:table-cell>
          <table:table-cell office:value-type="float" office:value="0.850570827785">
            <text:p>0.85057</text:p>
          </table:table-cell>
          <table:table-cell office:value-type="float" office:value="0.00306590103559978">
            <text:p>0.0030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8583665574515">
            <text:p>0.85837</text:p>
          </table:table-cell>
          <table:table-cell office:value-type="float" office:value="0.8613331771341">
            <text:p>0.86133</text:p>
          </table:table-cell>
          <table:table-cell office:value-type="float" office:value="0.00296661968259992">
            <text:p>0.0029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8658406075017">
            <text:p>0.86584</text:p>
          </table:table-cell>
          <table:table-cell office:value-type="float" office:value="0.8687573127976">
            <text:p>0.86876</text:p>
          </table:table-cell>
          <table:table-cell office:value-type="float" office:value="0.00291670529590005">
            <text:p>0.0029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8698975802391">
            <text:p>0.86990</text:p>
          </table:table-cell>
          <table:table-cell office:value-type="float" office:value="0.8728135673857">
            <text:p>0.87281</text:p>
          </table:table-cell>
          <table:table-cell office:value-type="float" office:value="0.00291598714659991">
            <text:p>0.0029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8705214646457">
            <text:p>0.87052</text:p>
          </table:table-cell>
          <table:table-cell office:value-type="float" office:value="0.8734891178658">
            <text:p>0.87349</text:p>
          </table:table-cell>
          <table:table-cell office:value-type="float" office:value="0.00296765322009995">
            <text:p>0.0029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8677097985347">
            <text:p>0.86771</text:p>
          </table:table-cell>
          <table:table-cell office:value-type="float" office:value="0.8707966783299">
            <text:p>0.87080</text:p>
          </table:table-cell>
          <table:table-cell office:value-type="float" office:value="0.00308687979519995">
            <text:p>0.0030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8614736782678">
            <text:p>0.86147</text:p>
          </table:table-cell>
          <table:table-cell office:value-type="float" office:value="0.8647890626583">
            <text:p>0.86479</text:p>
          </table:table-cell>
          <table:table-cell office:value-type="float" office:value="0.00331538439049994">
            <text:p>0.0033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518377149627">
            <text:p>0.85184</text:p>
          </table:table-cell>
          <table:table-cell office:value-type="float" office:value="0.8555794344179">
            <text:p>0.85558</text:p>
          </table:table-cell>
          <table:table-cell office:value-type="float" office:value="0.00374171945520008">
            <text:p>0.0037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8388399373643">
            <text:p>0.83884</text:p>
          </table:table-cell>
          <table:table-cell office:value-type="float" office:value="0.8433623030178">
            <text:p>0.84336</text:p>
          </table:table-cell>
          <table:table-cell office:value-type="float" office:value="0.00452236565349995">
            <text:p>0.0045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8225316417625">
            <text:p>0.82253</text:p>
          </table:table-cell>
          <table:table-cell office:value-type="float" office:value="0.8284246711801">
            <text:p>0.82842</text:p>
          </table:table-cell>
          <table:table-cell office:value-type="float" office:value="0.00589302941759984">
            <text:p>0.0058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8029771895498">
            <text:p>0.80298</text:p>
          </table:table-cell>
          <table:table-cell office:value-type="float" office:value="0.8111192236339">
            <text:p>0.81112</text:p>
          </table:table-cell>
          <table:table-cell office:value-type="float" office:value="0.00814203408410008">
            <text:p>0.00814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7802537532152">
            <text:p>0.78025</text:p>
          </table:table-cell>
          <table:table-cell office:value-type="float" office:value="0.7917393953454">
            <text:p>0.79174</text:p>
          </table:table-cell>
          <table:table-cell office:value-type="float" office:value="0.0114856421302">
            <text:p>0.0114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544510117808">
            <text:p>0.75445</text:p>
          </table:table-cell>
          <table:table-cell office:value-type="float" office:value="0.7702512005912">
            <text:p>0.77025</text:p>
          </table:table-cell>
          <table:table-cell office:value-type="float" office:value="0.0158001888104001">
            <text:p>0.0158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7256707968787">
            <text:p>0.72567</text:p>
          </table:table-cell>
          <table:table-cell office:value-type="float" office:value="0.7464498037627">
            <text:p>0.74645</text:p>
          </table:table-cell>
          <table:table-cell office:value-type="float" office:value="0.0207790068840001">
            <text:p>0.0207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6940266908688">
            <text:p>0.69403</text:p>
          </table:table-cell>
          <table:table-cell office:value-type="float" office:value="0.7200290806147">
            <text:p>0.72003</text:p>
          </table:table-cell>
          <table:table-cell office:value-type="float" office:value="0.0260023897459001">
            <text:p>0.0260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6596435785807">
            <text:p>0.65964</text:p>
          </table:table-cell>
          <table:table-cell office:value-type="float" office:value="0.6810571477523">
            <text:p>0.68106</text:p>
          </table:table-cell>
          <table:table-cell office:value-type="float" office:value="0.0214135691716001">
            <text:p>0.0214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6226571544504">
            <text:p>0.62266</text:p>
          </table:table-cell>
          <table:table-cell office:value-type="float" office:value="0.63294359073">
            <text:p>0.63294</text:p>
          </table:table-cell>
          <table:table-cell office:value-type="float" office:value="0.0102864362796">
            <text:p>0.0102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5832133869964">
            <text:p>0.58321</text:p>
          </table:table-cell>
          <table:table-cell office:value-type="float" office:value="0.5845438467321">
            <text:p>0.58454</text:p>
          </table:table-cell>
          <table:table-cell office:value-type="float" office:value="0.00133045973570001">
            <text:p>0.0013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5414679427489">
            <text:p>0.54147</text:p>
          </table:table-cell>
          <table:table-cell office:value-type="float" office:value="0.5457730625">
            <text:p>0.54577</text:p>
          </table:table-cell>
          <table:table-cell office:value-type="float" office:value="0.00430511975109993">
            <text:p>0.0043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4975855719045">
            <text:p>0.49759</text:p>
          </table:table-cell>
          <table:table-cell office:value-type="float" office:value="0.498493775575">
            <text:p>0.49849</text:p>
          </table:table-cell>
          <table:table-cell office:value-type="float" office:value="0.000908203670500041">
            <text:p>0.0009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451739458133">
            <text:p>0.45174</text:p>
          </table:table-cell>
          <table:table-cell office:value-type="float" office:value="0.448283271487">
            <text:p>0.44828</text:p>
          </table:table-cell>
          <table:table-cell office:value-type="float" office:value="-0.003456186646">
            <text:p>-0.0034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4041105351004">
            <text:p>0.40411</text:p>
          </table:table-cell>
          <table:table-cell office:value-type="float" office:value="0.401046961852">
            <text:p>0.40105</text:p>
          </table:table-cell>
          <table:table-cell office:value-type="float" office:value="-0.00306357324839995">
            <text:p>-0.0030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48867724063">
            <text:p>0.35489</text:p>
          </table:table-cell>
          <table:table-cell office:value-type="float" office:value="0.3523375943002">
            <text:p>0.35234</text:p>
          </table:table-cell>
          <table:table-cell office:value-type="float" office:value="-0.00254917810610006">
            <text:p>-0.0025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3042624337539">
            <text:p>0.30426</text:p>
          </table:table-cell>
          <table:table-cell office:value-type="float" office:value="0.3024515319207">
            <text:p>0.30245</text:p>
          </table:table-cell>
          <table:table-cell office:value-type="float" office:value="-0.00181090183319999">
            <text:p>-0.0018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2524373102797">
            <text:p>0.25244</text:p>
          </table:table-cell>
          <table:table-cell office:value-type="float" office:value="0.2530264838473">
            <text:p>0.25303</text:p>
          </table:table-cell>
          <table:table-cell office:value-type="float" office:value="0.000589173567600021">
            <text:p>0.0005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1996159320694">
            <text:p>0.19962</text:p>
          </table:table-cell>
          <table:table-cell office:value-type="float" office:value="0.2030113896575">
            <text:p>0.20301</text:p>
          </table:table-cell>
          <table:table-cell office:value-type="float" office:value="0.00339545758810003">
            <text:p>0.0034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1460067609712">
            <text:p>0.14601</text:p>
          </table:table-cell>
          <table:table-cell office:value-type="float" office:value="0.1453822647949">
            <text:p>0.14538</text:p>
          </table:table-cell>
          <table:table-cell office:value-type="float" office:value="-0.000624496176300005">
            <text:p>-0.0006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918213678915">
            <text:p>0.09182</text:p>
          </table:table-cell>
          <table:table-cell office:value-type="float" office:value="0.09918035642506">
            <text:p>0.09918</text:p>
          </table:table-cell>
          <table:table-cell office:value-type="float" office:value="0.00735898853356">
            <text:p>0.0073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3727359782195">
            <text:p>0.03727</text:p>
          </table:table-cell>
          <table:table-cell office:value-type="float" office:value="0.03428107232666">
            <text:p>0.03428</text:p>
          </table:table-cell>
          <table:table-cell office:value-type="float" office:value="-0.00299252549529">
            <text:p>-0.0029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0.01742127410951">
            <text:p>-0.01742</text:p>
          </table:table-cell>
          <table:table-cell office:value-type="float" office:value="-0.02188038969616">
            <text:p>-0.02188</text:p>
          </table:table-cell>
          <table:table-cell office:value-type="float" office:value="-0.00445911558665">
            <text:p>-0.0044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-0.07204739223109">
            <text:p>-0.07205</text:p>
          </table:table-cell>
          <table:table-cell office:value-type="float" office:value="-0.07679443170738">
            <text:p>-0.07679</text:p>
          </table:table-cell>
          <table:table-cell office:value-type="float" office:value="-0.00474703947629">
            <text:p>-0.00475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-0.1263891722108">
            <text:p>-0.12639</text:p>
          </table:table-cell>
          <table:table-cell office:value-type="float" office:value="-0.1286531219945">
            <text:p>-0.12865</text:p>
          </table:table-cell>
          <table:table-cell office:value-type="float" office:value="-0.00226394978370001">
            <text:p>-0.0022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0.1802321518696">
            <text:p>-0.18023</text:p>
          </table:table-cell>
          <table:table-cell office:value-type="float" office:value="-0.1827112572024">
            <text:p>-0.18271</text:p>
          </table:table-cell>
          <table:table-cell office:value-type="float" office:value="-0.00247910533279999">
            <text:p>-0.0024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-0.2333638375652">
            <text:p>-0.23336</text:p>
          </table:table-cell>
          <table:table-cell office:value-type="float" office:value="-0.237431290986">
            <text:p>-0.23743</text:p>
          </table:table-cell>
          <table:table-cell office:value-type="float" office:value="-0.00406745342080003">
            <text:p>-0.0040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-0.2855745428077">
            <text:p>-0.28557</text:p>
          </table:table-cell>
          <table:table-cell office:value-type="float" office:value="-0.2879159957507">
            <text:p>-0.28792</text:p>
          </table:table-cell>
          <table:table-cell office:value-type="float" office:value="-0.00234145294299998">
            <text:p>-0.0023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-0.3366582157963">
            <text:p>-0.33666</text:p>
          </table:table-cell>
          <table:table-cell office:value-type="float" office:value="-0.3377958801666">
            <text:p>-0.33780</text:p>
          </table:table-cell>
          <table:table-cell office:value-type="float" office:value="-0.00113766437029994">
            <text:p>-0.0011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-0.3864132526117">
            <text:p>-0.38641</text:p>
          </table:table-cell>
          <table:table-cell office:value-type="float" office:value="-0.3905588241863">
            <text:p>-0.39056</text:p>
          </table:table-cell>
          <table:table-cell office:value-type="float" office:value="-0.00414557157460005">
            <text:p>-0.0041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-0.4346432928545">
            <text:p>-0.43464</text:p>
          </table:table-cell>
          <table:table-cell office:value-type="float" office:value="-0.4368659943315">
            <text:p>-0.43687</text:p>
          </table:table-cell>
          <table:table-cell office:value-type="float" office:value="-0.00222270147700004">
            <text:p>-0.0022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0.48115799459">
            <text:p>-0.48116</text:p>
          </table:table-cell>
          <table:table-cell office:value-type="float" office:value="-0.4874680753509">
            <text:p>-0.48747</text:p>
          </table:table-cell>
          <table:table-cell office:value-type="float" office:value="-0.00631008076089995">
            <text:p>-0.0063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-0.525773785541">
            <text:p>-0.52577</text:p>
          </table:table-cell>
          <table:table-cell office:value-type="float" office:value="-0.5411814548399">
            <text:p>-0.54118</text:p>
          </table:table-cell>
          <table:table-cell office:value-type="float" office:value="-0.0154076692988999">
            <text:p>-0.0154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-0.5683145875637">
            <text:p>-0.56831</text:p>
          </table:table-cell>
          <table:table-cell office:value-type="float" office:value="-0.5810261022918">
            <text:p>-0.58103</text:p>
          </table:table-cell>
          <table:table-cell office:value-type="float" office:value="-0.0127115147280999">
            <text:p>-0.0127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-0.6086125115475">
            <text:p>-0.60861</text:p>
          </table:table-cell>
          <table:table-cell office:value-type="float" office:value="-0.6204257634849">
            <text:p>-0.62043</text:p>
          </table:table-cell>
          <table:table-cell office:value-type="float" office:value="-0.0118132519374">
            <text:p>-0.0118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-0.6465085199969">
            <text:p>-0.64651</text:p>
          </table:table-cell>
          <table:table-cell office:value-type="float" office:value="-0.6580613370103">
            <text:p>-0.65806</text:p>
          </table:table-cell>
          <table:table-cell office:value-type="float" office:value="-0.0115528170134001">
            <text:p>-0.0115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-0.6818530546794">
            <text:p>-0.68185</text:p>
          </table:table-cell>
          <table:table-cell office:value-type="float" office:value="-0.6930105632432">
            <text:p>-0.69301</text:p>
          </table:table-cell>
          <table:table-cell office:value-type="float" office:value="-0.0111575085638">
            <text:p>-0.0111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-0.7145066268642">
            <text:p>-0.71451</text:p>
          </table:table-cell>
          <table:table-cell office:value-type="float" office:value="-0.7251085411663">
            <text:p>-0.72511</text:p>
          </table:table-cell>
          <table:table-cell office:value-type="float" office:value="-0.0106019143021">
            <text:p>-0.0106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-0.7443403678198">
            <text:p>-0.74434</text:p>
          </table:table-cell>
          <table:table-cell office:value-type="float" office:value="-0.7542438392016">
            <text:p>-0.75424</text:p>
          </table:table-cell>
          <table:table-cell office:value-type="float" office:value="-0.00990347138179992">
            <text:p>-0.0099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0.7712365374003">
            <text:p>-0.77124</text:p>
          </table:table-cell>
          <table:table-cell office:value-type="float" office:value="-0.7803650361312">
            <text:p>-0.78037</text:p>
          </table:table-cell>
          <table:table-cell office:value-type="float" office:value="-0.00912849873089994">
            <text:p>-0.0091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-0.7950889887122">
            <text:p>-0.79509</text:p>
          </table:table-cell>
          <table:table-cell office:value-type="float" office:value="-0.8034829173334">
            <text:p>-0.80348</text:p>
          </table:table-cell>
          <table:table-cell office:value-type="float" office:value="-0.00839392862120003">
            <text:p>-0.00839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-0.8158035870273">
            <text:p>-0.81580</text:p>
          </table:table-cell>
          <table:table-cell office:value-type="float" office:value="-0.8236280657884">
            <text:p>-0.82363</text:p>
          </table:table-cell>
          <table:table-cell office:value-type="float" office:value="-0.00782447876110004">
            <text:p>-0.007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-0.8332985812896">
            <text:p>-0.83330</text:p>
          </table:table-cell>
          <table:table-cell office:value-type="float" office:value="-0.8408099381437">
            <text:p>-0.84081</text:p>
          </table:table-cell>
          <table:table-cell office:value-type="float" office:value="-0.00751135685409987">
            <text:p>-0.0075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0.8475049267494">
            <text:p>-0.84750</text:p>
          </table:table-cell>
          <table:table-cell office:value-type="float" office:value="-0.854998806701">
            <text:p>-0.85500</text:p>
          </table:table-cell>
          <table:table-cell office:value-type="float" office:value="-0.00749387995159989">
            <text:p>-0.00749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0.8583665574515">
            <text:p>-0.85837</text:p>
          </table:table-cell>
          <table:table-cell office:value-type="float" office:value="-0.8661293879731">
            <text:p>-0.86613</text:p>
          </table:table-cell>
          <table:table-cell office:value-type="float" office:value="-0.00776283052159987">
            <text:p>-0.0077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0.8658406075017">
            <text:p>-0.86584</text:p>
          </table:table-cell>
          <table:table-cell office:value-type="float" office:value="-0.8741139788079">
            <text:p>-0.87411</text:p>
          </table:table-cell>
          <table:table-cell office:value-type="float" office:value="-0.00827337130619998">
            <text:p>-0.0082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0.8698975802391">
            <text:p>-0.86990</text:p>
          </table:table-cell>
          <table:table-cell office:value-type="float" office:value="-0.8788377725312">
            <text:p>-0.87884</text:p>
          </table:table-cell>
          <table:table-cell office:value-type="float" office:value="-0.00894019229209986">
            <text:p>-0.0089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0.8705214646457">
            <text:p>-0.87052</text:p>
          </table:table-cell>
          <table:table-cell office:value-type="float" office:value="-0.8803236694046">
            <text:p>-0.88032</text:p>
          </table:table-cell>
          <table:table-cell office:value-type="float" office:value="-0.00980220475889992">
            <text:p>-0.0098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0.8677097985347">
            <text:p>-0.86771</text:p>
          </table:table-cell>
          <table:table-cell office:value-type="float" office:value="-0.8781723561988">
            <text:p>-0.87817</text:p>
          </table:table-cell>
          <table:table-cell office:value-type="float" office:value="-0.0104625576641">
            <text:p>-0.0104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0.8614736782678">
            <text:p>-0.86147</text:p>
          </table:table-cell>
          <table:table-cell office:value-type="float" office:value="-0.8716444588799">
            <text:p>-0.87164</text:p>
          </table:table-cell>
          <table:table-cell office:value-type="float" office:value="-0.0101707806121001">
            <text:p>-0.0101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0.8518377149627">
            <text:p>-0.85184</text:p>
          </table:table-cell>
          <table:table-cell office:value-type="float" office:value="-0.8556757901214">
            <text:p>-0.85568</text:p>
          </table:table-cell>
          <table:table-cell office:value-type="float" office:value="-0.00383807515870005">
            <text:p>-0.0038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0.8388399373643">
            <text:p>-0.83884</text:p>
          </table:table-cell>
          <table:table-cell office:value-type="float" office:value="-0.8416448953026">
            <text:p>-0.84164</text:p>
          </table:table-cell>
          <table:table-cell office:value-type="float" office:value="-0.00280495793830005">
            <text:p>-0.0028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0.8225316417625">
            <text:p>-0.82253</text:p>
          </table:table-cell>
          <table:table-cell office:value-type="float" office:value="-0.8251967231793">
            <text:p>-0.82520</text:p>
          </table:table-cell>
          <table:table-cell office:value-type="float" office:value="-0.00266508141679989">
            <text:p>-0.00267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0.8029771895498">
            <text:p>-0.80298</text:p>
          </table:table-cell>
          <table:table-cell office:value-type="float" office:value="-0.8055881348708">
            <text:p>-0.80559</text:p>
          </table:table-cell>
          <table:table-cell office:value-type="float" office:value="-0.00261094532100004">
            <text:p>-0.0026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0.7802537532152">
            <text:p>-0.78025</text:p>
          </table:table-cell>
          <table:table-cell office:value-type="float" office:value="-0.7828307319265">
            <text:p>-0.78283</text:p>
          </table:table-cell>
          <table:table-cell office:value-type="float" office:value="-0.00257697871129992">
            <text:p>-0.0025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0.7544510117808">
            <text:p>-0.75445</text:p>
          </table:table-cell>
          <table:table-cell office:value-type="float" office:value="-0.7569382372247">
            <text:p>-0.75694</text:p>
          </table:table-cell>
          <table:table-cell office:value-type="float" office:value="-0.00248722544390012">
            <text:p>-0.0024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0.7256707968787">
            <text:p>-0.72567</text:p>
          </table:table-cell>
          <table:table-cell office:value-type="float" office:value="-0.728508171333">
            <text:p>-0.72851</text:p>
          </table:table-cell>
          <table:table-cell office:value-type="float" office:value="-0.0028373744543001">
            <text:p>-0.002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0.6940266908688">
            <text:p>-0.69403</text:p>
          </table:table-cell>
          <table:table-cell office:value-type="float" office:value="-0.6942289986914">
            <text:p>-0.69423</text:p>
          </table:table-cell>
          <table:table-cell office:value-type="float" office:value="-0.000202307822600112">
            <text:p>-0.0002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0.6596435785807">
            <text:p>-0.65964</text:p>
          </table:table-cell>
          <table:table-cell office:value-type="float" office:value="-0.6587196927907">
            <text:p>-0.65872</text:p>
          </table:table-cell>
          <table:table-cell office:value-type="float" office:value="0.000923885790000023">
            <text:p>0.0009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0.6226571544504">
            <text:p>-0.62266</text:p>
          </table:table-cell>
          <table:table-cell office:value-type="float" office:value="-0.621746223369">
            <text:p>-0.62175</text:p>
          </table:table-cell>
          <table:table-cell office:value-type="float" office:value="0.000910931081399946">
            <text:p>0.0009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0.5832133869964">
            <text:p>-0.58321</text:p>
          </table:table-cell>
          <table:table-cell office:value-type="float" office:value="-0.5822543033906">
            <text:p>-0.58225</text:p>
          </table:table-cell>
          <table:table-cell office:value-type="float" office:value="0.000959083605799993">
            <text:p>0.0009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0.5414679427489">
            <text:p>-0.54147</text:p>
          </table:table-cell>
          <table:table-cell office:value-type="float" office:value="-0.5404250082756">
            <text:p>-0.54043</text:p>
          </table:table-cell>
          <table:table-cell office:value-type="float" office:value="0.00104293447330006">
            <text:p>0.0010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0.4975855719045">
            <text:p>-0.49759</text:p>
          </table:table-cell>
          <table:table-cell office:value-type="float" office:value="-0.4964169694133">
            <text:p>-0.49642</text:p>
          </table:table-cell>
          <table:table-cell office:value-type="float" office:value="0.00116860249119993">
            <text:p>0.0011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0.451739458133">
            <text:p>-0.45174</text:p>
          </table:table-cell>
          <table:table-cell office:value-type="float" office:value="-0.4504056479969">
            <text:p>-0.45041</text:p>
          </table:table-cell>
          <table:table-cell office:value-type="float" office:value="0.00133381013609996">
            <text:p>0.0013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0.4041105351004">
            <text:p>-0.40411</text:p>
          </table:table-cell>
          <table:table-cell office:value-type="float" office:value="-0.4025849111315">
            <text:p>-0.40258</text:p>
          </table:table-cell>
          <table:table-cell office:value-type="float" office:value="0.00152562396889999">
            <text:p>0.0015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0.3548867724063">
            <text:p>-0.35489</text:p>
          </table:table-cell>
          <table:table-cell office:value-type="float" office:value="-0.353164592211">
            <text:p>-0.35316</text:p>
          </table:table-cell>
          <table:table-cell office:value-type="float" office:value="0.00172218019530002">
            <text:p>0.0017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0.3042624337539">
            <text:p>-0.30426</text:p>
          </table:table-cell>
          <table:table-cell office:value-type="float" office:value="-0.3023631122381">
            <text:p>-0.30236</text:p>
          </table:table-cell>
          <table:table-cell office:value-type="float" office:value="0.00189932151579997">
            <text:p>0.0019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0.2524373102797">
            <text:p>-0.25244</text:p>
          </table:table-cell>
          <table:table-cell office:value-type="float" office:value="-0.2503961133744">
            <text:p>-0.25040</text:p>
          </table:table-cell>
          <table:table-cell office:value-type="float" office:value="0.00204119690529997">
            <text:p>0.0020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0.1996159320694">
            <text:p>-0.19962</text:p>
          </table:table-cell>
          <table:table-cell office:value-type="float" office:value="-0.1974706417804">
            <text:p>-0.19747</text:p>
          </table:table-cell>
          <table:table-cell office:value-type="float" office:value="0.00214529028899996">
            <text:p>0.0021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0.1460067609712">
            <text:p>-0.14601</text:p>
          </table:table-cell>
          <table:table-cell office:value-type="float" office:value="-0.1438046958017">
            <text:p>-0.14380</text:p>
          </table:table-cell>
          <table:table-cell office:value-type="float" office:value="0.0022020651695">
            <text:p>0.0022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0.0918213678915">
            <text:p>-0.09182</text:p>
          </table:table-cell>
          <table:table-cell office:value-type="float" office:value="-0.08960140417688">
            <text:p>-0.08960</text:p>
          </table:table-cell>
          <table:table-cell office:value-type="float" office:value="0.00221996371461999">
            <text:p>0.0022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0.03727359782195">
            <text:p>-0.03727</text:p>
          </table:table-cell>
          <table:table-cell office:value-type="float" office:value="-0.0350483120791">
            <text:p>-0.03505</text:p>
          </table:table-cell>
          <table:table-cell office:value-type="float" office:value="0.00222528574285">
            <text:p>0.0022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742127410951">
            <text:p>0.01742</text:p>
          </table:table-cell>
          <table:table-cell office:value-type="float" office:value="0.01925115528499">
            <text:p>0.01925</text:p>
          </table:table-cell>
          <table:table-cell office:value-type="float" office:value="0.00182988117548">
            <text:p>0.0018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07204739223109">
            <text:p>0.07205</text:p>
          </table:table-cell>
          <table:table-cell office:value-type="float" office:value="0.07394452511777">
            <text:p>0.07394</text:p>
          </table:table-cell>
          <table:table-cell office:value-type="float" office:value="0.00189713288668">
            <text:p>0.0019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1263891722108">
            <text:p>0.12639</text:p>
          </table:table-cell>
          <table:table-cell office:value-type="float" office:value="0.1280920430744">
            <text:p>0.12809</text:p>
          </table:table-cell>
          <table:table-cell office:value-type="float" office:value="0.00170287086359999">
            <text:p>0.0017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1802321518696">
            <text:p>0.18023</text:p>
          </table:table-cell>
          <table:table-cell office:value-type="float" office:value="0.1816834311532">
            <text:p>0.18168</text:p>
          </table:table-cell>
          <table:table-cell office:value-type="float" office:value="0.0014512792836">
            <text:p>0.0014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2333638375652">
            <text:p>0.23336</text:p>
          </table:table-cell>
          <table:table-cell office:value-type="float" office:value="0.2345397612095">
            <text:p>0.23454</text:p>
          </table:table-cell>
          <table:table-cell office:value-type="float" office:value="0.0011759236443">
            <text:p>0.0011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2855745428077">
            <text:p>0.28557</text:p>
          </table:table-cell>
          <table:table-cell office:value-type="float" office:value="0.2864810539435">
            <text:p>0.28648</text:p>
          </table:table-cell>
          <table:table-cell office:value-type="float" office:value="0.000906511135800037">
            <text:p>0.0009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3366582157963">
            <text:p>0.33666</text:p>
          </table:table-cell>
          <table:table-cell office:value-type="float" office:value="0.3373794490429">
            <text:p>0.33738</text:p>
          </table:table-cell>
          <table:table-cell office:value-type="float" office:value="0.000721233246599951">
            <text:p>0.00072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3864132526117">
            <text:p>0.38641</text:p>
          </table:table-cell>
          <table:table-cell office:value-type="float" office:value="0.3870781427911">
            <text:p>0.38708</text:p>
          </table:table-cell>
          <table:table-cell office:value-type="float" office:value="0.000664890179400024">
            <text:p>0.0006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4346432928545">
            <text:p>0.43464</text:p>
          </table:table-cell>
          <table:table-cell office:value-type="float" office:value="0.4353230241343">
            <text:p>0.43532</text:p>
          </table:table-cell>
          <table:table-cell office:value-type="float" office:value="0.000679731279799978">
            <text:p>0.0006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48115799459">
            <text:p>0.48116</text:p>
          </table:table-cell>
          <table:table-cell office:value-type="float" office:value="0.4820793842065">
            <text:p>0.48208</text:p>
          </table:table-cell>
          <table:table-cell office:value-type="float" office:value="0.000921389616500012">
            <text:p>0.0009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525773785541">
            <text:p>0.52577</text:p>
          </table:table-cell>
          <table:table-cell office:value-type="float" office:value="0.5269654225888">
            <text:p>0.52697</text:p>
          </table:table-cell>
          <table:table-cell office:value-type="float" office:value="0.0011916370477999">
            <text:p>0.0011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5683145875637">
            <text:p>0.56831</text:p>
          </table:table-cell>
          <table:table-cell office:value-type="float" office:value="0.5697850389422">
            <text:p>0.56979</text:p>
          </table:table-cell>
          <table:table-cell office:value-type="float" office:value="0.00147045137849999">
            <text:p>0.0014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6086125115475">
            <text:p>0.60861</text:p>
          </table:table-cell>
          <table:table-cell office:value-type="float" office:value="0.6098197134427">
            <text:p>0.60982</text:p>
          </table:table-cell>
          <table:table-cell office:value-type="float" office:value="0.00120720189519996">
            <text:p>0.0012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6465085199969">
            <text:p>0.64651</text:p>
          </table:table-cell>
          <table:table-cell office:value-type="float" office:value="0.6494335793701">
            <text:p>0.64943</text:p>
          </table:table-cell>
          <table:table-cell office:value-type="float" office:value="0.00292505937319998">
            <text:p>0.0029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6818530546794">
            <text:p>0.68185</text:p>
          </table:table-cell>
          <table:table-cell office:value-type="float" office:value="0.6855989154405">
            <text:p>0.68560</text:p>
          </table:table-cell>
          <table:table-cell office:value-type="float" office:value="0.00374586076109995">
            <text:p>0.0037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7145066268642">
            <text:p>0.71451</text:p>
          </table:table-cell>
          <table:table-cell office:value-type="float" office:value="0.718158774663">
            <text:p>0.71816</text:p>
          </table:table-cell>
          <table:table-cell office:value-type="float" office:value="0.00365214779879996">
            <text:p>0.0036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7443403678198">
            <text:p>0.74434</text:p>
          </table:table-cell>
          <table:table-cell office:value-type="float" office:value="0.7472662747164">
            <text:p>0.74727</text:p>
          </table:table-cell>
          <table:table-cell office:value-type="float" office:value="0.00292590689659999">
            <text:p>0.00293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7712365374003">
            <text:p>0.77124</text:p>
          </table:table-cell>
          <table:table-cell office:value-type="float" office:value="0.7737222661368">
            <text:p>0.77372</text:p>
          </table:table-cell>
          <table:table-cell office:value-type="float" office:value="0.00248572873649988">
            <text:p>0.0024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7950889887122">
            <text:p>0.79509</text:p>
          </table:table-cell>
          <table:table-cell office:value-type="float" office:value="0.7972919619135">
            <text:p>0.79729</text:p>
          </table:table-cell>
          <table:table-cell office:value-type="float" office:value="0.00220297320130003">
            <text:p>0.0022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8158035870273">
            <text:p>0.81580</text:p>
          </table:table-cell>
          <table:table-cell office:value-type="float" office:value="0.8178286096582">
            <text:p>0.81783</text:p>
          </table:table-cell>
          <table:table-cell office:value-type="float" office:value="0.00202502263089988">
            <text:p>0.0020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8332985812896">
            <text:p>0.83330</text:p>
          </table:table-cell>
          <table:table-cell office:value-type="float" office:value="0.8352298980541">
            <text:p>0.83523</text:p>
          </table:table-cell>
          <table:table-cell office:value-type="float" office:value="0.00193131676449998">
            <text:p>0.00193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8475049267494">
            <text:p>0.84750</text:p>
          </table:table-cell>
          <table:table-cell office:value-type="float" office:value="0.8494246623218">
            <text:p>0.84942</text:p>
          </table:table-cell>
          <table:table-cell office:value-type="float" office:value="0.00191973557239988">
            <text:p>0.0019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8583665574515">
            <text:p>0.85837</text:p>
          </table:table-cell>
          <table:table-cell office:value-type="float" office:value="0.8603668267052">
            <text:p>0.86037</text:p>
          </table:table-cell>
          <table:table-cell office:value-type="float" office:value="0.0020002692537">
            <text:p>0.0020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8658406075017">
            <text:p>0.86584</text:p>
          </table:table-cell>
          <table:table-cell office:value-type="float" office:value="0.8680356667305">
            <text:p>0.86804</text:p>
          </table:table-cell>
          <table:table-cell office:value-type="float" office:value="0.00219505922880003">
            <text:p>0.0022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8698975802391">
            <text:p>0.86990</text:p>
          </table:table-cell>
          <table:table-cell office:value-type="float" office:value="0.8724373692592">
            <text:p>0.87244</text:p>
          </table:table-cell>
          <table:table-cell office:value-type="float" office:value="0.00253978902009988">
            <text:p>0.0025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8705214646457">
            <text:p>0.87052</text:p>
          </table:table-cell>
          <table:table-cell office:value-type="float" office:value="0.8736022847326">
            <text:p>0.87360</text:p>
          </table:table-cell>
          <table:table-cell office:value-type="float" office:value="0.00308082008690003">
            <text:p>0.00308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8677097985347">
            <text:p>0.86771</text:p>
          </table:table-cell>
          <table:table-cell office:value-type="float" office:value="0.8715672926244">
            <text:p>0.87157</text:p>
          </table:table-cell>
          <table:table-cell office:value-type="float" office:value="0.00385749408969993">
            <text:p>0.0038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8614736782678">
            <text:p>0.86147</text:p>
          </table:table-cell>
          <table:table-cell office:value-type="float" office:value="0.8663365759011">
            <text:p>0.86634</text:p>
          </table:table-cell>
          <table:table-cell office:value-type="float" office:value="0.00486289763330017">
            <text:p>0.0048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8518377149627">
            <text:p>0.85184</text:p>
          </table:table-cell>
          <table:table-cell office:value-type="float" office:value="0.8578326132445">
            <text:p>0.85783</text:p>
          </table:table-cell>
          <table:table-cell office:value-type="float" office:value="0.0059948982818">
            <text:p>0.0059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8388399373643">
            <text:p>0.83884</text:p>
          </table:table-cell>
          <table:table-cell office:value-type="float" office:value="0.8458772929025">
            <text:p>0.84588</text:p>
          </table:table-cell>
          <table:table-cell office:value-type="float" office:value="0.00703735553820006">
            <text:p>0.0070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8225316417625">
            <text:p>0.82253</text:p>
          </table:table-cell>
          <table:table-cell office:value-type="float" office:value="0.8302496478842">
            <text:p>0.83025</text:p>
          </table:table-cell>
          <table:table-cell office:value-type="float" office:value="0.00771800612169993">
            <text:p>0.0077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8029771895498">
            <text:p>0.80298</text:p>
          </table:table-cell>
          <table:table-cell office:value-type="float" office:value="0.8108084163955">
            <text:p>0.81081</text:p>
          </table:table-cell>
          <table:table-cell office:value-type="float" office:value="0.00783122684570003">
            <text:p>0.0078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7802537532152">
            <text:p>0.78025</text:p>
          </table:table-cell>
          <table:table-cell office:value-type="float" office:value="0.7875871894034">
            <text:p>0.78759</text:p>
          </table:table-cell>
          <table:table-cell office:value-type="float" office:value="0.00733343618819993">
            <text:p>0.0073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7544510117808">
            <text:p>0.75445</text:p>
          </table:table-cell>
          <table:table-cell office:value-type="float" office:value="0.7607841620984">
            <text:p>0.76078</text:p>
          </table:table-cell>
          <table:table-cell office:value-type="float" office:value="0.00633315031760007">
            <text:p>0.0063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7256707968787">
            <text:p>0.72567</text:p>
          </table:table-cell>
          <table:table-cell office:value-type="float" office:value="0.7309706523482">
            <text:p>0.73097</text:p>
          </table:table-cell>
          <table:table-cell office:value-type="float" office:value="0.00529985546950007">
            <text:p>0.0053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6940266908688">
            <text:p>0.69403</text:p>
          </table:table-cell>
          <table:table-cell office:value-type="float" office:value="0.6982361185655">
            <text:p>0.69824</text:p>
          </table:table-cell>
          <table:table-cell office:value-type="float" office:value="0.00420942769670007">
            <text:p>0.0042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6596435785807">
            <text:p>0.65964</text:p>
          </table:table-cell>
          <table:table-cell office:value-type="float" office:value="0.65975983986">
            <text:p>0.65976</text:p>
          </table:table-cell>
          <table:table-cell office:value-type="float" office:value="0.000116261279299978">
            <text:p>0.0001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6226571544504">
            <text:p>0.62266</text:p>
          </table:table-cell>
          <table:table-cell office:value-type="float" office:value="0.6209690262791">
            <text:p>0.62097</text:p>
          </table:table-cell>
          <table:table-cell office:value-type="float" office:value="-0.00168812817130004">
            <text:p>-0.0016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5832133869964">
            <text:p>0.58321</text:p>
          </table:table-cell>
          <table:table-cell office:value-type="float" office:value="0.581280874828">
            <text:p>0.58128</text:p>
          </table:table-cell>
          <table:table-cell office:value-type="float" office:value="-0.00193251216839996">
            <text:p>-0.00193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5414679427489">
            <text:p>0.54147</text:p>
          </table:table-cell>
          <table:table-cell office:value-type="float" office:value="0.5393975446532">
            <text:p>0.53940</text:p>
          </table:table-cell>
          <table:table-cell office:value-type="float" office:value="-0.00207039809570009">
            <text:p>-0.0020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4975855719045">
            <text:p>0.49759</text:p>
          </table:table-cell>
          <table:table-cell office:value-type="float" office:value="0.4955538963224">
            <text:p>0.49555</text:p>
          </table:table-cell>
          <table:table-cell office:value-type="float" office:value="-0.00203167558209999">
            <text:p>-0.0020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451739458133">
            <text:p>0.45174</text:p>
          </table:table-cell>
          <table:table-cell office:value-type="float" office:value="0.4497255576818">
            <text:p>0.44973</text:p>
          </table:table-cell>
          <table:table-cell office:value-type="float" office:value="-0.00201390045119998">
            <text:p>-0.0020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4041105351004">
            <text:p>0.40411</text:p>
          </table:table-cell>
          <table:table-cell office:value-type="float" office:value="0.4020628830003">
            <text:p>0.40206</text:p>
          </table:table-cell>
          <table:table-cell office:value-type="float" office:value="-0.00204765210009999">
            <text:p>-0.0020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3548867724063">
            <text:p>0.35489</text:p>
          </table:table-cell>
          <table:table-cell office:value-type="float" office:value="0.353072850337">
            <text:p>0.35307</text:p>
          </table:table-cell>
          <table:table-cell office:value-type="float" office:value="-0.00181392206930009">
            <text:p>-0.0018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3042624337539">
            <text:p>0.30426</text:p>
          </table:table-cell>
          <table:table-cell office:value-type="float" office:value="0.3031140458727">
            <text:p>0.30311</text:p>
          </table:table-cell>
          <table:table-cell office:value-type="float" office:value="-0.00114838788119997">
            <text:p>-0.0011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2524373102797">
            <text:p>0.25244</text:p>
          </table:table-cell>
          <table:table-cell office:value-type="float" office:value="0.2581786935227">
            <text:p>0.25818</text:p>
          </table:table-cell>
          <table:table-cell office:value-type="float" office:value="0.005741383243">
            <text:p>0.00574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1996159320694">
            <text:p>0.19962</text:p>
          </table:table-cell>
          <table:table-cell office:value-type="float" office:value="0.198411218928">
            <text:p>0.19841</text:p>
          </table:table-cell>
          <table:table-cell office:value-type="float" office:value="-0.00120471314139997">
            <text:p>-0.0012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1460067609712">
            <text:p>0.14601</text:p>
          </table:table-cell>
          <table:table-cell office:value-type="float" office:value="0.1453515518815">
            <text:p>0.14535</text:p>
          </table:table-cell>
          <table:table-cell office:value-type="float" office:value="-0.000655209089699987">
            <text:p>-0.0006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0918213678915">
            <text:p>0.09182</text:p>
          </table:table-cell>
          <table:table-cell office:value-type="float" office:value="0.09024197789914">
            <text:p>0.09024</text:p>
          </table:table-cell>
          <table:table-cell office:value-type="float" office:value="-0.00157938999236">
            <text:p>-0.00158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03727359782195">
            <text:p>0.03727</text:p>
          </table:table-cell>
          <table:table-cell office:value-type="float" office:value="0.03452142847562">
            <text:p>0.03452</text:p>
          </table:table-cell>
          <table:table-cell office:value-type="float" office:value="-0.00275216934633">
            <text:p>-0.0027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0.01742127410951">
            <text:p>-0.01742</text:p>
          </table:table-cell>
          <table:table-cell office:value-type="float" office:value="-0.02051135959627">
            <text:p>-0.02051</text:p>
          </table:table-cell>
          <table:table-cell office:value-type="float" office:value="-0.00309008548676">
            <text:p>-0.00309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0.07204739223109">
            <text:p>-0.07205</text:p>
          </table:table-cell>
          <table:table-cell office:value-type="float" office:value="-0.07514469869326">
            <text:p>-0.07514</text:p>
          </table:table-cell>
          <table:table-cell office:value-type="float" office:value="-0.00309730646217">
            <text:p>-0.0031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0.1263891722108">
            <text:p>-0.12639</text:p>
          </table:table-cell>
          <table:table-cell office:value-type="float" office:value="-0.1285916568356">
            <text:p>-0.12859</text:p>
          </table:table-cell>
          <table:table-cell office:value-type="float" office:value="-0.00220248462479999">
            <text:p>-0.0022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0.1802321518696">
            <text:p>-0.18023</text:p>
          </table:table-cell>
          <table:table-cell office:value-type="float" office:value="-0.1828864393836">
            <text:p>-0.18289</text:p>
          </table:table-cell>
          <table:table-cell office:value-type="float" office:value="-0.00265428751400001">
            <text:p>-0.0026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0.2333638375652">
            <text:p>-0.23336</text:p>
          </table:table-cell>
          <table:table-cell office:value-type="float" office:value="-0.2364043912276">
            <text:p>-0.23640</text:p>
          </table:table-cell>
          <table:table-cell office:value-type="float" office:value="-0.00304055366240005">
            <text:p>-0.0030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0.2855745428077">
            <text:p>-0.28557</text:p>
          </table:table-cell>
          <table:table-cell office:value-type="float" office:value="-0.2878485097663">
            <text:p>-0.28785</text:p>
          </table:table-cell>
          <table:table-cell office:value-type="float" office:value="-0.00227396695859999">
            <text:p>-0.00227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0.3366582157963">
            <text:p>-0.33666</text:p>
          </table:table-cell>
          <table:table-cell office:value-type="float" office:value="-0.3385609585312">
            <text:p>-0.33856</text:p>
          </table:table-cell>
          <table:table-cell office:value-type="float" office:value="-0.00190274273489993">
            <text:p>-0.0019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0.3864132526117">
            <text:p>-0.38641</text:p>
          </table:table-cell>
          <table:table-cell office:value-type="float" office:value="-0.3890564971909">
            <text:p>-0.38906</text:p>
          </table:table-cell>
          <table:table-cell office:value-type="float" office:value="-0.00264324457920001">
            <text:p>-0.00264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0.4346432928545">
            <text:p>-0.43464</text:p>
          </table:table-cell>
          <table:table-cell office:value-type="float" office:value="-0.4372166864124">
            <text:p>-0.43722</text:p>
          </table:table-cell>
          <table:table-cell office:value-type="float" office:value="-0.00257339355789998">
            <text:p>-0.00257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0.48115799459">
            <text:p>-0.48116</text:p>
          </table:table-cell>
          <table:table-cell office:value-type="float" office:value="-0.483896257045">
            <text:p>-0.48390</text:p>
          </table:table-cell>
          <table:table-cell office:value-type="float" office:value="-0.00273826245499997">
            <text:p>-0.0027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0.525773785541">
            <text:p>-0.52577</text:p>
          </table:table-cell>
          <table:table-cell office:value-type="float" office:value="-0.5285358732097">
            <text:p>-0.52854</text:p>
          </table:table-cell>
          <table:table-cell office:value-type="float" office:value="-0.00276208766870001">
            <text:p>-0.0027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0.5683145875637">
            <text:p>-0.56831</text:p>
          </table:table-cell>
          <table:table-cell office:value-type="float" office:value="-0.5710414842345">
            <text:p>-0.57104</text:p>
          </table:table-cell>
          <table:table-cell office:value-type="float" office:value="-0.00272689667080006">
            <text:p>-0.0027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-0.6086125115475">
            <text:p>-0.60861</text:p>
          </table:table-cell>
          <table:table-cell office:value-type="float" office:value="-0.6112648076819">
            <text:p>-0.61126</text:p>
          </table:table-cell>
          <table:table-cell office:value-type="float" office:value="-0.00265229613439999">
            <text:p>-0.0026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-0.6465085199969">
            <text:p>-0.64651</text:p>
          </table:table-cell>
          <table:table-cell office:value-type="float" office:value="-0.6490747003332">
            <text:p>-0.64907</text:p>
          </table:table-cell>
          <table:table-cell office:value-type="float" office:value="-0.00256618033629996">
            <text:p>-0.0025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-0.6818530546794">
            <text:p>-0.68185</text:p>
          </table:table-cell>
          <table:table-cell office:value-type="float" office:value="-0.6843419775558">
            <text:p>-0.68434</text:p>
          </table:table-cell>
          <table:table-cell office:value-type="float" office:value="-0.00248892287640001">
            <text:p>-0.00249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-0.7145066268642">
            <text:p>-0.71451</text:p>
          </table:table-cell>
          <table:table-cell office:value-type="float" office:value="-0.716938437188">
            <text:p>-0.71694</text:p>
          </table:table-cell>
          <table:table-cell office:value-type="float" office:value="-0.00243181032379991">
            <text:p>-0.0024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-0.7443403678198">
            <text:p>-0.74434</text:p>
          </table:table-cell>
          <table:table-cell office:value-type="float" office:value="-0.7467429295109">
            <text:p>-0.74674</text:p>
          </table:table-cell>
          <table:table-cell office:value-type="float" office:value="-0.00240256169109998">
            <text:p>-0.0024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-0.7712365374003">
            <text:p>-0.77124</text:p>
          </table:table-cell>
          <table:table-cell office:value-type="float" office:value="-0.7736396138928">
            <text:p>-0.77364</text:p>
          </table:table-cell>
          <table:table-cell office:value-type="float" office:value="-0.00240307649249993">
            <text:p>-0.0024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0.7950889887122">
            <text:p>-0.79509</text:p>
          </table:table-cell>
          <table:table-cell office:value-type="float" office:value="-0.7975182634722">
            <text:p>-0.79752</text:p>
          </table:table-cell>
          <table:table-cell office:value-type="float" office:value="-0.00242927475999999">
            <text:p>-0.0024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0.8158035870273">
            <text:p>-0.81580</text:p>
          </table:table-cell>
          <table:table-cell office:value-type="float" office:value="-0.8182774160647">
            <text:p>-0.81828</text:p>
          </table:table-cell>
          <table:table-cell office:value-type="float" office:value="-0.00247382903740001">
            <text:p>-0.00247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0.8332985812896">
            <text:p>-0.83330</text:p>
          </table:table-cell>
          <table:table-cell office:value-type="float" office:value="-0.8358276532859">
            <text:p>-0.83583</text:p>
          </table:table-cell>
          <table:table-cell office:value-type="float" office:value="-0.00252907199629993">
            <text:p>-0.00253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-0.8475049267494">
            <text:p>-0.84750</text:p>
          </table:table-cell>
          <table:table-cell office:value-type="float" office:value="-0.8500930077888">
            <text:p>-0.85009</text:p>
          </table:table-cell>
          <table:table-cell office:value-type="float" office:value="-0.00258808103939989">
            <text:p>-0.00259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-0.8583665574515">
            <text:p>-0.85837</text:p>
          </table:table-cell>
          <table:table-cell office:value-type="float" office:value="-0.8610107421666">
            <text:p>-0.86101</text:p>
          </table:table-cell>
          <table:table-cell office:value-type="float" office:value="-0.00264418471509986">
            <text:p>-0.0026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-0.8658406075017">
            <text:p>-0.86584</text:p>
          </table:table-cell>
          <table:table-cell office:value-type="float" office:value="-0.8685366908639">
            <text:p>-0.86854</text:p>
          </table:table-cell>
          <table:table-cell office:value-type="float" office:value="-0.00269608336220006">
            <text:p>-0.0027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-0.8698975802391">
            <text:p>-0.86990</text:p>
          </table:table-cell>
          <table:table-cell office:value-type="float" office:value="-0.8726234613233">
            <text:p>-0.87262</text:p>
          </table:table-cell>
          <table:table-cell office:value-type="float" office:value="-0.00272588108419991">
            <text:p>-0.0027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-0.8705214646457">
            <text:p>-0.87052</text:p>
          </table:table-cell>
          <table:table-cell office:value-type="float" office:value="-0.8732778029835">
            <text:p>-0.87328</text:p>
          </table:table-cell>
          <table:table-cell office:value-type="float" office:value="-0.00275633833779998">
            <text:p>-0.0027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-0.8677097985347">
            <text:p>-0.86771</text:p>
          </table:table-cell>
          <table:table-cell office:value-type="float" office:value="-0.8702170750841">
            <text:p>-0.87022</text:p>
          </table:table-cell>
          <table:table-cell office:value-type="float" office:value="-0.00250727654939997">
            <text:p>-0.0025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-0.8614736782678">
            <text:p>-0.86147</text:p>
          </table:table-cell>
          <table:table-cell office:value-type="float" office:value="-0.8624987615996">
            <text:p>-0.86250</text:p>
          </table:table-cell>
          <table:table-cell office:value-type="float" office:value="-0.00102508333180007">
            <text:p>-0.0010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-0.8518377149627">
            <text:p>-0.85184</text:p>
          </table:table-cell>
          <table:table-cell office:value-type="float" office:value="-0.8525246747111">
            <text:p>-0.85252</text:p>
          </table:table-cell>
          <table:table-cell office:value-type="float" office:value="-0.000686959748400051">
            <text:p>-0.0006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0.8388399373643">
            <text:p>-0.83884</text:p>
          </table:table-cell>
          <table:table-cell office:value-type="float" office:value="-0.8392195552084">
            <text:p>-0.83922</text:p>
          </table:table-cell>
          <table:table-cell office:value-type="float" office:value="-0.000379617844100011">
            <text:p>-0.0003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0.8225316417625">
            <text:p>-0.82253</text:p>
          </table:table-cell>
          <table:table-cell office:value-type="float" office:value="-0.8226497907716">
            <text:p>-0.82265</text:p>
          </table:table-cell>
          <table:table-cell office:value-type="float" office:value="-0.000118149009099899">
            <text:p>-0.0001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-0.8029771895498">
            <text:p>-0.80298</text:p>
          </table:table-cell>
          <table:table-cell office:value-type="float" office:value="-0.8028838717129">
            <text:p>-0.80288</text:p>
          </table:table-cell>
          <table:table-cell office:value-type="float" office:value="0.0000933178368999199">
            <text:p>0.00009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-0.7802537532152">
            <text:p>-0.78025</text:p>
          </table:table-cell>
          <table:table-cell office:value-type="float" office:value="-0.7799997727027">
            <text:p>-0.78000</text:p>
          </table:table-cell>
          <table:table-cell office:value-type="float" office:value="0.000253980512500029">
            <text:p>0.0002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-0.7544510117808">
            <text:p>-0.75445</text:p>
          </table:table-cell>
          <table:table-cell office:value-type="float" office:value="-0.7540839064981">
            <text:p>-0.75408</text:p>
          </table:table-cell>
          <table:table-cell office:value-type="float" office:value="0.000367105282699898">
            <text:p>0.0003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-0.7256707968787">
            <text:p>-0.72567</text:p>
          </table:table-cell>
          <table:table-cell office:value-type="float" office:value="-0.72522644052">
            <text:p>-0.72523</text:p>
          </table:table-cell>
          <table:table-cell office:value-type="float" office:value="0.000444356358699882">
            <text:p>0.0004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-0.6940266908688">
            <text:p>-0.69403</text:p>
          </table:table-cell>
          <table:table-cell office:value-type="float" office:value="-0.6934734158268">
            <text:p>-0.69347</text:p>
          </table:table-cell>
          <table:table-cell office:value-type="float" office:value="0.000553275041999868">
            <text:p>0.00055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-0.6596435785807">
            <text:p>-0.65964</text:p>
          </table:table-cell>
          <table:table-cell office:value-type="float" office:value="-0.6590054643002">
            <text:p>-0.65901</text:p>
          </table:table-cell>
          <table:table-cell office:value-type="float" office:value="0.000638114280499869">
            <text:p>0.0006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0.6226571544504">
            <text:p>-0.62266</text:p>
          </table:table-cell>
          <table:table-cell office:value-type="float" office:value="-0.6220067973032">
            <text:p>-0.62201</text:p>
          </table:table-cell>
          <table:table-cell office:value-type="float" office:value="0.000650357147199965">
            <text:p>0.0006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-0.5832133869964">
            <text:p>-0.58321</text:p>
          </table:table-cell>
          <table:table-cell office:value-type="float" office:value="-0.5825817739337">
            <text:p>-0.58258</text:p>
          </table:table-cell>
          <table:table-cell office:value-type="float" office:value="0.000631613062699987">
            <text:p>0.0006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-0.5414679427489">
            <text:p>-0.54147</text:p>
          </table:table-cell>
          <table:table-cell office:value-type="float" office:value="-0.5408485987855">
            <text:p>-0.54085</text:p>
          </table:table-cell>
          <table:table-cell office:value-type="float" office:value="0.000619343963400021">
            <text:p>0.0006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0.4975855719045">
            <text:p>-0.49759</text:p>
          </table:table-cell>
          <table:table-cell office:value-type="float" office:value="-0.4969572204023">
            <text:p>-0.49696</text:p>
          </table:table-cell>
          <table:table-cell office:value-type="float" office:value="0.000628351502199975">
            <text:p>0.0006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-0.451739458133">
            <text:p>-0.45174</text:p>
          </table:table-cell>
          <table:table-cell office:value-type="float" office:value="-0.4510728093217">
            <text:p>-0.45107</text:p>
          </table:table-cell>
          <table:table-cell office:value-type="float" office:value="0.000666648811299964">
            <text:p>0.00067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-0.4041105351004">
            <text:p>-0.40411</text:p>
          </table:table-cell>
          <table:table-cell office:value-type="float" office:value="-0.4033772306907">
            <text:p>-0.40338</text:p>
          </table:table-cell>
          <table:table-cell office:value-type="float" office:value="0.000733304409699986">
            <text:p>0.0007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-0.3548867724063">
            <text:p>-0.35489</text:p>
          </table:table-cell>
          <table:table-cell office:value-type="float" office:value="-0.3540703734444">
            <text:p>-0.35407</text:p>
          </table:table-cell>
          <table:table-cell office:value-type="float" office:value="0.000816398961900056">
            <text:p>0.0008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0.3042624337539">
            <text:p>-0.30426</text:p>
          </table:table-cell>
          <table:table-cell office:value-type="float" office:value="-0.3033605361624">
            <text:p>-0.30336</text:p>
          </table:table-cell>
          <table:table-cell office:value-type="float" office:value="0.000901897591499945">
            <text:p>0.0009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0.2524373102797">
            <text:p>-0.25244</text:p>
          </table:table-cell>
          <table:table-cell office:value-type="float" office:value="-0.2514469893961">
            <text:p>-0.25145</text:p>
          </table:table-cell>
          <table:table-cell office:value-type="float" office:value="0.000990320883600015">
            <text:p>0.00099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-0.1996159320694">
            <text:p>-0.19962</text:p>
          </table:table-cell>
          <table:table-cell office:value-type="float" office:value="-0.1985132590779">
            <text:p>-0.19851</text:p>
          </table:table-cell>
          <table:table-cell office:value-type="float" office:value="0.00110267299149996">
            <text:p>0.0011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-0.1460067609712">
            <text:p>-0.14601</text:p>
          </table:table-cell>
          <table:table-cell office:value-type="float" office:value="-0.1448363822055">
            <text:p>-0.14484</text:p>
          </table:table-cell>
          <table:table-cell office:value-type="float" office:value="0.0011703787657">
            <text:p>0.0011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-0.0918213678915">
            <text:p>-0.09182</text:p>
          </table:table-cell>
          <table:table-cell office:value-type="float" office:value="-0.09054871165012">
            <text:p>-0.09055</text:p>
          </table:table-cell>
          <table:table-cell office:value-type="float" office:value="0.00127265624138">
            <text:p>0.0012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-0.03727359782195">
            <text:p>-0.03727</text:p>
          </table:table-cell>
          <table:table-cell office:value-type="float" office:value="-0.03572801663749">
            <text:p>-0.03573</text:p>
          </table:table-cell>
          <table:table-cell office:value-type="float" office:value="0.00154558118446">
            <text:p>0.0015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1742127410951">
            <text:p>0.01742</text:p>
          </table:table-cell>
          <table:table-cell office:value-type="float" office:value="0.01733402803264">
            <text:p>0.01733</text:p>
          </table:table-cell>
          <table:table-cell office:value-type="float" office:value="-0.0000872460768699991">
            <text:p>-0.00009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0.07204739223109">
            <text:p>0.07205</text:p>
          </table:table-cell>
          <table:table-cell office:value-type="float" office:value="0.07134675929009">
            <text:p>0.07135</text:p>
          </table:table-cell>
          <table:table-cell office:value-type="float" office:value="-0.000700632940999993">
            <text:p>-0.0007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1263891722108">
            <text:p>0.12639</text:p>
          </table:table-cell>
          <table:table-cell office:value-type="float" office:value="0.1249257832409">
            <text:p>0.12493</text:p>
          </table:table-cell>
          <table:table-cell office:value-type="float" office:value="-0.0014633889699">
            <text:p>-0.0014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1802321518696">
            <text:p>0.18023</text:p>
          </table:table-cell>
          <table:table-cell office:value-type="float" office:value="0.1780597870129">
            <text:p>0.17806</text:p>
          </table:table-cell>
          <table:table-cell office:value-type="float" office:value="-0.0021723648567">
            <text:p>-0.0021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2333638375652">
            <text:p>0.23336</text:p>
          </table:table-cell>
          <table:table-cell office:value-type="float" office:value="0.2306764575852">
            <text:p>0.23068</text:p>
          </table:table-cell>
          <table:table-cell office:value-type="float" office:value="-0.00268737997999996">
            <text:p>-0.0026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0.2855745428077">
            <text:p>0.28557</text:p>
          </table:table-cell>
          <table:table-cell office:value-type="float" office:value="0.2826573261457">
            <text:p>0.28266</text:p>
          </table:table-cell>
          <table:table-cell office:value-type="float" office:value="-0.00291721666200001">
            <text:p>-0.0029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3366582157963">
            <text:p>0.33666</text:p>
          </table:table-cell>
          <table:table-cell office:value-type="float" office:value="0.3338364856055">
            <text:p>0.33384</text:p>
          </table:table-cell>
          <table:table-cell office:value-type="float" office:value="-0.00282173019080001">
            <text:p>-0.00282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.3864132526117">
            <text:p>0.38641</text:p>
          </table:table-cell>
          <table:table-cell office:value-type="float" office:value="0.3840097726297">
            <text:p>0.38401</text:p>
          </table:table-cell>
          <table:table-cell office:value-type="float" office:value="-0.00240347998199997">
            <text:p>-0.0024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0.4346432928545">
            <text:p>0.43464</text:p>
          </table:table-cell>
          <table:table-cell office:value-type="float" office:value="0.4328405191775">
            <text:p>0.43284</text:p>
          </table:table-cell>
          <table:table-cell office:value-type="float" office:value="-0.00180277367699999">
            <text:p>-0.0018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48115799459">
            <text:p>0.48116</text:p>
          </table:table-cell>
          <table:table-cell office:value-type="float" office:value="0.4796041840045">
            <text:p>0.47960</text:p>
          </table:table-cell>
          <table:table-cell office:value-type="float" office:value="-0.00155381058550003">
            <text:p>-0.0015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525773785541">
            <text:p>0.52577</text:p>
          </table:table-cell>
          <table:table-cell office:value-type="float" office:value="0.5238183168515">
            <text:p>0.52382</text:p>
          </table:table-cell>
          <table:table-cell office:value-type="float" office:value="-0.00195546868950003">
            <text:p>-0.0019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5683145875637">
            <text:p>0.56831</text:p>
          </table:table-cell>
          <table:table-cell office:value-type="float" office:value="0.5693329023351">
            <text:p>0.56933</text:p>
          </table:table-cell>
          <table:table-cell office:value-type="float" office:value="0.00101831477140002">
            <text:p>0.0010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6086125115475">
            <text:p>0.60861</text:p>
          </table:table-cell>
          <table:table-cell office:value-type="float" office:value="0.6113105156243">
            <text:p>0.61131</text:p>
          </table:table-cell>
          <table:table-cell office:value-type="float" office:value="0.00269800407679999">
            <text:p>0.0027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6465085199969">
            <text:p>0.64651</text:p>
          </table:table-cell>
          <table:table-cell office:value-type="float" office:value="0.6503683183931">
            <text:p>0.65037</text:p>
          </table:table-cell>
          <table:table-cell office:value-type="float" office:value="0.00385979839619999">
            <text:p>0.0038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6818530546794">
            <text:p>0.68185</text:p>
          </table:table-cell>
          <table:table-cell office:value-type="float" office:value="0.6854164784538">
            <text:p>0.68542</text:p>
          </table:table-cell>
          <table:table-cell office:value-type="float" office:value="0.0035634237744">
            <text:p>0.0035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7145066268642">
            <text:p>0.71451</text:p>
          </table:table-cell>
          <table:table-cell office:value-type="float" office:value="0.7207451897222">
            <text:p>0.72075</text:p>
          </table:table-cell>
          <table:table-cell office:value-type="float" office:value="0.00623856285799995">
            <text:p>0.0062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7443403678198">
            <text:p>0.74434</text:p>
          </table:table-cell>
          <table:table-cell office:value-type="float" office:value="0.7505131392873">
            <text:p>0.75051</text:p>
          </table:table-cell>
          <table:table-cell office:value-type="float" office:value="0.00617277146750006">
            <text:p>0.0061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7712365374003">
            <text:p>0.77124</text:p>
          </table:table-cell>
          <table:table-cell office:value-type="float" office:value="0.7767270606302">
            <text:p>0.77673</text:p>
          </table:table-cell>
          <table:table-cell office:value-type="float" office:value="0.00549052322989996">
            <text:p>0.0054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7950889887122">
            <text:p>0.79509</text:p>
          </table:table-cell>
          <table:table-cell office:value-type="float" office:value="0.7999355762042">
            <text:p>0.79994</text:p>
          </table:table-cell>
          <table:table-cell office:value-type="float" office:value="0.00484658749199995">
            <text:p>0.0048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8158035870273">
            <text:p>0.81580</text:p>
          </table:table-cell>
          <table:table-cell office:value-type="float" office:value="0.8202234748528">
            <text:p>0.82022</text:p>
          </table:table-cell>
          <table:table-cell office:value-type="float" office:value="0.00441988782549996">
            <text:p>0.0044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8332985812896">
            <text:p>0.83330</text:p>
          </table:table-cell>
          <table:table-cell office:value-type="float" office:value="0.8374951917069">
            <text:p>0.83750</text:p>
          </table:table-cell>
          <table:table-cell office:value-type="float" office:value="0.00419661041729991">
            <text:p>0.0042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8475049267494">
            <text:p>0.84750</text:p>
          </table:table-cell>
          <table:table-cell office:value-type="float" office:value="0.8516827548814">
            <text:p>0.85168</text:p>
          </table:table-cell>
          <table:table-cell office:value-type="float" office:value="0.00417782813199985">
            <text:p>0.0041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8583665574515">
            <text:p>0.85837</text:p>
          </table:table-cell>
          <table:table-cell office:value-type="float" office:value="0.8626942762763">
            <text:p>0.86269</text:p>
          </table:table-cell>
          <table:table-cell office:value-type="float" office:value="0.00432771882479999">
            <text:p>0.0043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8658406075017">
            <text:p>0.86584</text:p>
          </table:table-cell>
          <table:table-cell office:value-type="float" office:value="0.8704589378822">
            <text:p>0.87046</text:p>
          </table:table-cell>
          <table:table-cell office:value-type="float" office:value="0.00461833038050008">
            <text:p>0.0046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8698975802391">
            <text:p>0.86990</text:p>
          </table:table-cell>
          <table:table-cell office:value-type="float" office:value="0.8749227173544">
            <text:p>0.87492</text:p>
          </table:table-cell>
          <table:table-cell office:value-type="float" office:value="0.00502513711529995">
            <text:p>0.0050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8705214646457">
            <text:p>0.87052</text:p>
          </table:table-cell>
          <table:table-cell office:value-type="float" office:value="0.8760349554861">
            <text:p>0.87603</text:p>
          </table:table-cell>
          <table:table-cell office:value-type="float" office:value="0.00551349084039998">
            <text:p>0.0055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8677097985347">
            <text:p>0.86771</text:p>
          </table:table-cell>
          <table:table-cell office:value-type="float" office:value="0.8737464489064">
            <text:p>0.87375</text:p>
          </table:table-cell>
          <table:table-cell office:value-type="float" office:value="0.00603665037169987">
            <text:p>0.0060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8614736782678">
            <text:p>0.86147</text:p>
          </table:table-cell>
          <table:table-cell office:value-type="float" office:value="0.8681731009375">
            <text:p>0.86817</text:p>
          </table:table-cell>
          <table:table-cell office:value-type="float" office:value="0.00669942266970003">
            <text:p>0.0067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8518377149627">
            <text:p>0.85184</text:p>
          </table:table-cell>
          <table:table-cell office:value-type="float" office:value="0.8600027981412">
            <text:p>0.86000</text:p>
          </table:table-cell>
          <table:table-cell office:value-type="float" office:value="0.00816508317849995">
            <text:p>0.0081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8388399373643">
            <text:p>0.83884</text:p>
          </table:table-cell>
          <table:table-cell office:value-type="float" office:value="0.8513274550806">
            <text:p>0.85133</text:p>
          </table:table-cell>
          <table:table-cell office:value-type="float" office:value="0.0124875177163001">
            <text:p>0.0124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8225316417625">
            <text:p>0.82253</text:p>
          </table:table-cell>
          <table:table-cell office:value-type="float" office:value="0.8294128210566">
            <text:p>0.82941</text:p>
          </table:table-cell>
          <table:table-cell office:value-type="float" office:value="0.00688117929409993">
            <text:p>0.00688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8029771895498">
            <text:p>0.80298</text:p>
          </table:table-cell>
          <table:table-cell office:value-type="float" office:value="0.8043861769287">
            <text:p>0.80439</text:p>
          </table:table-cell>
          <table:table-cell office:value-type="float" office:value="0.00140898737890005">
            <text:p>0.0014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7802537532152">
            <text:p>0.78025</text:p>
          </table:table-cell>
          <table:table-cell office:value-type="float" office:value="0.7792567964001">
            <text:p>0.77926</text:p>
          </table:table-cell>
          <table:table-cell office:value-type="float" office:value="-0.000996956815100036">
            <text:p>-0.0010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7544510117808">
            <text:p>0.75445</text:p>
          </table:table-cell>
          <table:table-cell office:value-type="float" office:value="0.753473640596">
            <text:p>0.75347</text:p>
          </table:table-cell>
          <table:table-cell office:value-type="float" office:value="-0.000977371184799902">
            <text:p>-0.0009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7256707968787">
            <text:p>0.72567</text:p>
          </table:table-cell>
          <table:table-cell office:value-type="float" office:value="0.7246515289882">
            <text:p>0.72465</text:p>
          </table:table-cell>
          <table:table-cell office:value-type="float" office:value="-0.00101926789049989">
            <text:p>-0.00102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6940266908688">
            <text:p>0.69403</text:p>
          </table:table-cell>
          <table:table-cell office:value-type="float" office:value="0.692955401888">
            <text:p>0.69296</text:p>
          </table:table-cell>
          <table:table-cell office:value-type="float" office:value="-0.00107128898079989">
            <text:p>-0.0010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6596435785807">
            <text:p>0.65964</text:p>
          </table:table-cell>
          <table:table-cell office:value-type="float" office:value="0.6585083589931">
            <text:p>0.65851</text:p>
          </table:table-cell>
          <table:table-cell office:value-type="float" office:value="-0.00113521958759999">
            <text:p>-0.00114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6226571544504">
            <text:p>0.62266</text:p>
          </table:table-cell>
          <table:table-cell office:value-type="float" office:value="0.6214832819424">
            <text:p>0.62148</text:p>
          </table:table-cell>
          <table:table-cell office:value-type="float" office:value="-0.00117387250799994">
            <text:p>-0.0011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5832133869964">
            <text:p>0.58321</text:p>
          </table:table-cell>
          <table:table-cell office:value-type="float" office:value="0.5820608998149">
            <text:p>0.58206</text:p>
          </table:table-cell>
          <table:table-cell office:value-type="float" office:value="-0.00115248718149996">
            <text:p>-0.0011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5414679427489">
            <text:p>0.54147</text:p>
          </table:table-cell>
          <table:table-cell office:value-type="float" office:value="0.5404074445021">
            <text:p>0.54041</text:p>
          </table:table-cell>
          <table:table-cell office:value-type="float" office:value="-0.0010604982468001">
            <text:p>-0.0010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4975855719045">
            <text:p>0.49759</text:p>
          </table:table-cell>
          <table:table-cell office:value-type="float" office:value="0.4967497148375">
            <text:p>0.49675</text:p>
          </table:table-cell>
          <table:table-cell office:value-type="float" office:value="-0.000835857066999957">
            <text:p>-0.00084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451739458133">
            <text:p>0.45174</text:p>
          </table:table-cell>
          <table:table-cell office:value-type="float" office:value="0.4513815087392">
            <text:p>0.45138</text:p>
          </table:table-cell>
          <table:table-cell office:value-type="float" office:value="-0.000357949393799906">
            <text:p>-0.00036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4041105351004">
            <text:p>0.40411</text:p>
          </table:table-cell>
          <table:table-cell office:value-type="float" office:value="0.4037645159045">
            <text:p>0.40376</text:p>
          </table:table-cell>
          <table:table-cell office:value-type="float" office:value="-0.000346019195899994">
            <text:p>-0.00035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3548867724063">
            <text:p>0.35489</text:p>
          </table:table-cell>
          <table:table-cell office:value-type="float" office:value="0.3546544348456">
            <text:p>0.35465</text:p>
          </table:table-cell>
          <table:table-cell office:value-type="float" office:value="-0.000232337560700069">
            <text:p>-0.00023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3042624337539">
            <text:p>0.30426</text:p>
          </table:table-cell>
          <table:table-cell office:value-type="float" office:value="0.3045347477385">
            <text:p>0.30453</text:p>
          </table:table-cell>
          <table:table-cell office:value-type="float" office:value="0.000272313984600037">
            <text:p>0.0002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2524373102797">
            <text:p>0.25244</text:p>
          </table:table-cell>
          <table:table-cell office:value-type="float" office:value="0.2526483736442">
            <text:p>0.25265</text:p>
          </table:table-cell>
          <table:table-cell office:value-type="float" office:value="0.000211063364499997">
            <text:p>0.0002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1996159320694">
            <text:p>0.19962</text:p>
          </table:table-cell>
          <table:table-cell office:value-type="float" office:value="0.2003876814097">
            <text:p>0.20039</text:p>
          </table:table-cell>
          <table:table-cell office:value-type="float" office:value="0.000771749340300026">
            <text:p>0.0007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1460067609712">
            <text:p>0.14601</text:p>
          </table:table-cell>
          <table:table-cell office:value-type="float" office:value="0.146525958019">
            <text:p>0.14653</text:p>
          </table:table-cell>
          <table:table-cell office:value-type="float" office:value="0.000519197047800013">
            <text:p>0.00052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0918213678915">
            <text:p>0.09182</text:p>
          </table:table-cell>
          <table:table-cell office:value-type="float" office:value="0.09165222150205">
            <text:p>0.09165</text:p>
          </table:table-cell>
          <table:table-cell office:value-type="float" office:value="-0.000169146389449995">
            <text:p>-0.0001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03727359782195">
            <text:p>0.03727</text:p>
          </table:table-cell>
          <table:table-cell office:value-type="float" office:value="0.03670174875445">
            <text:p>0.03670</text:p>
          </table:table-cell>
          <table:table-cell office:value-type="float" office:value="-0.000571849067499998">
            <text:p>-0.0005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0.01742127410951">
            <text:p>-0.01742</text:p>
          </table:table-cell>
          <table:table-cell office:value-type="float" office:value="-0.01857836867136">
            <text:p>-0.01858</text:p>
          </table:table-cell>
          <table:table-cell office:value-type="float" office:value="-0.00115709456185">
            <text:p>-0.00116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-0.07204739223109">
            <text:p>-0.07205</text:p>
          </table:table-cell>
          <table:table-cell office:value-type="float" office:value="-0.07349336889379">
            <text:p>-0.07349</text:p>
          </table:table-cell>
          <table:table-cell office:value-type="float" office:value="-0.00144597666270001">
            <text:p>-0.0014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-0.1263891722108">
            <text:p>-0.12639</text:p>
          </table:table-cell>
          <table:table-cell office:value-type="float" office:value="-0.1278213596724">
            <text:p>-0.12782</text:p>
          </table:table-cell>
          <table:table-cell office:value-type="float" office:value="-0.00143218746160001">
            <text:p>-0.0014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0.1802321518696">
            <text:p>-0.18023</text:p>
          </table:table-cell>
          <table:table-cell office:value-type="float" office:value="-0.1814649641449">
            <text:p>-0.18146</text:p>
          </table:table-cell>
          <table:table-cell office:value-type="float" office:value="-0.00123281227529998">
            <text:p>-0.0012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-0.2333638375652">
            <text:p>-0.23336</text:p>
          </table:table-cell>
          <table:table-cell office:value-type="float" office:value="-0.2343665269643">
            <text:p>-0.23437</text:p>
          </table:table-cell>
          <table:table-cell office:value-type="float" office:value="-0.00100268939910003">
            <text:p>-0.0010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-0.2855745428077">
            <text:p>-0.28557</text:p>
          </table:table-cell>
          <table:table-cell office:value-type="float" office:value="-0.2860913161458">
            <text:p>-0.28609</text:p>
          </table:table-cell>
          <table:table-cell office:value-type="float" office:value="-0.000516773338100018">
            <text:p>-0.00052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-0.3366582157963">
            <text:p>-0.33666</text:p>
          </table:table-cell>
          <table:table-cell office:value-type="float" office:value="-0.3373102886181">
            <text:p>-0.33731</text:p>
          </table:table-cell>
          <table:table-cell office:value-type="float" office:value="-0.000652072821799965">
            <text:p>-0.0006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-0.3864132526117">
            <text:p>-0.38641</text:p>
          </table:table-cell>
          <table:table-cell office:value-type="float" office:value="-0.387161838899">
            <text:p>-0.38716</text:p>
          </table:table-cell>
          <table:table-cell office:value-type="float" office:value="-0.000748586287300013">
            <text:p>-0.00075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-0.4346432928545">
            <text:p>-0.43464</text:p>
          </table:table-cell>
          <table:table-cell office:value-type="float" office:value="-0.4366212139888">
            <text:p>-0.43662</text:p>
          </table:table-cell>
          <table:table-cell office:value-type="float" office:value="-0.00197792113429995">
            <text:p>-0.00198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-0.48115799459">
            <text:p>-0.48116</text:p>
          </table:table-cell>
          <table:table-cell office:value-type="float" office:value="-0.4855111000147">
            <text:p>-0.48551</text:p>
          </table:table-cell>
          <table:table-cell office:value-type="float" office:value="-0.00435310542469997">
            <text:p>-0.0043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0.525773785541">
            <text:p>-0.52577</text:p>
          </table:table-cell>
          <table:table-cell office:value-type="float" office:value="-0.5294891534733">
            <text:p>-0.52949</text:p>
          </table:table-cell>
          <table:table-cell office:value-type="float" office:value="-0.00371536793229998">
            <text:p>-0.00372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-0.5683145875637">
            <text:p>-0.56831</text:p>
          </table:table-cell>
          <table:table-cell office:value-type="float" office:value="-0.5716919741053">
            <text:p>-0.57169</text:p>
          </table:table-cell>
          <table:table-cell office:value-type="float" office:value="-0.00337738654160002">
            <text:p>-0.00338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-0.6086125115475">
            <text:p>-0.60861</text:p>
          </table:table-cell>
          <table:table-cell office:value-type="float" office:value="-0.6116844388524">
            <text:p>-0.61168</text:p>
          </table:table-cell>
          <table:table-cell office:value-type="float" office:value="-0.00307192730490002">
            <text:p>-0.0030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0.6465085199969">
            <text:p>-0.64651</text:p>
          </table:table-cell>
          <table:table-cell office:value-type="float" office:value="-0.6494223502403">
            <text:p>-0.64942</text:p>
          </table:table-cell>
          <table:table-cell office:value-type="float" office:value="-0.00291383024339997">
            <text:p>-0.0029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-0.6818530546794">
            <text:p>-0.68185</text:p>
          </table:table-cell>
          <table:table-cell office:value-type="float" office:value="-0.6846939671572">
            <text:p>-0.68469</text:p>
          </table:table-cell>
          <table:table-cell office:value-type="float" office:value="-0.00284091247779994">
            <text:p>-0.00284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-0.7145066268642">
            <text:p>-0.71451</text:p>
          </table:table-cell>
          <table:table-cell office:value-type="float" office:value="-0.7173034925556">
            <text:p>-0.71730</text:p>
          </table:table-cell>
          <table:table-cell office:value-type="float" office:value="-0.00279686569140003">
            <text:p>-0.0028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-0.7443403678198">
            <text:p>-0.74434</text:p>
          </table:table-cell>
          <table:table-cell office:value-type="float" office:value="-0.7471039869791">
            <text:p>-0.74710</text:p>
          </table:table-cell>
          <table:table-cell office:value-type="float" office:value="-0.00276361915930001">
            <text:p>-0.00276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-0.7712365374003">
            <text:p>-0.77124</text:p>
          </table:table-cell>
          <table:table-cell office:value-type="float" office:value="-0.7739731683564">
            <text:p>-0.77397</text:p>
          </table:table-cell>
          <table:table-cell office:value-type="float" office:value="-0.00273663095609999">
            <text:p>-0.0027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-0.7950889887122">
            <text:p>-0.79509</text:p>
          </table:table-cell>
          <table:table-cell office:value-type="float" office:value="-0.7977981408229">
            <text:p>-0.79780</text:p>
          </table:table-cell>
          <table:table-cell office:value-type="float" office:value="-0.0027091521107">
            <text:p>-0.0027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-0.8158035870273">
            <text:p>-0.81580</text:p>
          </table:table-cell>
          <table:table-cell office:value-type="float" office:value="-0.818473410293">
            <text:p>-0.81847</text:p>
          </table:table-cell>
          <table:table-cell office:value-type="float" office:value="-0.00266982326569998">
            <text:p>-0.0026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0.8332985812896">
            <text:p>-0.83330</text:p>
          </table:table-cell>
          <table:table-cell office:value-type="float" office:value="-0.8359033527375">
            <text:p>-0.83590</text:p>
          </table:table-cell>
          <table:table-cell office:value-type="float" office:value="-0.00260477144790006">
            <text:p>-0.0026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-0.8475049267494">
            <text:p>-0.84750</text:p>
          </table:table-cell>
          <table:table-cell office:value-type="float" office:value="-0.8500057586508">
            <text:p>-0.85001</text:p>
          </table:table-cell>
          <table:table-cell office:value-type="float" office:value="-0.00250083190139982">
            <text:p>-0.0025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-0.8583665574515">
            <text:p>-0.85837</text:p>
          </table:table-cell>
          <table:table-cell office:value-type="float" office:value="-0.8607156223826">
            <text:p>-0.86072</text:p>
          </table:table-cell>
          <table:table-cell office:value-type="float" office:value="-0.00234906493109988">
            <text:p>-0.0023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0.8658406075017">
            <text:p>-0.86584</text:p>
          </table:table-cell>
          <table:table-cell office:value-type="float" office:value="-0.867988484547">
            <text:p>-0.86799</text:p>
          </table:table-cell>
          <table:table-cell office:value-type="float" office:value="-0.00214787704529995">
            <text:p>-0.0021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-0.8698975802391">
            <text:p>-0.86990</text:p>
          </table:table-cell>
          <table:table-cell office:value-type="float" office:value="-0.8718024680048">
            <text:p>-0.87180</text:p>
          </table:table-cell>
          <table:table-cell office:value-type="float" office:value="-0.00190488776569986">
            <text:p>-0.0019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-0.8705214646457">
            <text:p>-0.87052</text:p>
          </table:table-cell>
          <table:table-cell office:value-type="float" office:value="-0.8721565680254">
            <text:p>-0.87216</text:p>
          </table:table-cell>
          <table:table-cell office:value-type="float" office:value="-0.00163510337970008">
            <text:p>-0.00164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-0.8677097985347">
            <text:p>-0.86771</text:p>
          </table:table-cell>
          <table:table-cell office:value-type="float" office:value="-0.869069552872">
            <text:p>-0.86907</text:p>
          </table:table-cell>
          <table:table-cell office:value-type="float" office:value="-0.00135975433729985">
            <text:p>-0.0013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-0.8614736782678">
            <text:p>-0.86147</text:p>
          </table:table-cell>
          <table:table-cell office:value-type="float" office:value="-0.8625641849126">
            <text:p>-0.86256</text:p>
          </table:table-cell>
          <table:table-cell office:value-type="float" office:value="-0.00109050664480004">
            <text:p>-0.00109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-0.8518377149627">
            <text:p>-0.85184</text:p>
          </table:table-cell>
          <table:table-cell office:value-type="float" office:value="-0.8526998603585">
            <text:p>-0.85270</text:p>
          </table:table-cell>
          <table:table-cell office:value-type="float" office:value="-0.000862145395799985">
            <text:p>-0.0008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-0.8388399373643">
            <text:p>-0.83884</text:p>
          </table:table-cell>
          <table:table-cell office:value-type="float" office:value="-0.8395239310938">
            <text:p>-0.83952</text:p>
          </table:table-cell>
          <table:table-cell office:value-type="float" office:value="-0.00068399372950001">
            <text:p>-0.0006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0.8225316417625">
            <text:p>-0.82253</text:p>
          </table:table-cell>
          <table:table-cell office:value-type="float" office:value="-0.8230892220015">
            <text:p>-0.82309</text:p>
          </table:table-cell>
          <table:table-cell office:value-type="float" office:value="-0.000557580238999988">
            <text:p>-0.00056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-0.8029771895498">
            <text:p>-0.80298</text:p>
          </table:table-cell>
          <table:table-cell office:value-type="float" office:value="-0.8034588126094">
            <text:p>-0.80346</text:p>
          </table:table-cell>
          <table:table-cell office:value-type="float" office:value="-0.000481623059600089">
            <text:p>-0.0004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-0.7802537532152">
            <text:p>-0.78025</text:p>
          </table:table-cell>
          <table:table-cell office:value-type="float" office:value="-0.7807039185841">
            <text:p>-0.78070</text:p>
          </table:table-cell>
          <table:table-cell office:value-type="float" office:value="-0.000450165368899969">
            <text:p>-0.0004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0.7544510117808">
            <text:p>-0.75445</text:p>
          </table:table-cell>
          <table:table-cell office:value-type="float" office:value="-0.7549065262841">
            <text:p>-0.75491</text:p>
          </table:table-cell>
          <table:table-cell office:value-type="float" office:value="-0.000455514503300059">
            <text:p>-0.0004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-0.7256707968787">
            <text:p>-0.72567</text:p>
          </table:table-cell>
          <table:table-cell office:value-type="float" office:value="-0.7261603307624">
            <text:p>-0.72616</text:p>
          </table:table-cell>
          <table:table-cell office:value-type="float" office:value="-0.0004895338837001">
            <text:p>-0.00049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0.6940266908688">
            <text:p>-0.69403</text:p>
          </table:table-cell>
          <table:table-cell office:value-type="float" office:value="-0.6945709048317">
            <text:p>-0.69457</text:p>
          </table:table-cell>
          <table:table-cell office:value-type="float" office:value="-0.000544213962900053">
            <text:p>-0.0005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-0.6596435785807">
            <text:p>-0.65964</text:p>
          </table:table-cell>
          <table:table-cell office:value-type="float" office:value="-0.6602549941573">
            <text:p>-0.66025</text:p>
          </table:table-cell>
          <table:table-cell office:value-type="float" office:value="-0.00061141557660005">
            <text:p>-0.00061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-0.6226571544504">
            <text:p>-0.62266</text:p>
          </table:table-cell>
          <table:table-cell office:value-type="float" office:value="-0.6233398418366">
            <text:p>-0.62334</text:p>
          </table:table-cell>
          <table:table-cell office:value-type="float" office:value="-0.000682687386200032">
            <text:p>-0.0006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-0.5832133869964">
            <text:p>-0.58321</text:p>
          </table:table-cell>
          <table:table-cell office:value-type="float" office:value="-0.583964308351">
            <text:p>-0.58396</text:p>
          </table:table-cell>
          <table:table-cell office:value-type="float" office:value="-0.000750921354599976">
            <text:p>-0.0007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-0.5414679427489">
            <text:p>-0.54147</text:p>
          </table:table-cell>
          <table:table-cell office:value-type="float" office:value="-0.5422824777813">
            <text:p>-0.54228</text:p>
          </table:table-cell>
          <table:table-cell office:value-type="float" office:value="-0.000814535032399921">
            <text:p>-0.0008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0.4975855719045">
            <text:p>-0.49759</text:p>
          </table:table-cell>
          <table:table-cell office:value-type="float" office:value="-0.4984787455609">
            <text:p>-0.49848</text:p>
          </table:table-cell>
          <table:table-cell office:value-type="float" office:value="-0.00089317365640007">
            <text:p>-0.0008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-0.451739458133">
            <text:p>-0.45174</text:p>
          </table:table-cell>
          <table:table-cell office:value-type="float" office:value="-0.4527431049766">
            <text:p>-0.45274</text:p>
          </table:table-cell>
          <table:table-cell office:value-type="float" office:value="-0.00100364684360005">
            <text:p>-0.001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-0.4041105351004">
            <text:p>-0.40411</text:p>
          </table:table-cell>
          <table:table-cell office:value-type="float" office:value="-0.4051269366514">
            <text:p>-0.40513</text:p>
          </table:table-cell>
          <table:table-cell office:value-type="float" office:value="-0.00101640155100002">
            <text:p>-0.0010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-0.3548867724063">
            <text:p>-0.35489</text:p>
          </table:table-cell>
          <table:table-cell office:value-type="float" office:value="-0.355907084696">
            <text:p>-0.35591</text:p>
          </table:table-cell>
          <table:table-cell office:value-type="float" office:value="-0.00102031228969995">
            <text:p>-0.0010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-0.3042624337539">
            <text:p>-0.30426</text:p>
          </table:table-cell>
          <table:table-cell office:value-type="float" office:value="-0.3052466599698">
            <text:p>-0.30525</text:p>
          </table:table-cell>
          <table:table-cell office:value-type="float" office:value="-0.000984226215900052">
            <text:p>-0.00098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0.2524373102797">
            <text:p>-0.25244</text:p>
          </table:table-cell>
          <table:table-cell office:value-type="float" office:value="-0.2532471660822">
            <text:p>-0.25325</text:p>
          </table:table-cell>
          <table:table-cell office:value-type="float" office:value="-0.000809855802499981">
            <text:p>-0.0008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-0.1996159320694">
            <text:p>-0.19962</text:p>
          </table:table-cell>
          <table:table-cell office:value-type="float" office:value="-0.2001201830277">
            <text:p>-0.20012</text:p>
          </table:table-cell>
          <table:table-cell office:value-type="float" office:value="-0.000504250958300034">
            <text:p>-0.0005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-0.1460067609712">
            <text:p>-0.14601</text:p>
          </table:table-cell>
          <table:table-cell office:value-type="float" office:value="-0.1462255529652">
            <text:p>-0.14623</text:p>
          </table:table-cell>
          <table:table-cell office:value-type="float" office:value="-0.000218791993999989">
            <text:p>-0.0002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-0.0918213678915">
            <text:p>-0.09182</text:p>
          </table:table-cell>
          <table:table-cell office:value-type="float" office:value="-0.09178588629556">
            <text:p>-0.09179</text:p>
          </table:table-cell>
          <table:table-cell office:value-type="float" office:value="0.0000354815959399957">
            <text:p>0.0000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-0.03727359782195">
            <text:p>-0.03727</text:p>
          </table:table-cell>
          <table:table-cell office:value-type="float" office:value="-0.0371142819384">
            <text:p>-0.03711</text:p>
          </table:table-cell>
          <table:table-cell office:value-type="float" office:value="0.000159315883550004">
            <text:p>0.0001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1742127410951">
            <text:p>0.01742</text:p>
          </table:table-cell>
          <table:table-cell office:value-type="float" office:value="0.01821062746687">
            <text:p>0.01821</text:p>
          </table:table-cell>
          <table:table-cell office:value-type="float" office:value="0.000789353357360002">
            <text:p>0.0007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7204739223109">
            <text:p>0.07205</text:p>
          </table:table-cell>
          <table:table-cell office:value-type="float" office:value="0.07255113765853">
            <text:p>0.07255</text:p>
          </table:table-cell>
          <table:table-cell office:value-type="float" office:value="0.000503745427440014">
            <text:p>0.0005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1263891722108">
            <text:p>0.12639</text:p>
          </table:table-cell>
          <table:table-cell office:value-type="float" office:value="0.1265577942101">
            <text:p>0.12656</text:p>
          </table:table-cell>
          <table:table-cell office:value-type="float" office:value="0.000168621999300012">
            <text:p>0.00017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1802321518696">
            <text:p>0.18023</text:p>
          </table:table-cell>
          <table:table-cell office:value-type="float" office:value="0.1801093961448">
            <text:p>0.18011</text:p>
          </table:table-cell>
          <table:table-cell office:value-type="float" office:value="-0.0001227557248">
            <text:p>-0.0001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2333638375652">
            <text:p>0.23336</text:p>
          </table:table-cell>
          <table:table-cell office:value-type="float" office:value="0.2330493943222">
            <text:p>0.23305</text:p>
          </table:table-cell>
          <table:table-cell office:value-type="float" office:value="-0.000314443243000007">
            <text:p>-0.0003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2855745428077">
            <text:p>0.28557</text:p>
          </table:table-cell>
          <table:table-cell office:value-type="float" office:value="0.2851753970848">
            <text:p>0.28518</text:p>
          </table:table-cell>
          <table:table-cell office:value-type="float" office:value="-0.000399145722900007">
            <text:p>-0.0004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3366582157963">
            <text:p>0.33666</text:p>
          </table:table-cell>
          <table:table-cell office:value-type="float" office:value="0.3362449593128">
            <text:p>0.33624</text:p>
          </table:table-cell>
          <table:table-cell office:value-type="float" office:value="-0.000413256483500046">
            <text:p>-0.0004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3864132526117">
            <text:p>0.38641</text:p>
          </table:table-cell>
          <table:table-cell office:value-type="float" office:value="0.3860370024509">
            <text:p>0.38604</text:p>
          </table:table-cell>
          <table:table-cell office:value-type="float" office:value="-0.000376250160800007">
            <text:p>-0.0003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4346432928545">
            <text:p>0.43464</text:p>
          </table:table-cell>
          <table:table-cell office:value-type="float" office:value="0.4322473295441">
            <text:p>0.43225</text:p>
          </table:table-cell>
          <table:table-cell office:value-type="float" office:value="-0.00239596331039998">
            <text:p>-0.0024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48115799459">
            <text:p>0.48116</text:p>
          </table:table-cell>
          <table:table-cell office:value-type="float" office:value="0.4810345095354">
            <text:p>0.48103</text:p>
          </table:table-cell>
          <table:table-cell office:value-type="float" office:value="-0.00012348505459997">
            <text:p>-0.0001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525773785541">
            <text:p>0.52577</text:p>
          </table:table-cell>
          <table:table-cell office:value-type="float" office:value="0.5266863233842">
            <text:p>0.52669</text:p>
          </table:table-cell>
          <table:table-cell office:value-type="float" office:value="0.00091253784319989">
            <text:p>0.0009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5683145875637">
            <text:p>0.56831</text:p>
          </table:table-cell>
          <table:table-cell office:value-type="float" office:value="0.5701671406353">
            <text:p>0.57017</text:p>
          </table:table-cell>
          <table:table-cell office:value-type="float" office:value="0.00185255307160004">
            <text:p>0.0018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6086125115475">
            <text:p>0.60861</text:p>
          </table:table-cell>
          <table:table-cell office:value-type="float" office:value="0.6113808761743">
            <text:p>0.61138</text:p>
          </table:table-cell>
          <table:table-cell office:value-type="float" office:value="0.00276836462679997">
            <text:p>0.00277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6465085199969">
            <text:p>0.64651</text:p>
          </table:table-cell>
          <table:table-cell office:value-type="float" office:value="0.6504694683173">
            <text:p>0.65047</text:p>
          </table:table-cell>
          <table:table-cell office:value-type="float" office:value="0.00396094832039995">
            <text:p>0.00396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6818530546794">
            <text:p>0.68185</text:p>
          </table:table-cell>
          <table:table-cell office:value-type="float" office:value="0.6857660110939">
            <text:p>0.68577</text:p>
          </table:table-cell>
          <table:table-cell office:value-type="float" office:value="0.00391295641450007">
            <text:p>0.0039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7145066268642">
            <text:p>0.71451</text:p>
          </table:table-cell>
          <table:table-cell office:value-type="float" office:value="0.7180348637087">
            <text:p>0.71803</text:p>
          </table:table-cell>
          <table:table-cell office:value-type="float" office:value="0.00352823684449999">
            <text:p>0.00353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7443403678198">
            <text:p>0.74434</text:p>
          </table:table-cell>
          <table:table-cell office:value-type="float" office:value="0.7474208625491">
            <text:p>0.74742</text:p>
          </table:table-cell>
          <table:table-cell office:value-type="float" office:value="0.00308049472930005">
            <text:p>0.0030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7712365374003">
            <text:p>0.77124</text:p>
          </table:table-cell>
          <table:table-cell office:value-type="float" office:value="0.7739852857903">
            <text:p>0.77399</text:p>
          </table:table-cell>
          <table:table-cell office:value-type="float" office:value="0.00274874838999994">
            <text:p>0.0027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7950889887122">
            <text:p>0.79509</text:p>
          </table:table-cell>
          <table:table-cell office:value-type="float" office:value="0.7976292718189">
            <text:p>0.79763</text:p>
          </table:table-cell>
          <table:table-cell office:value-type="float" office:value="0.00254028310669996">
            <text:p>0.0025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8158035870273">
            <text:p>0.81580</text:p>
          </table:table-cell>
          <table:table-cell office:value-type="float" office:value="0.8182320404923">
            <text:p>0.81823</text:p>
          </table:table-cell>
          <table:table-cell office:value-type="float" office:value="0.00242845346500009">
            <text:p>0.0024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8332985812896">
            <text:p>0.83330</text:p>
          </table:table-cell>
          <table:table-cell office:value-type="float" office:value="0.8356942751109">
            <text:p>0.83569</text:p>
          </table:table-cell>
          <table:table-cell office:value-type="float" office:value="0.00239569382129989">
            <text:p>0.0024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8475049267494">
            <text:p>0.84750</text:p>
          </table:table-cell>
          <table:table-cell office:value-type="float" office:value="0.8499521487266">
            <text:p>0.84995</text:p>
          </table:table-cell>
          <table:table-cell office:value-type="float" office:value="0.00244722197719982">
            <text:p>0.0024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8583665574515">
            <text:p>0.85837</text:p>
          </table:table-cell>
          <table:table-cell office:value-type="float" office:value="0.8609705385689">
            <text:p>0.86097</text:p>
          </table:table-cell>
          <table:table-cell office:value-type="float" office:value="0.00260398111740001">
            <text:p>0.0026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8658406075017">
            <text:p>0.86584</text:p>
          </table:table-cell>
          <table:table-cell office:value-type="float" office:value="0.8687936267084">
            <text:p>0.86879</text:p>
          </table:table-cell>
          <table:table-cell office:value-type="float" office:value="0.00295301920669999">
            <text:p>0.0029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8698975802391">
            <text:p>0.86990</text:p>
          </table:table-cell>
          <table:table-cell office:value-type="float" office:value="0.8735067045865">
            <text:p>0.87351</text:p>
          </table:table-cell>
          <table:table-cell office:value-type="float" office:value="0.00360912434739991">
            <text:p>0.0036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8705214646457">
            <text:p>0.87052</text:p>
          </table:table-cell>
          <table:table-cell office:value-type="float" office:value="0.8757420782118">
            <text:p>0.87574</text:p>
          </table:table-cell>
          <table:table-cell office:value-type="float" office:value="0.00522061356610004">
            <text:p>0.0052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8677097985347">
            <text:p>0.86771</text:p>
          </table:table-cell>
          <table:table-cell office:value-type="float" office:value="0.87437170789">
            <text:p>0.87437</text:p>
          </table:table-cell>
          <table:table-cell office:value-type="float" office:value="0.00666190935529987">
            <text:p>0.0066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8614736782678">
            <text:p>0.86147</text:p>
          </table:table-cell>
          <table:table-cell office:value-type="float" office:value="0.8669029069792">
            <text:p>0.86690</text:p>
          </table:table-cell>
          <table:table-cell office:value-type="float" office:value="0.00542922871140006">
            <text:p>0.00543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8518377149627">
            <text:p>0.85184</text:p>
          </table:table-cell>
          <table:table-cell office:value-type="float" office:value="0.8532051701507">
            <text:p>0.85321</text:p>
          </table:table-cell>
          <table:table-cell office:value-type="float" office:value="0.00136745518799997">
            <text:p>0.00137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8388399373643">
            <text:p>0.83884</text:p>
          </table:table-cell>
          <table:table-cell office:value-type="float" office:value="0.8384697190469">
            <text:p>0.83847</text:p>
          </table:table-cell>
          <table:table-cell office:value-type="float" office:value="-0.000370218317400028">
            <text:p>-0.0003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8225316417625">
            <text:p>0.82253</text:p>
          </table:table-cell>
          <table:table-cell office:value-type="float" office:value="0.8221455082127">
            <text:p>0.82215</text:p>
          </table:table-cell>
          <table:table-cell office:value-type="float" office:value="-0.000386133549800216">
            <text:p>-0.00039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8029771895498">
            <text:p>0.80298</text:p>
          </table:table-cell>
          <table:table-cell office:value-type="float" office:value="0.8026056647183">
            <text:p>0.80261</text:p>
          </table:table-cell>
          <table:table-cell office:value-type="float" office:value="-0.000371524831500047">
            <text:p>-0.00037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7802537532152">
            <text:p>0.78025</text:p>
          </table:table-cell>
          <table:table-cell office:value-type="float" office:value="0.7799301034393">
            <text:p>0.77993</text:p>
          </table:table-cell>
          <table:table-cell office:value-type="float" office:value="-0.000323649775900048">
            <text:p>-0.00032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7544510117808">
            <text:p>0.75445</text:p>
          </table:table-cell>
          <table:table-cell office:value-type="float" office:value="0.7542089315717">
            <text:p>0.75421</text:p>
          </table:table-cell>
          <table:table-cell office:value-type="float" office:value="-0.000242080209099993">
            <text:p>-0.0002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7256707968787">
            <text:p>0.72567</text:p>
          </table:table-cell>
          <table:table-cell office:value-type="float" office:value="0.7255463871129">
            <text:p>0.72555</text:p>
          </table:table-cell>
          <table:table-cell office:value-type="float" office:value="-0.000124409765799971">
            <text:p>-0.0001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6940266908688">
            <text:p>0.69403</text:p>
          </table:table-cell>
          <table:table-cell office:value-type="float" office:value="0.6940551107902">
            <text:p>0.69406</text:p>
          </table:table-cell>
          <table:table-cell office:value-type="float" office:value="0.0000284199214001246">
            <text:p>0.0000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6596435785807">
            <text:p>0.65964</text:p>
          </table:table-cell>
          <table:table-cell office:value-type="float" office:value="0.6598778682755">
            <text:p>0.65988</text:p>
          </table:table-cell>
          <table:table-cell office:value-type="float" office:value="0.000234289694800105">
            <text:p>0.0002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6226571544504">
            <text:p>0.62266</text:p>
          </table:table-cell>
          <table:table-cell office:value-type="float" office:value="0.6230517767348">
            <text:p>0.62305</text:p>
          </table:table-cell>
          <table:table-cell office:value-type="float" office:value="0.000394622284400015">
            <text:p>0.00039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5832133869964">
            <text:p>0.58321</text:p>
          </table:table-cell>
          <table:table-cell office:value-type="float" office:value="0.5835938874634">
            <text:p>0.58359</text:p>
          </table:table-cell>
          <table:table-cell office:value-type="float" office:value="0.000380500467">
            <text:p>0.0003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5414679427489">
            <text:p>0.54147</text:p>
          </table:table-cell>
          <table:table-cell office:value-type="float" office:value="0.5416896843595">
            <text:p>0.54169</text:p>
          </table:table-cell>
          <table:table-cell office:value-type="float" office:value="0.000221741610599846">
            <text:p>0.0002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4975855719045">
            <text:p>0.49759</text:p>
          </table:table-cell>
          <table:table-cell office:value-type="float" office:value="0.4976999020874">
            <text:p>0.49770</text:p>
          </table:table-cell>
          <table:table-cell office:value-type="float" office:value="0.00011433018290008">
            <text:p>0.0001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451739458133">
            <text:p>0.45174</text:p>
          </table:table-cell>
          <table:table-cell office:value-type="float" office:value="0.4519355308499">
            <text:p>0.45194</text:p>
          </table:table-cell>
          <table:table-cell office:value-type="float" office:value="0.000196072716900031">
            <text:p>0.0002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4041105351004">
            <text:p>0.40411</text:p>
          </table:table-cell>
          <table:table-cell office:value-type="float" office:value="0.404611944633">
            <text:p>0.40461</text:p>
          </table:table-cell>
          <table:table-cell office:value-type="float" office:value="0.000501409532599972">
            <text:p>0.0005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3548867724063">
            <text:p>0.35489</text:p>
          </table:table-cell>
          <table:table-cell office:value-type="float" office:value="0.3560482302507">
            <text:p>0.35605</text:p>
          </table:table-cell>
          <table:table-cell office:value-type="float" office:value="0.00116145784439997">
            <text:p>0.0011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3042624337539">
            <text:p>0.30426</text:p>
          </table:table-cell>
          <table:table-cell office:value-type="float" office:value="0.3063285055251">
            <text:p>0.30633</text:p>
          </table:table-cell>
          <table:table-cell office:value-type="float" office:value="0.0020660717712">
            <text:p>0.00207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2524373102797">
            <text:p>0.25244</text:p>
          </table:table-cell>
          <table:table-cell office:value-type="float" office:value="0.2548925340695">
            <text:p>0.25489</text:p>
          </table:table-cell>
          <table:table-cell office:value-type="float" office:value="0.00245522378980001">
            <text:p>0.0024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1996159320694">
            <text:p>0.19962</text:p>
          </table:table-cell>
          <table:table-cell office:value-type="float" office:value="0.2015839210818">
            <text:p>0.20158</text:p>
          </table:table-cell>
          <table:table-cell office:value-type="float" office:value="0.00196798901240003">
            <text:p>0.00197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1460067609712">
            <text:p>0.14601</text:p>
          </table:table-cell>
          <table:table-cell office:value-type="float" office:value="0.1488116203334">
            <text:p>0.14881</text:p>
          </table:table-cell>
          <table:table-cell office:value-type="float" office:value="0.00280485936220001">
            <text:p>0.0028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918213678915">
            <text:p>0.09182</text:p>
          </table:table-cell>
          <table:table-cell office:value-type="float" office:value="0.09132405772262">
            <text:p>0.09132</text:p>
          </table:table-cell>
          <table:table-cell office:value-type="float" office:value="-0.000497310168879994">
            <text:p>-0.0005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03727359782195">
            <text:p>0.03727</text:p>
          </table:table-cell>
          <table:table-cell office:value-type="float" office:value="0.03669789286653">
            <text:p>0.03670</text:p>
          </table:table-cell>
          <table:table-cell office:value-type="float" office:value="-0.000575704955420003">
            <text:p>-0.0005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-0.01742127410951">
            <text:p>-0.01742</text:p>
          </table:table-cell>
          <table:table-cell office:value-type="float" office:value="-0.01869636224299">
            <text:p>-0.01870</text:p>
          </table:table-cell>
          <table:table-cell office:value-type="float" office:value="-0.00127508813348">
            <text:p>-0.0012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0.07204739223109">
            <text:p>-0.07205</text:p>
          </table:table-cell>
          <table:table-cell office:value-type="float" office:value="-0.07389371137708">
            <text:p>-0.07389</text:p>
          </table:table-cell>
          <table:table-cell office:value-type="float" office:value="-0.00184631914599001">
            <text:p>-0.0018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-0.1263891722108">
            <text:p>-0.12639</text:p>
          </table:table-cell>
          <table:table-cell office:value-type="float" office:value="-0.1253641280852">
            <text:p>-0.12536</text:p>
          </table:table-cell>
          <table:table-cell office:value-type="float" office:value="0.00102504412560001">
            <text:p>0.0010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-0.1802321518696">
            <text:p>-0.18023</text:p>
          </table:table-cell>
          <table:table-cell office:value-type="float" office:value="-0.1851077654064">
            <text:p>-0.18511</text:p>
          </table:table-cell>
          <table:table-cell office:value-type="float" office:value="-0.00487561353679999">
            <text:p>-0.00488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-0.2333638375652">
            <text:p>-0.23336</text:p>
          </table:table-cell>
          <table:table-cell office:value-type="float" office:value="-0.2348226622352">
            <text:p>-0.23482</text:p>
          </table:table-cell>
          <table:table-cell office:value-type="float" office:value="-0.00145882467000003">
            <text:p>-0.00146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-0.2855745428077">
            <text:p>-0.28557</text:p>
          </table:table-cell>
          <table:table-cell office:value-type="float" office:value="-0.2860356845426">
            <text:p>-0.28604</text:p>
          </table:table-cell>
          <table:table-cell office:value-type="float" office:value="-0.000461141734899972">
            <text:p>-0.0004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-0.3366582157963">
            <text:p>-0.33666</text:p>
          </table:table-cell>
          <table:table-cell office:value-type="float" office:value="-0.3373356777979">
            <text:p>-0.33734</text:p>
          </table:table-cell>
          <table:table-cell office:value-type="float" office:value="-0.00067746200159996">
            <text:p>-0.0006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-0.3864132526117">
            <text:p>-0.38641</text:p>
          </table:table-cell>
          <table:table-cell office:value-type="float" office:value="-0.3855695976041">
            <text:p>-0.38557</text:p>
          </table:table-cell>
          <table:table-cell office:value-type="float" office:value="0.000843655007599975">
            <text:p>0.0008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-0.4346432928545">
            <text:p>-0.43464</text:p>
          </table:table-cell>
          <table:table-cell office:value-type="float" office:value="-0.436886051389">
            <text:p>-0.43689</text:p>
          </table:table-cell>
          <table:table-cell office:value-type="float" office:value="-0.00224275853449996">
            <text:p>-0.00224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-0.48115799459">
            <text:p>-0.48116</text:p>
          </table:table-cell>
          <table:table-cell office:value-type="float" office:value="-0.4843178427306">
            <text:p>-0.48432</text:p>
          </table:table-cell>
          <table:table-cell office:value-type="float" office:value="-0.00315984814060005">
            <text:p>-0.0031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-0.525773785541">
            <text:p>-0.52577</text:p>
          </table:table-cell>
          <table:table-cell office:value-type="float" office:value="-0.5287878980152">
            <text:p>-0.52879</text:p>
          </table:table-cell>
          <table:table-cell office:value-type="float" office:value="-0.00301411247419991">
            <text:p>-0.0030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0.5683145875637">
            <text:p>-0.56831</text:p>
          </table:table-cell>
          <table:table-cell office:value-type="float" office:value="-0.5711954996549">
            <text:p>-0.57120</text:p>
          </table:table-cell>
          <table:table-cell office:value-type="float" office:value="-0.00288091209120001">
            <text:p>-0.00288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-0.6086125115475">
            <text:p>-0.60861</text:p>
          </table:table-cell>
          <table:table-cell office:value-type="float" office:value="-0.6114615263976">
            <text:p>-0.61146</text:p>
          </table:table-cell>
          <table:table-cell office:value-type="float" office:value="-0.00284901485009992">
            <text:p>-0.0028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-0.6465085199969">
            <text:p>-0.64651</text:p>
          </table:table-cell>
          <table:table-cell office:value-type="float" office:value="-0.6493447143887">
            <text:p>-0.64934</text:p>
          </table:table-cell>
          <table:table-cell office:value-type="float" office:value="-0.00283619439179994">
            <text:p>-0.0028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-0.6818530546794">
            <text:p>-0.68185</text:p>
          </table:table-cell>
          <table:table-cell office:value-type="float" office:value="-0.6846769581731">
            <text:p>-0.68468</text:p>
          </table:table-cell>
          <table:table-cell office:value-type="float" office:value="-0.00282390349369999">
            <text:p>-0.0028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-0.7145066268642">
            <text:p>-0.71451</text:p>
          </table:table-cell>
          <table:table-cell office:value-type="float" office:value="-0.7174143378599">
            <text:p>-0.71741</text:p>
          </table:table-cell>
          <table:table-cell office:value-type="float" office:value="-0.00290771099569997">
            <text:p>-0.0029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-0.7443403678198">
            <text:p>-0.74434</text:p>
          </table:table-cell>
          <table:table-cell office:value-type="float" office:value="-0.7474965861481">
            <text:p>-0.74750</text:p>
          </table:table-cell>
          <table:table-cell office:value-type="float" office:value="-0.00315621832830004">
            <text:p>-0.00316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-0.7712365374003">
            <text:p>-0.77124</text:p>
          </table:table-cell>
          <table:table-cell office:value-type="float" office:value="-0.7738418430321">
            <text:p>-0.77384</text:p>
          </table:table-cell>
          <table:table-cell office:value-type="float" office:value="-0.00260530563179995">
            <text:p>-0.0026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-0.7950889887122">
            <text:p>-0.79509</text:p>
          </table:table-cell>
          <table:table-cell office:value-type="float" office:value="-0.7973595688838">
            <text:p>-0.79736</text:p>
          </table:table-cell>
          <table:table-cell office:value-type="float" office:value="-0.00227058017159998">
            <text:p>-0.0022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-0.8158035870273">
            <text:p>-0.81580</text:p>
          </table:table-cell>
          <table:table-cell office:value-type="float" office:value="-0.8174107682666">
            <text:p>-0.81741</text:p>
          </table:table-cell>
          <table:table-cell office:value-type="float" office:value="-0.00160718123929993">
            <text:p>-0.0016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-0.8332985812896">
            <text:p>-0.83330</text:p>
          </table:table-cell>
          <table:table-cell office:value-type="float" office:value="-0.8339497311303">
            <text:p>-0.83395</text:p>
          </table:table-cell>
          <table:table-cell office:value-type="float" office:value="-0.000651149840699805">
            <text:p>-0.00065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-0.8475049267494">
            <text:p>-0.84750</text:p>
          </table:table-cell>
          <table:table-cell office:value-type="float" office:value="-0.8467987533879">
            <text:p>-0.84680</text:p>
          </table:table-cell>
          <table:table-cell office:value-type="float" office:value="0.000706173361500029">
            <text:p>0.0007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-0.8583665574515">
            <text:p>-0.85837</text:p>
          </table:table-cell>
          <table:table-cell office:value-type="float" office:value="-0.8590406745241">
            <text:p>-0.85904</text:p>
          </table:table-cell>
          <table:table-cell office:value-type="float" office:value="-0.000674117072599789">
            <text:p>-0.0006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0.8658406075017">
            <text:p>-0.86584</text:p>
          </table:table-cell>
          <table:table-cell office:value-type="float" office:value="-0.8683172750117">
            <text:p>-0.86832</text:p>
          </table:table-cell>
          <table:table-cell office:value-type="float" office:value="-0.00247666751000009">
            <text:p>-0.0024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-0.8698975802391">
            <text:p>-0.86990</text:p>
          </table:table-cell>
          <table:table-cell office:value-type="float" office:value="-0.8721149429554">
            <text:p>-0.87211</text:p>
          </table:table-cell>
          <table:table-cell office:value-type="float" office:value="-0.00221736271629991">
            <text:p>-0.0022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-0.8705214646457">
            <text:p>-0.87052</text:p>
          </table:table-cell>
          <table:table-cell office:value-type="float" office:value="-0.8725265778231">
            <text:p>-0.87253</text:p>
          </table:table-cell>
          <table:table-cell office:value-type="float" office:value="-0.00200511317740004">
            <text:p>-0.0020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-0.8677097985347">
            <text:p>-0.86771</text:p>
          </table:table-cell>
          <table:table-cell office:value-type="float" office:value="-0.8695727540212">
            <text:p>-0.86957</text:p>
          </table:table-cell>
          <table:table-cell office:value-type="float" office:value="-0.00186295548649984">
            <text:p>-0.0018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-0.8614736782678">
            <text:p>-0.86147</text:p>
          </table:table-cell>
          <table:table-cell office:value-type="float" office:value="-0.8632035228053">
            <text:p>-0.86320</text:p>
          </table:table-cell>
          <table:table-cell office:value-type="float" office:value="-0.00172984453750014">
            <text:p>-0.0017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-0.8518377149627">
            <text:p>-0.85184</text:p>
          </table:table-cell>
          <table:table-cell office:value-type="float" office:value="-0.853395684099">
            <text:p>-0.85340</text:p>
          </table:table-cell>
          <table:table-cell office:value-type="float" office:value="-0.00155796913630002">
            <text:p>-0.00156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-0.8388399373643">
            <text:p>-0.83884</text:p>
          </table:table-cell>
          <table:table-cell office:value-type="float" office:value="-0.8402467281812">
            <text:p>-0.84025</text:p>
          </table:table-cell>
          <table:table-cell office:value-type="float" office:value="-0.00140679081689987">
            <text:p>-0.0014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-0.8225316417625">
            <text:p>-0.82253</text:p>
          </table:table-cell>
          <table:table-cell office:value-type="float" office:value="-0.8238414807393">
            <text:p>-0.82384</text:p>
          </table:table-cell>
          <table:table-cell office:value-type="float" office:value="-0.00130983897679982">
            <text:p>-0.0013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-0.8029771895498">
            <text:p>-0.80298</text:p>
          </table:table-cell>
          <table:table-cell office:value-type="float" office:value="-0.8042094918263">
            <text:p>-0.80421</text:p>
          </table:table-cell>
          <table:table-cell office:value-type="float" office:value="-0.00123230227650006">
            <text:p>-0.00123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-0.7802537532152">
            <text:p>-0.78025</text:p>
          </table:table-cell>
          <table:table-cell office:value-type="float" office:value="-0.7817157720687">
            <text:p>-0.78172</text:p>
          </table:table-cell>
          <table:table-cell office:value-type="float" office:value="-0.00146201885349995">
            <text:p>-0.0014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-0.7544510117808">
            <text:p>-0.75445</text:p>
          </table:table-cell>
          <table:table-cell office:value-type="float" office:value="-0.7564297049323">
            <text:p>-0.75643</text:p>
          </table:table-cell>
          <table:table-cell office:value-type="float" office:value="-0.00197869315150001">
            <text:p>-0.00198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-0.7256707968787">
            <text:p>-0.72567</text:p>
          </table:table-cell>
          <table:table-cell office:value-type="float" office:value="-0.7281964431063">
            <text:p>-0.72820</text:p>
          </table:table-cell>
          <table:table-cell office:value-type="float" office:value="-0.0025256462276001">
            <text:p>-0.00253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0.6940266908688">
            <text:p>-0.69403</text:p>
          </table:table-cell>
          <table:table-cell office:value-type="float" office:value="-0.6970559469297">
            <text:p>-0.69706</text:p>
          </table:table-cell>
          <table:table-cell office:value-type="float" office:value="-0.0030292560609001">
            <text:p>-0.0030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-0.6596435785807">
            <text:p>-0.65964</text:p>
          </table:table-cell>
          <table:table-cell office:value-type="float" office:value="-0.6631338678834">
            <text:p>-0.66313</text:p>
          </table:table-cell>
          <table:table-cell office:value-type="float" office:value="-0.00349028930270001">
            <text:p>-0.0034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-0.6226571544504">
            <text:p>-0.62266</text:p>
          </table:table-cell>
          <table:table-cell office:value-type="float" office:value="-0.62652660359">
            <text:p>-0.62653</text:p>
          </table:table-cell>
          <table:table-cell office:value-type="float" office:value="-0.00386944913959997">
            <text:p>-0.00387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-0.5832133869964">
            <text:p>-0.58321</text:p>
          </table:table-cell>
          <table:table-cell office:value-type="float" office:value="-0.5872892994888">
            <text:p>-0.58729</text:p>
          </table:table-cell>
          <table:table-cell office:value-type="float" office:value="-0.00407591249240002">
            <text:p>-0.00408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-0.5414679427489">
            <text:p>-0.54147</text:p>
          </table:table-cell>
          <table:table-cell office:value-type="float" office:value="-0.5454335475542">
            <text:p>-0.54543</text:p>
          </table:table-cell>
          <table:table-cell office:value-type="float" office:value="-0.00396560480529995">
            <text:p>-0.00397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-0.4975855719045">
            <text:p>-0.49759</text:p>
          </table:table-cell>
          <table:table-cell office:value-type="float" office:value="-0.5010182714623">
            <text:p>-0.50102</text:p>
          </table:table-cell>
          <table:table-cell office:value-type="float" office:value="-0.00343269955780007">
            <text:p>-0.00343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-0.451739458133">
            <text:p>-0.45174</text:p>
          </table:table-cell>
          <table:table-cell office:value-type="float" office:value="-0.4542738946414">
            <text:p>-0.45427</text:p>
          </table:table-cell>
          <table:table-cell office:value-type="float" office:value="-0.00253443650840002">
            <text:p>-0.0025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-0.4041105351004">
            <text:p>-0.40411</text:p>
          </table:table-cell>
          <table:table-cell office:value-type="float" office:value="-0.4053816534738">
            <text:p>-0.40538</text:p>
          </table:table-cell>
          <table:table-cell office:value-type="float" office:value="-0.00127111837339999">
            <text:p>-0.0012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-0.3548867724063">
            <text:p>-0.35489</text:p>
          </table:table-cell>
          <table:table-cell office:value-type="float" office:value="-0.3551818107181">
            <text:p>-0.35518</text:p>
          </table:table-cell>
          <table:table-cell office:value-type="float" office:value="-0.000295038311799944">
            <text:p>-0.0003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-0.3042624337539">
            <text:p>-0.30426</text:p>
          </table:table-cell>
          <table:table-cell office:value-type="float" office:value="-0.3040396849092">
            <text:p>-0.30404</text:p>
          </table:table-cell>
          <table:table-cell office:value-type="float" office:value="0.000222748844699971">
            <text:p>0.0002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-0.2524373102797">
            <text:p>-0.25244</text:p>
          </table:table-cell>
          <table:table-cell office:value-type="float" office:value="-0.2519196849567">
            <text:p>-0.25192</text:p>
          </table:table-cell>
          <table:table-cell office:value-type="float" office:value="0.000517625323000037">
            <text:p>0.00052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-0.1996159320694">
            <text:p>-0.19962</text:p>
          </table:table-cell>
          <table:table-cell office:value-type="float" office:value="-0.1989009965821">
            <text:p>-0.19890</text:p>
          </table:table-cell>
          <table:table-cell office:value-type="float" office:value="0.000714935487299978">
            <text:p>0.0007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-0.1460067609712">
            <text:p>-0.14601</text:p>
          </table:table-cell>
          <table:table-cell office:value-type="float" office:value="-0.1451741096225">
            <text:p>-0.14517</text:p>
          </table:table-cell>
          <table:table-cell office:value-type="float" office:value="0.000832651348700003">
            <text:p>0.0008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-0.0918213678915">
            <text:p>-0.09182</text:p>
          </table:table-cell>
          <table:table-cell office:value-type="float" office:value="-0.09090973102702">
            <text:p>-0.09091</text:p>
          </table:table-cell>
          <table:table-cell office:value-type="float" office:value="0.000911636864479995">
            <text:p>0.0009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0.03727359782195">
            <text:p>-0.03727</text:p>
          </table:table-cell>
          <table:table-cell office:value-type="float" office:value="-0.03634602234308">
            <text:p>-0.03635</text:p>
          </table:table-cell>
          <table:table-cell office:value-type="float" office:value="0.000927575478869999">
            <text:p>0.0009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1742127410951">
            <text:p>0.01742</text:p>
          </table:table-cell>
          <table:table-cell office:value-type="float" office:value="0.01901091560361">
            <text:p>0.01901</text:p>
          </table:table-cell>
          <table:table-cell office:value-type="float" office:value="0.0015896414941">
            <text:p>0.0015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.07204739223109">
            <text:p>0.07205</text:p>
          </table:table-cell>
          <table:table-cell office:value-type="float" office:value="0.07394143534006">
            <text:p>0.07394</text:p>
          </table:table-cell>
          <table:table-cell office:value-type="float" office:value="0.00189404310897001">
            <text:p>0.0018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0.1263891722108">
            <text:p>0.12639</text:p>
          </table:table-cell>
          <table:table-cell office:value-type="float" office:value="0.1279736537759">
            <text:p>0.12797</text:p>
          </table:table-cell>
          <table:table-cell office:value-type="float" office:value="0.00158448156509999">
            <text:p>0.00158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.1802321518696">
            <text:p>0.18023</text:p>
          </table:table-cell>
          <table:table-cell office:value-type="float" office:value="0.1828661421095">
            <text:p>0.18287</text:p>
          </table:table-cell>
          <table:table-cell office:value-type="float" office:value="0.00263399023990002">
            <text:p>0.0026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.2333638375652">
            <text:p>0.23336</text:p>
          </table:table-cell>
          <table:table-cell office:value-type="float" office:value="0.2350598034362">
            <text:p>0.23506</text:p>
          </table:table-cell>
          <table:table-cell office:value-type="float" office:value="0.00169596587100004">
            <text:p>0.0017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.2855745428077">
            <text:p>0.28557</text:p>
          </table:table-cell>
          <table:table-cell office:value-type="float" office:value="0.2868079758511">
            <text:p>0.28681</text:p>
          </table:table-cell>
          <table:table-cell office:value-type="float" office:value="0.00123343304340001">
            <text:p>0.00123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3366582157963">
            <text:p>0.33666</text:p>
          </table:table-cell>
          <table:table-cell office:value-type="float" office:value="0.337525263372">
            <text:p>0.33753</text:p>
          </table:table-cell>
          <table:table-cell office:value-type="float" office:value="0.000867047575699997">
            <text:p>0.00087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.3864132526117">
            <text:p>0.38641</text:p>
          </table:table-cell>
          <table:table-cell office:value-type="float" office:value="0.3870249897406">
            <text:p>0.38702</text:p>
          </table:table-cell>
          <table:table-cell office:value-type="float" office:value="0.000611737128900003">
            <text:p>0.0006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4346432928545">
            <text:p>0.43464</text:p>
          </table:table-cell>
          <table:table-cell office:value-type="float" office:value="0.4351172784416">
            <text:p>0.43512</text:p>
          </table:table-cell>
          <table:table-cell office:value-type="float" office:value="0.000473985587099934">
            <text:p>0.0004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48115799459">
            <text:p>0.48116</text:p>
          </table:table-cell>
          <table:table-cell office:value-type="float" office:value="0.4815453359301">
            <text:p>0.48155</text:p>
          </table:table-cell>
          <table:table-cell office:value-type="float" office:value="0.000387341340100045">
            <text:p>0.0003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0.525773785541">
            <text:p>0.52577</text:p>
          </table:table-cell>
          <table:table-cell office:value-type="float" office:value="0.5270669662507">
            <text:p>0.52707</text:p>
          </table:table-cell>
          <table:table-cell office:value-type="float" office:value="0.00129318070969997">
            <text:p>0.00129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5683145875637">
            <text:p>0.56831</text:p>
          </table:table-cell>
          <table:table-cell office:value-type="float" office:value="0.5701372908492">
            <text:p>0.57014</text:p>
          </table:table-cell>
          <table:table-cell office:value-type="float" office:value="0.00182270328550005">
            <text:p>0.0018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6086125115475">
            <text:p>0.60861</text:p>
          </table:table-cell>
          <table:table-cell office:value-type="float" office:value="0.6108668065271">
            <text:p>0.61087</text:p>
          </table:table-cell>
          <table:table-cell office:value-type="float" office:value="0.00225429497959995">
            <text:p>0.00225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6465085199969">
            <text:p>0.64651</text:p>
          </table:table-cell>
          <table:table-cell office:value-type="float" office:value="0.6487460217568">
            <text:p>0.64875</text:p>
          </table:table-cell>
          <table:table-cell office:value-type="float" office:value="0.0022375017598999">
            <text:p>0.0022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.6818530546794">
            <text:p>0.68185</text:p>
          </table:table-cell>
          <table:table-cell office:value-type="float" office:value="0.6838828100733">
            <text:p>0.68388</text:p>
          </table:table-cell>
          <table:table-cell office:value-type="float" office:value="0.00202975539390005">
            <text:p>0.0020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.7145066268642">
            <text:p>0.71451</text:p>
          </table:table-cell>
          <table:table-cell office:value-type="float" office:value="0.7163239995737">
            <text:p>0.71632</text:p>
          </table:table-cell>
          <table:table-cell office:value-type="float" office:value="0.0018173727095">
            <text:p>0.00182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7443403678198">
            <text:p>0.74434</text:p>
          </table:table-cell>
          <table:table-cell office:value-type="float" office:value="0.7460241674773">
            <text:p>0.74602</text:p>
          </table:table-cell>
          <table:table-cell office:value-type="float" office:value="0.00168379965749998">
            <text:p>0.00168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.7712365374003">
            <text:p>0.77124</text:p>
          </table:table-cell>
          <table:table-cell office:value-type="float" office:value="0.7728566647421">
            <text:p>0.77286</text:p>
          </table:table-cell>
          <table:table-cell office:value-type="float" office:value="0.00162012734179995">
            <text:p>0.0016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.7950889887122">
            <text:p>0.79509</text:p>
          </table:table-cell>
          <table:table-cell office:value-type="float" office:value="0.7966970901109">
            <text:p>0.79670</text:p>
          </table:table-cell>
          <table:table-cell office:value-type="float" office:value="0.00160810139870005">
            <text:p>0.0016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.8158035870273">
            <text:p>0.81580</text:p>
          </table:table-cell>
          <table:table-cell office:value-type="float" office:value="0.8174529076625">
            <text:p>0.81745</text:p>
          </table:table-cell>
          <table:table-cell office:value-type="float" office:value="0.00164932063519996">
            <text:p>0.0016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8332985812896">
            <text:p>0.83330</text:p>
          </table:table-cell>
          <table:table-cell office:value-type="float" office:value="0.8350574217198">
            <text:p>0.83506</text:p>
          </table:table-cell>
          <table:table-cell office:value-type="float" office:value="0.00175884043019992">
            <text:p>0.00176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8475049267494">
            <text:p>0.84750</text:p>
          </table:table-cell>
          <table:table-cell office:value-type="float" office:value="0.8494597634352">
            <text:p>0.84946</text:p>
          </table:table-cell>
          <table:table-cell office:value-type="float" office:value="0.00195483668579999">
            <text:p>0.0019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8583665574515">
            <text:p>0.85837</text:p>
          </table:table-cell>
          <table:table-cell office:value-type="float" office:value="0.8606206565666">
            <text:p>0.86062</text:p>
          </table:table-cell>
          <table:table-cell office:value-type="float" office:value="0.00225409911509988">
            <text:p>0.0022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.8658406075017">
            <text:p>0.86584</text:p>
          </table:table-cell>
          <table:table-cell office:value-type="float" office:value="0.8685467717863">
            <text:p>0.86855</text:p>
          </table:table-cell>
          <table:table-cell office:value-type="float" office:value="0.00270616428460002">
            <text:p>0.0027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8698975802391">
            <text:p>0.86990</text:p>
          </table:table-cell>
          <table:table-cell office:value-type="float" office:value="0.8732874596841">
            <text:p>0.87329</text:p>
          </table:table-cell>
          <table:table-cell office:value-type="float" office:value="0.00338987944499991">
            <text:p>0.00339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.8705214646457">
            <text:p>0.87052</text:p>
          </table:table-cell>
          <table:table-cell office:value-type="float" office:value="0.8748744460581">
            <text:p>0.87487</text:p>
          </table:table-cell>
          <table:table-cell office:value-type="float" office:value="0.00435298141239993">
            <text:p>0.0043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.8677097985347">
            <text:p>0.86771</text:p>
          </table:table-cell>
          <table:table-cell office:value-type="float" office:value="0.8697860949436">
            <text:p>0.86979</text:p>
          </table:table-cell>
          <table:table-cell office:value-type="float" office:value="0.00207629640889995">
            <text:p>0.00208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.8614736782678">
            <text:p>0.86147</text:p>
          </table:table-cell>
          <table:table-cell office:value-type="float" office:value="0.8614219839344">
            <text:p>0.86142</text:p>
          </table:table-cell>
          <table:table-cell office:value-type="float" office:value="-0.0000516943333997988">
            <text:p>-0.0000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8518377149627">
            <text:p>0.85184</text:p>
          </table:table-cell>
          <table:table-cell office:value-type="float" office:value="0.8517685650413">
            <text:p>0.85177</text:p>
          </table:table-cell>
          <table:table-cell office:value-type="float" office:value="-0.0000691499213999469">
            <text:p>-0.00007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0.8388399373643">
            <text:p>0.83884</text:p>
          </table:table-cell>
          <table:table-cell office:value-type="float" office:value="0.838774331908">
            <text:p>0.83877</text:p>
          </table:table-cell>
          <table:table-cell office:value-type="float" office:value="-0.0000656054562999664">
            <text:p>-0.00007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8225316417625">
            <text:p>0.82253</text:p>
          </table:table-cell>
          <table:table-cell office:value-type="float" office:value="0.822501974571">
            <text:p>0.82250</text:p>
          </table:table-cell>
          <table:table-cell office:value-type="float" office:value="-0.0000296671915001045">
            <text:p>-0.00003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0.8029771895498">
            <text:p>0.80298</text:p>
          </table:table-cell>
          <table:table-cell office:value-type="float" office:value="0.8030468469994">
            <text:p>0.80305</text:p>
          </table:table-cell>
          <table:table-cell office:value-type="float" office:value="0.0000696574496000801">
            <text:p>0.0000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7802537532152">
            <text:p>0.78025</text:p>
          </table:table-cell>
          <table:table-cell office:value-type="float" office:value="0.780541341576">
            <text:p>0.78054</text:p>
          </table:table-cell>
          <table:table-cell office:value-type="float" office:value="0.000287588360800006">
            <text:p>0.00029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.7544510117808">
            <text:p>0.75445</text:p>
          </table:table-cell>
          <table:table-cell office:value-type="float" office:value="0.7551839895167">
            <text:p>0.75518</text:p>
          </table:table-cell>
          <table:table-cell office:value-type="float" office:value="0.000732977735900087">
            <text:p>0.00073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.7256707968787">
            <text:p>0.72567</text:p>
          </table:table-cell>
          <table:table-cell office:value-type="float" office:value="0.7273826252226">
            <text:p>0.72738</text:p>
          </table:table-cell>
          <table:table-cell office:value-type="float" office:value="0.00171182834390005">
            <text:p>0.0017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.6940266908688">
            <text:p>0.69403</text:p>
          </table:table-cell>
          <table:table-cell office:value-type="float" office:value="0.6961640271713">
            <text:p>0.69616</text:p>
          </table:table-cell>
          <table:table-cell office:value-type="float" office:value="0.00213733630250001">
            <text:p>0.0021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0.6596435785807">
            <text:p>0.65964</text:p>
          </table:table-cell>
          <table:table-cell office:value-type="float" office:value="0.6606089148214">
            <text:p>0.66061</text:p>
          </table:table-cell>
          <table:table-cell office:value-type="float" office:value="0.000965336240700054">
            <text:p>0.0009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.6226571544504">
            <text:p>0.62266</text:p>
          </table:table-cell>
          <table:table-cell office:value-type="float" office:value="0.6234849393627">
            <text:p>0.62348</text:p>
          </table:table-cell>
          <table:table-cell office:value-type="float" office:value="0.000827784912299956">
            <text:p>0.00083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.5832133869964">
            <text:p>0.58321</text:p>
          </table:table-cell>
          <table:table-cell office:value-type="float" office:value="0.5840820263737">
            <text:p>0.58408</text:p>
          </table:table-cell>
          <table:table-cell office:value-type="float" office:value="0.000868639377299973">
            <text:p>0.0008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0.5414679427489">
            <text:p>0.54147</text:p>
          </table:table-cell>
          <table:table-cell office:value-type="float" office:value="0.5431090932637">
            <text:p>0.54311</text:p>
          </table:table-cell>
          <table:table-cell office:value-type="float" office:value="0.00164115051479996">
            <text:p>0.0016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4975855719045">
            <text:p>0.49759</text:p>
          </table:table-cell>
          <table:table-cell office:value-type="float" office:value="0.497368201392">
            <text:p>0.49737</text:p>
          </table:table-cell>
          <table:table-cell office:value-type="float" office:value="-0.000217370512499981">
            <text:p>-0.0002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.451739458133">
            <text:p>0.45174</text:p>
          </table:table-cell>
          <table:table-cell office:value-type="float" office:value="0.4514303951111">
            <text:p>0.45143</text:p>
          </table:table-cell>
          <table:table-cell office:value-type="float" office:value="-0.00030906302189998">
            <text:p>-0.0003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.4041105351004">
            <text:p>0.40411</text:p>
          </table:table-cell>
          <table:table-cell office:value-type="float" office:value="0.4039548527789">
            <text:p>0.40395</text:p>
          </table:table-cell>
          <table:table-cell office:value-type="float" office:value="-0.000155682321499984">
            <text:p>-0.0001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0.3548867724063">
            <text:p>0.35489</text:p>
          </table:table-cell>
          <table:table-cell office:value-type="float" office:value="0.3550742806213">
            <text:p>0.35507</text:p>
          </table:table-cell>
          <table:table-cell office:value-type="float" office:value="0.000187508214999965">
            <text:p>0.0001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.3042624337539">
            <text:p>0.30426</text:p>
          </table:table-cell>
          <table:table-cell office:value-type="float" office:value="0.3048991398542">
            <text:p>0.30490</text:p>
          </table:table-cell>
          <table:table-cell office:value-type="float" office:value="0.000636706100300033">
            <text:p>0.00064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.2524373102797">
            <text:p>0.25244</text:p>
          </table:table-cell>
          <table:table-cell office:value-type="float" office:value="0.2533362049702">
            <text:p>0.25334</text:p>
          </table:table-cell>
          <table:table-cell office:value-type="float" office:value="0.000898894690500029">
            <text:p>0.0009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.1996159320694">
            <text:p>0.19962</text:p>
          </table:table-cell>
          <table:table-cell office:value-type="float" office:value="0.2007024222369">
            <text:p>0.20070</text:p>
          </table:table-cell>
          <table:table-cell office:value-type="float" office:value="0.00108649016750004">
            <text:p>0.0010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.1460067609712">
            <text:p>0.14601</text:p>
          </table:table-cell>
          <table:table-cell office:value-type="float" office:value="0.1464324880505">
            <text:p>0.14643</text:p>
          </table:table-cell>
          <table:table-cell office:value-type="float" office:value="0.000425727079299998">
            <text:p>0.0004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.0918213678915">
            <text:p>0.09182</text:p>
          </table:table-cell>
          <table:table-cell office:value-type="float" office:value="0.091839993335">
            <text:p>0.09184</text:p>
          </table:table-cell>
          <table:table-cell office:value-type="float" office:value="0.000018625443499995">
            <text:p>0.00002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.03727359782195">
            <text:p>0.03727</text:p>
          </table:table-cell>
          <table:table-cell office:value-type="float" office:value="0.03751380499201">
            <text:p>0.03751</text:p>
          </table:table-cell>
          <table:table-cell office:value-type="float" office:value="0.00024020717006">
            <text:p>0.0002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-0.01742127410951">
            <text:p>-0.01742</text:p>
          </table:table-cell>
          <table:table-cell office:value-type="float" office:value="-0.01823202912484">
            <text:p>-0.01823</text:p>
          </table:table-cell>
          <table:table-cell office:value-type="float" office:value="-0.000810755015330004">
            <text:p>-0.00081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0.07204739223109">
            <text:p>-0.07205</text:p>
          </table:table-cell>
          <table:table-cell office:value-type="float" office:value="-0.07283564127366">
            <text:p>-0.07284</text:p>
          </table:table-cell>
          <table:table-cell office:value-type="float" office:value="-0.000788249042570008">
            <text:p>-0.0007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-0.1263891722108">
            <text:p>-0.12639</text:p>
          </table:table-cell>
          <table:table-cell office:value-type="float" office:value="-0.1275105936874">
            <text:p>-0.12751</text:p>
          </table:table-cell>
          <table:table-cell office:value-type="float" office:value="-0.00112142147659999">
            <text:p>-0.00112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-0.1802321518696">
            <text:p>-0.18023</text:p>
          </table:table-cell>
          <table:table-cell office:value-type="float" office:value="-0.1810594895464">
            <text:p>-0.18106</text:p>
          </table:table-cell>
          <table:table-cell office:value-type="float" office:value="-0.000827337676799989">
            <text:p>-0.00083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-0.2333638375652">
            <text:p>-0.23336</text:p>
          </table:table-cell>
          <table:table-cell office:value-type="float" office:value="-0.2338499141647">
            <text:p>-0.23385</text:p>
          </table:table-cell>
          <table:table-cell office:value-type="float" office:value="-0.000486076599500035">
            <text:p>-0.00049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-0.2855745428077">
            <text:p>-0.28557</text:p>
          </table:table-cell>
          <table:table-cell office:value-type="float" office:value="-0.2857328437224">
            <text:p>-0.28573</text:p>
          </table:table-cell>
          <table:table-cell office:value-type="float" office:value="-0.000158300914699983">
            <text:p>-0.00016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-0.3366582157963">
            <text:p>-0.33666</text:p>
          </table:table-cell>
          <table:table-cell office:value-type="float" office:value="-0.3370284524603">
            <text:p>-0.33703</text:p>
          </table:table-cell>
          <table:table-cell office:value-type="float" office:value="-0.000370236663999934">
            <text:p>-0.00037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-0.3864132526117">
            <text:p>-0.38641</text:p>
          </table:table-cell>
          <table:table-cell office:value-type="float" office:value="-0.3886741038344">
            <text:p>-0.38867</text:p>
          </table:table-cell>
          <table:table-cell office:value-type="float" office:value="-0.00226085122269998">
            <text:p>-0.00226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-0.4346432928545">
            <text:p>-0.43464</text:p>
          </table:table-cell>
          <table:table-cell office:value-type="float" office:value="-0.4368695288354">
            <text:p>-0.43687</text:p>
          </table:table-cell>
          <table:table-cell office:value-type="float" office:value="-0.00222623598089999">
            <text:p>-0.00223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-0.48115799459">
            <text:p>-0.48116</text:p>
          </table:table-cell>
          <table:table-cell office:value-type="float" office:value="-0.4839973460122">
            <text:p>-0.48400</text:p>
          </table:table-cell>
          <table:table-cell office:value-type="float" office:value="-0.00283935142219999">
            <text:p>-0.0028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-0.525773785541">
            <text:p>-0.52577</text:p>
          </table:table-cell>
          <table:table-cell office:value-type="float" office:value="-0.5285590384331">
            <text:p>-0.52856</text:p>
          </table:table-cell>
          <table:table-cell office:value-type="float" office:value="-0.00278525289209997">
            <text:p>-0.0027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-0.5683145875637">
            <text:p>-0.56831</text:p>
          </table:table-cell>
          <table:table-cell office:value-type="float" office:value="-0.5707825147245">
            <text:p>-0.57078</text:p>
          </table:table-cell>
          <table:table-cell office:value-type="float" office:value="-0.00246792716080002">
            <text:p>-0.00247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-0.6086125115475">
            <text:p>-0.60861</text:p>
          </table:table-cell>
          <table:table-cell office:value-type="float" office:value="-0.6107745423289">
            <text:p>-0.61077</text:p>
          </table:table-cell>
          <table:table-cell office:value-type="float" office:value="-0.00216203078139998">
            <text:p>-0.0021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-0.6465085199969">
            <text:p>-0.64651</text:p>
          </table:table-cell>
          <table:table-cell office:value-type="float" office:value="-0.6484428087684">
            <text:p>-0.64844</text:p>
          </table:table-cell>
          <table:table-cell office:value-type="float" office:value="-0.00193428877149993">
            <text:p>-0.0019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-0.6818530546794">
            <text:p>-0.68185</text:p>
          </table:table-cell>
          <table:table-cell office:value-type="float" office:value="-0.6836517797384">
            <text:p>-0.68365</text:p>
          </table:table-cell>
          <table:table-cell office:value-type="float" office:value="-0.00179872505900003">
            <text:p>-0.0018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0.7145066268642">
            <text:p>-0.71451</text:p>
          </table:table-cell>
          <table:table-cell office:value-type="float" office:value="-0.7162498252845">
            <text:p>-0.71625</text:p>
          </table:table-cell>
          <table:table-cell office:value-type="float" office:value="-0.00174319842030002">
            <text:p>-0.0017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-0.7443403678198">
            <text:p>-0.74434</text:p>
          </table:table-cell>
          <table:table-cell office:value-type="float" office:value="-0.746089013303">
            <text:p>-0.74609</text:p>
          </table:table-cell>
          <table:table-cell office:value-type="float" office:value="-0.00174864548319997">
            <text:p>-0.0017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-0.7712365374003">
            <text:p>-0.77124</text:p>
          </table:table-cell>
          <table:table-cell office:value-type="float" office:value="-0.7730379300976">
            <text:p>-0.77304</text:p>
          </table:table-cell>
          <table:table-cell office:value-type="float" office:value="-0.00180139269729995">
            <text:p>-0.0018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-0.7950889887122">
            <text:p>-0.79509</text:p>
          </table:table-cell>
          <table:table-cell office:value-type="float" office:value="-0.7969760897108">
            <text:p>-0.79698</text:p>
          </table:table-cell>
          <table:table-cell office:value-type="float" office:value="-0.00188710099860001">
            <text:p>-0.0018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-0.8158035870273">
            <text:p>-0.81580</text:p>
          </table:table-cell>
          <table:table-cell office:value-type="float" office:value="-0.817797853911">
            <text:p>-0.81780</text:p>
          </table:table-cell>
          <table:table-cell office:value-type="float" office:value="-0.00199426688370008">
            <text:p>-0.0019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-0.8332985812896">
            <text:p>-0.83330</text:p>
          </table:table-cell>
          <table:table-cell office:value-type="float" office:value="-0.8354671047594">
            <text:p>-0.83547</text:p>
          </table:table-cell>
          <table:table-cell office:value-type="float" office:value="-0.0021685234697999">
            <text:p>-0.00217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-0.8475049267494">
            <text:p>-0.84750</text:p>
          </table:table-cell>
          <table:table-cell office:value-type="float" office:value="-0.8500179038446">
            <text:p>-0.85002</text:p>
          </table:table-cell>
          <table:table-cell office:value-type="float" office:value="-0.00251297709519982">
            <text:p>-0.0025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-0.8583665574515">
            <text:p>-0.85837</text:p>
          </table:table-cell>
          <table:table-cell office:value-type="float" office:value="-0.8614192610915">
            <text:p>-0.86142</text:p>
          </table:table-cell>
          <table:table-cell office:value-type="float" office:value="-0.00305270363999988">
            <text:p>-0.0030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-0.8658406075017">
            <text:p>-0.86584</text:p>
          </table:table-cell>
          <table:table-cell office:value-type="float" office:value="-0.8695168568029">
            <text:p>-0.86952</text:p>
          </table:table-cell>
          <table:table-cell office:value-type="float" office:value="-0.00367624930120014">
            <text:p>-0.00368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-0.8698975802391">
            <text:p>-0.86990</text:p>
          </table:table-cell>
          <table:table-cell office:value-type="float" office:value="-0.874157170857">
            <text:p>-0.87416</text:p>
          </table:table-cell>
          <table:table-cell office:value-type="float" office:value="-0.00425959061789982">
            <text:p>-0.0042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-0.8705214646457">
            <text:p>-0.87052</text:p>
          </table:table-cell>
          <table:table-cell office:value-type="float" office:value="-0.8751847320718">
            <text:p>-0.87518</text:p>
          </table:table-cell>
          <table:table-cell office:value-type="float" office:value="-0.00466326742610002">
            <text:p>-0.0046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-0.8677097985347">
            <text:p>-0.86771</text:p>
          </table:table-cell>
          <table:table-cell office:value-type="float" office:value="-0.8701024917637">
            <text:p>-0.87010</text:p>
          </table:table-cell>
          <table:table-cell office:value-type="float" office:value="-0.00239269322899993">
            <text:p>-0.0023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-0.8614736782678">
            <text:p>-0.86147</text:p>
          </table:table-cell>
          <table:table-cell office:value-type="float" office:value="-0.8626993206349">
            <text:p>-0.86270</text:p>
          </table:table-cell>
          <table:table-cell office:value-type="float" office:value="-0.0012256423671001">
            <text:p>-0.00123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-0.8518377149627">
            <text:p>-0.85184</text:p>
          </table:table-cell>
          <table:table-cell office:value-type="float" office:value="-0.8528309230367">
            <text:p>-0.85283</text:p>
          </table:table-cell>
          <table:table-cell office:value-type="float" office:value="-0.000993208074000052">
            <text:p>-0.0009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0.8388399373643">
            <text:p>-0.83884</text:p>
          </table:table-cell>
          <table:table-cell office:value-type="float" office:value="-0.8397036293702">
            <text:p>-0.83970</text:p>
          </table:table-cell>
          <table:table-cell office:value-type="float" office:value="-0.000863692005899974">
            <text:p>-0.0008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-0.8225316417625">
            <text:p>-0.82253</text:p>
          </table:table-cell>
          <table:table-cell office:value-type="float" office:value="-0.823240379284">
            <text:p>-0.82324</text:p>
          </table:table-cell>
          <table:table-cell office:value-type="float" office:value="-0.000708737521499803">
            <text:p>-0.0007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-0.8029771895498">
            <text:p>-0.80298</text:p>
          </table:table-cell>
          <table:table-cell office:value-type="float" office:value="-0.8035406226619">
            <text:p>-0.80354</text:p>
          </table:table-cell>
          <table:table-cell office:value-type="float" office:value="-0.000563433112099943">
            <text:p>-0.00056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-0.7802537532152">
            <text:p>-0.78025</text:p>
          </table:table-cell>
          <table:table-cell office:value-type="float" office:value="-0.7809361017691">
            <text:p>-0.78094</text:p>
          </table:table-cell>
          <table:table-cell office:value-type="float" office:value="-0.000682348553899925">
            <text:p>-0.0006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-0.7544510117808">
            <text:p>-0.75445</text:p>
          </table:table-cell>
          <table:table-cell office:value-type="float" office:value="-0.7554384489511">
            <text:p>-0.75544</text:p>
          </table:table-cell>
          <table:table-cell office:value-type="float" office:value="-0.000987437170300032">
            <text:p>-0.0009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-0.7256707968787">
            <text:p>-0.72567</text:p>
          </table:table-cell>
          <table:table-cell office:value-type="float" office:value="-0.7269565325557">
            <text:p>-0.72696</text:p>
          </table:table-cell>
          <table:table-cell office:value-type="float" office:value="-0.00128573567700008">
            <text:p>-0.0012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-0.6940266908688">
            <text:p>-0.69403</text:p>
          </table:table-cell>
          <table:table-cell office:value-type="float" office:value="-0.6955913723043">
            <text:p>-0.69559</text:p>
          </table:table-cell>
          <table:table-cell office:value-type="float" office:value="-0.00156468143550015">
            <text:p>-0.00156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-0.6596435785807">
            <text:p>-0.65964</text:p>
          </table:table-cell>
          <table:table-cell office:value-type="float" office:value="-0.6614795999097">
            <text:p>-0.66148</text:p>
          </table:table-cell>
          <table:table-cell office:value-type="float" office:value="-0.00183602132900007">
            <text:p>-0.00184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-0.6226571544504">
            <text:p>-0.62266</text:p>
          </table:table-cell>
          <table:table-cell office:value-type="float" office:value="-0.6247050409931">
            <text:p>-0.62471</text:p>
          </table:table-cell>
          <table:table-cell office:value-type="float" office:value="-0.00204788654270005">
            <text:p>-0.00205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-0.5832133869964">
            <text:p>-0.58321</text:p>
          </table:table-cell>
          <table:table-cell office:value-type="float" office:value="-0.585338730645">
            <text:p>-0.58534</text:p>
          </table:table-cell>
          <table:table-cell office:value-type="float" office:value="-0.00212534364860006">
            <text:p>-0.00213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-0.5414679427489">
            <text:p>-0.54147</text:p>
          </table:table-cell>
          <table:table-cell office:value-type="float" office:value="-0.5435094920519">
            <text:p>-0.54351</text:p>
          </table:table-cell>
          <table:table-cell office:value-type="float" office:value="-0.00204154930299993">
            <text:p>-0.0020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-0.4975855719045">
            <text:p>-0.49759</text:p>
          </table:table-cell>
          <table:table-cell office:value-type="float" office:value="-0.4994183455037">
            <text:p>-0.49942</text:p>
          </table:table-cell>
          <table:table-cell office:value-type="float" office:value="-0.00183277359920003">
            <text:p>-0.00183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-0.451739458133">
            <text:p>-0.45174</text:p>
          </table:table-cell>
          <table:table-cell office:value-type="float" office:value="-0.4534358351165">
            <text:p>-0.45344</text:p>
          </table:table-cell>
          <table:table-cell office:value-type="float" office:value="-0.00169637698350006">
            <text:p>-0.0017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-0.4041105351004">
            <text:p>-0.40411</text:p>
          </table:table-cell>
          <table:table-cell office:value-type="float" office:value="-0.4046815817839">
            <text:p>-0.40468</text:p>
          </table:table-cell>
          <table:table-cell office:value-type="float" office:value="-0.000571046683499998">
            <text:p>-0.0005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0.3548867724063">
            <text:p>-0.35489</text:p>
          </table:table-cell>
          <table:table-cell office:value-type="float" office:value="-0.3546674571021">
            <text:p>-0.35467</text:p>
          </table:table-cell>
          <table:table-cell office:value-type="float" office:value="0.000219315304200052">
            <text:p>0.00022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-0.3042624337539">
            <text:p>-0.30426</text:p>
          </table:table-cell>
          <table:table-cell office:value-type="float" office:value="-0.3039239606104">
            <text:p>-0.30392</text:p>
          </table:table-cell>
          <table:table-cell office:value-type="float" office:value="0.00033847314349994">
            <text:p>0.0003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-0.2524373102797">
            <text:p>-0.25244</text:p>
          </table:table-cell>
          <table:table-cell office:value-type="float" office:value="-0.2517228728061">
            <text:p>-0.25172</text:p>
          </table:table-cell>
          <table:table-cell office:value-type="float" office:value="0.000714437473600005">
            <text:p>0.0007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-0.1996159320694">
            <text:p>-0.19962</text:p>
          </table:table-cell>
          <table:table-cell office:value-type="float" office:value="-0.198734883206">
            <text:p>-0.19873</text:p>
          </table:table-cell>
          <table:table-cell office:value-type="float" office:value="0.000881048863399986">
            <text:p>0.00088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-0.1460067609712">
            <text:p>-0.14601</text:p>
          </table:table-cell>
          <table:table-cell office:value-type="float" office:value="-0.1449789307134">
            <text:p>-0.14498</text:p>
          </table:table-cell>
          <table:table-cell office:value-type="float" office:value="0.00102783025779998">
            <text:p>0.00103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-0.0918213678915">
            <text:p>-0.09182</text:p>
          </table:table-cell>
          <table:table-cell office:value-type="float" office:value="-0.09074773172009">
            <text:p>-0.09075</text:p>
          </table:table-cell>
          <table:table-cell office:value-type="float" office:value="0.00107363617141">
            <text:p>0.00107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-0.03727359782195">
            <text:p>-0.03727</text:p>
          </table:table-cell>
          <table:table-cell office:value-type="float" office:value="-0.03583691408613">
            <text:p>-0.03584</text:p>
          </table:table-cell>
          <table:table-cell office:value-type="float" office:value="0.00143668373582">
            <text:p>0.0014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.01742127410951">
            <text:p>0.0174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0.07204739223109">
            <text:p>0.0720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number-columns-repeated="2" office:value-type="float" office:value="0.1263891722108">
            <text:p>0.1263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number-columns-repeated="2" office:value-type="float" office:value="0.1802321518696">
            <text:p>0.1802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number-columns-repeated="2" office:value-type="float" office:value="0.2333638375652">
            <text:p>0.2333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number-columns-repeated="2" office:value-type="float" office:value="0.2855745428077">
            <text:p>0.2855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number-columns-repeated="2" office:value-type="float" office:value="0.3366582157963">
            <text:p>0.336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number-columns-repeated="2" office:value-type="float" office:value="0.3864132526117">
            <text:p>0.3864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number-columns-repeated="2" office:value-type="float" office:value="0.4346432928545">
            <text:p>0.434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number-columns-repeated="2" office:value-type="float" office:value="0.48115799459">
            <text:p>0.4811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.525773785541">
            <text:p>0.5257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0.5683145875637">
            <text:p>0.5683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0.6086125115475">
            <text:p>0.6086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number-columns-repeated="2" office:value-type="float" office:value="0.6465085199969">
            <text:p>0.646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number-columns-repeated="2" office:value-type="float" office:value="0.6818530546794">
            <text:p>0.6818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number-columns-repeated="2" office:value-type="float" office:value="0.7145066268642">
            <text:p>0.714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number-columns-repeated="2" office:value-type="float" office:value="0.7443403678198">
            <text:p>0.7443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number-columns-repeated="2" office:value-type="float" office:value="0.7712365374003">
            <text:p>0.7712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number-columns-repeated="2" office:value-type="float" office:value="0.7950889887122">
            <text:p>0.7950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number-columns-repeated="2" office:value-type="float" office:value="0.8158035870273">
            <text:p>0.8158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0.8332985812896">
            <text:p>0.8333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number-columns-repeated="2" office:value-type="float" office:value="0.8475049267494">
            <text:p>0.8475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number-columns-repeated="2" office:value-type="float" office:value="0.8583665574515">
            <text:p>0.8583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0.8658406075017">
            <text:p>0.865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float" office:value="0.8698975802391">
            <text:p>0.8699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number-columns-repeated="2" office:value-type="float" office:value="0.8705214646457">
            <text:p>0.8705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number-columns-repeated="2" office:value-type="float" office:value="0.8677097985347">
            <text:p>0.8677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number-columns-repeated="2" office:value-type="float" office:value="0.8614736782678">
            <text:p>0.86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number-columns-repeated="2" office:value-type="float" office:value="0.8518377149627">
            <text:p>0.851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number-columns-repeated="2" office:value-type="float" office:value="0.8388399373643">
            <text:p>0.838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0.8225316417625">
            <text:p>0.8225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0.8029771895498">
            <text:p>0.80298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number-columns-repeated="2" office:value-type="float" office:value="0.7802537532152">
            <text:p>0.7802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number-columns-repeated="2" office:value-type="float" office:value="0.7544510117808">
            <text:p>0.7544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number-columns-repeated="2" office:value-type="float" office:value="0.7256707968787">
            <text:p>0.7256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number-columns-repeated="2" office:value-type="float" office:value="0.6940266908688">
            <text:p>0.6940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number-columns-repeated="2" office:value-type="float" office:value="0.6596435785807">
            <text:p>0.659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number-columns-repeated="2" office:value-type="float" office:value="0.6226571544504">
            <text:p>0.622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0.5832133869964">
            <text:p>0.5832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number-columns-repeated="2" office:value-type="float" office:value="0.5414679427489">
            <text:p>0.54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0.4975855719045">
            <text:p>0.4975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number-columns-repeated="2" office:value-type="float" office:value="0.451739458133">
            <text:p>0.4517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number-columns-repeated="2" office:value-type="float" office:value="0.4041105351004">
            <text:p>0.4041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number-columns-repeated="2" office:value-type="float" office:value="0.3548867724063">
            <text:p>0.3548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number-columns-repeated="2" office:value-type="float" office:value="0.3042624337539">
            <text:p>0.3042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0.2524373102797">
            <text:p>0.2524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number-columns-repeated="2" office:value-type="float" office:value="0.1996159320694">
            <text:p>0.1996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number-columns-repeated="2" office:value-type="float" office:value="0.1460067609712">
            <text:p>0.1460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number-columns-repeated="2" office:value-type="float" office:value="0.0918213678915">
            <text:p>0.0918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number-columns-repeated="2" office:value-type="float" office:value="0.03727359782195">
            <text:p>0.0372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-0.01742127410951">
            <text:p>-0.0174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number-columns-repeated="2" office:value-type="float" office:value="-0.07204739223109">
            <text:p>-0.0720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number-columns-repeated="2" office:value-type="float" office:value="-0.1263891722108">
            <text:p>-0.1263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float" office:value="-0.1802321518696">
            <text:p>-0.1802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number-columns-repeated="2" office:value-type="float" office:value="-0.2333638375652">
            <text:p>-0.2333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number-columns-repeated="2" office:value-type="float" office:value="-0.2855745428077">
            <text:p>-0.2855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number-columns-repeated="2" office:value-type="float" office:value="-0.3366582157963">
            <text:p>-0.336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number-columns-repeated="2" office:value-type="float" office:value="-0.3864132526117">
            <text:p>-0.3864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number-columns-repeated="2" office:value-type="float" office:value="-0.4346432928545">
            <text:p>-0.434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number-columns-repeated="2" office:value-type="float" office:value="-0.48115799459">
            <text:p>-0.4811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number-columns-repeated="2" office:value-type="float" office:value="-0.525773785541">
            <text:p>-0.5257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number-columns-repeated="2" office:value-type="float" office:value="-0.5683145875637">
            <text:p>-0.5683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number-columns-repeated="2" office:value-type="float" office:value="-0.6086125115475">
            <text:p>-0.6086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number-columns-repeated="2" office:value-type="float" office:value="-0.6465085199969">
            <text:p>-0.646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-0.6818530546794">
            <text:p>-0.6818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number-columns-repeated="2" office:value-type="float" office:value="-0.7145066268642">
            <text:p>-0.7145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number-columns-repeated="2" office:value-type="float" office:value="-0.7443403678198">
            <text:p>-0.7443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number-columns-repeated="2" office:value-type="float" office:value="-0.7712365374003">
            <text:p>-0.7712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number-columns-repeated="2" office:value-type="float" office:value="-0.7950889887122">
            <text:p>-0.7950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number-columns-repeated="2" office:value-type="float" office:value="-0.8158035870273">
            <text:p>-0.8158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-0.8332985812896">
            <text:p>-0.8333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number-columns-repeated="2" office:value-type="float" office:value="-0.8475049267494">
            <text:p>-0.8475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number-columns-repeated="2" office:value-type="float" office:value="-0.8583665574515">
            <text:p>-0.8583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number-columns-repeated="2" office:value-type="float" office:value="-0.8658406075017">
            <text:p>-0.865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number-columns-repeated="2" office:value-type="float" office:value="-0.8698975802391">
            <text:p>-0.86990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number-columns-repeated="2" office:value-type="float" office:value="-0.8705214646457">
            <text:p>-0.8705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number-columns-repeated="2" office:value-type="float" office:value="-0.8677097985347">
            <text:p>-0.8677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number-columns-repeated="2" office:value-type="float" office:value="-0.8614736782678">
            <text:p>-0.86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number-columns-repeated="2" office:value-type="float" office:value="-0.8518377149627">
            <text:p>-0.851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number-columns-repeated="2" office:value-type="float" office:value="-0.8388399373643">
            <text:p>-0.8388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-0.8225316417625">
            <text:p>-0.8225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number-columns-repeated="2" office:value-type="float" office:value="-0.8029771895498">
            <text:p>-0.80298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-0.7802537532152">
            <text:p>-0.7802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-0.7544510117808">
            <text:p>-0.75445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number-columns-repeated="2" office:value-type="float" office:value="-0.7256707968787">
            <text:p>-0.7256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number-columns-repeated="2" office:value-type="float" office:value="-0.6940266908688">
            <text:p>-0.69403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number-columns-repeated="2" office:value-type="float" office:value="-0.6596435785807">
            <text:p>-0.6596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number-columns-repeated="2" office:value-type="float" office:value="-0.6226571544504">
            <text:p>-0.6226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number-columns-repeated="2" office:value-type="float" office:value="-0.5832133869964">
            <text:p>-0.5832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-0.5414679427489">
            <text:p>-0.54147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-0.4975855719045">
            <text:p>-0.4975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number-columns-repeated="2" office:value-type="float" office:value="-0.451739458133">
            <text:p>-0.4517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number-columns-repeated="2" office:value-type="float" office:value="-0.4041105351004">
            <text:p>-0.4041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number-columns-repeated="2" office:value-type="float" office:value="-0.3548867724063">
            <text:p>-0.35489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number-columns-repeated="2" office:value-type="float" office:value="-0.3042624337539">
            <text:p>-0.30426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-0.2524373102797">
            <text:p>-0.25244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number-columns-repeated="2" office:value-type="float" office:value="-0.1996159320694">
            <text:p>-0.1996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number-columns-repeated="2" office:value-type="float" office:value="-0.1460067609712">
            <text:p>-0.14601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number-columns-repeated="2" office:value-type="float" office:value="-0.0918213678915">
            <text:p>-0.09182</text:p>
          </table:table-cell>
          <table:table-cell office:value-type="float" office:value="0">
            <text:p>0.0000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number-columns-repeated="2" office:value-type="float" office:value="-0.03727359782195">
            <text:p>-0.03727</text:p>
          </table:table-cell>
          <table:table-cell office:value-type="float" office:value="0">
            <text:p>0.00000</text:p>
          </table:table-cell>
        </table:table-row>
        <table:table-row table:style-name="ro1" table:number-rows-repeated="1047574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03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3T03:37:00</dc:date>
    <dc:creator>Miguel Palhas</dc:creator>
    <meta:generator>OpenOffice.org/3.2$Unix OpenOffice.org_project/320m19$Build-9505</meta:generator>
    <meta:editing-duration>PT00H11M16S</meta:editing-duration>
    <meta:editing-cycles>1</meta:editing-cycles>
    <meta:document-statistic meta:table-count="1" meta:cell-count="7002" meta:object-count="0"/>
  </office:meta>
</office:document-meta>
</file>